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 style:parent-style-name="Standard"/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font-name="Arial" style:font-name-asian="Arial" style:font-name-complex="Arial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>
      <style:text-properties fo:color="#1155cc" style:text-underline-style="solid" style:text-underline-color="font-color"/>
    </style:style>
    <style:style style:name="T14_21" style:family="text"/>
    <style:style style:name="T14_22" style:family="text">
      <style:text-properties fo:color="#1155cc" style:text-underline-style="solid" style:text-underline-color="font-color"/>
    </style:style>
    <style:style style:name="T14_23" style:family="text"/>
    <style:style style:name="T14_24" style:family="text">
      <style:text-properties fo:color="#1155cc" style:text-underline-style="solid" style:text-underline-color="font-color"/>
    </style:style>
    <style:style style:name="T14_25" style:family="text"/>
    <style:style style:name="T14_26" style:family="text">
      <style:text-properties fo:color="#1155cc" style:text-underline-style="solid" style:text-underline-color="font-color"/>
    </style:style>
    <style:style style:name="T14_27" style:family="text"/>
    <style:style style:name="T14_28" style:family="text">
      <style:text-properties fo:color="#1155cc" style:text-underline-style="solid" style:text-underline-color="font-color"/>
    </style:style>
    <style:style style:name="T14_29" style:family="text"/>
    <style:style style:name="T14_30" style:family="text">
      <style:text-properties fo:color="#1155cc" style:text-underline-style="solid" style:text-underline-color="font-color"/>
    </style:style>
    <style:style style:name="T14_31" style:family="text"/>
    <style:style style:name="T14_32" style:family="text">
      <style:text-properties fo:color="#1155cc" style:text-underline-style="solid" style:text-underline-color="font-color"/>
    </style:style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>
      <style:text-properties fo:color="#1155cc" style:text-underline-style="solid" style:text-underline-color="font-color"/>
    </style:style>
    <style:style style:name="T16_79" style:family="text"/>
    <style:style style:name="P17" style:family="paragraph" style:parent-style-name="Standard">
      <style:paragraph-properties fo:text-align="justify" fo:break-before="auto" fo:line-height="115%" style:writing-mode="lr-tb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T23_7" style:family="text"/>
    <style:style style:name="T23_8" style:family="text">
      <style:text-properties fo:color="#1155cc" style:text-underline-style="solid" style:text-underline-color="font-color"/>
    </style:style>
    <style:style style:name="T23_9" style:family="text"/>
    <style:style style:name="T23_10" style:family="text">
      <style:text-properties fo:color="#1155cc" style:text-underline-style="solid" style:text-underline-color="font-color"/>
    </style:style>
    <style:style style:name="T23_11" style:family="text"/>
    <style:style style:name="T23_12" style:family="text">
      <style:text-properties fo:color="#1155cc" style:text-underline-style="solid" style:text-underline-color="font-color"/>
    </style:style>
    <style:style style:name="T23_13" style:family="text"/>
    <style:style style:name="T23_14" style:family="text">
      <style:text-properties fo:color="#1155cc" style:text-underline-style="solid" style:text-underline-color="font-color"/>
    </style:style>
    <style:style style:name="T23_15" style:family="text"/>
    <style:style style:name="T23_16" style:family="text">
      <style:text-properties fo:color="#1155cc" style:text-underline-style="solid" style:text-underline-color="font-color"/>
    </style:style>
    <style:style style:name="T23_17" style:family="text"/>
    <style:style style:name="T23_18" style:family="text">
      <style:text-properties fo:color="#1155cc" style:text-underline-style="solid" style:text-underline-color="font-color"/>
    </style:style>
    <style:style style:name="T23_19" style:family="text"/>
    <style:style style:name="T23_20" style:family="text">
      <style:text-properties fo:color="#1155cc" style:text-underline-style="solid" style:text-underline-color="font-color"/>
    </style:style>
    <style:style style:name="T23_21" style:family="text"/>
    <style:style style:name="T23_22" style:family="text">
      <style:text-properties fo:color="#1155cc" style:text-underline-style="solid" style:text-underline-color="font-color"/>
    </style:style>
    <style:style style:name="T23_23" style:family="text"/>
    <style:style style:name="T23_24" style:family="text">
      <style:text-properties fo:color="#1155cc" style:text-underline-style="solid" style:text-underline-color="font-color"/>
    </style:style>
    <style:style style:name="T23_25" style:family="text"/>
    <style:style style:name="T23_26" style:family="text">
      <style:text-properties fo:color="#1155cc" style:text-underline-style="solid" style:text-underline-color="font-color"/>
    </style:style>
    <style:style style:name="T23_27" style:family="text"/>
    <style:style style:name="T23_28" style:family="text">
      <style:text-properties fo:color="#1155cc" style:text-underline-style="solid" style:text-underline-color="font-color"/>
    </style:style>
    <style:style style:name="T23_29" style:family="text"/>
    <style:style style:name="T23_30" style:family="text">
      <style:text-properties fo:color="#1155cc" style:text-underline-style="solid" style:text-underline-color="font-color"/>
    </style:style>
    <style:style style:name="T23_31" style:family="text"/>
    <style:style style:name="T23_32" style:family="text">
      <style:text-properties fo:color="#1155cc" style:text-underline-style="solid" style:text-underline-color="font-color"/>
    </style:style>
    <style:style style:name="T23_33" style:family="text"/>
    <style:style style:name="T23_34" style:family="text">
      <style:text-properties fo:color="#1155cc" style:text-underline-style="solid" style:text-underline-color="font-color"/>
    </style:style>
    <style:style style:name="T23_35" style:family="text"/>
    <style:style style:name="T23_36" style:family="text">
      <style:text-properties fo:color="#1155cc" style:text-underline-style="solid" style:text-underline-color="font-color"/>
    </style:style>
    <style:style style:name="T23_37" style:family="text"/>
    <style:style style:name="T23_38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P37" style:family="paragraph" style:parent-style-name="Standard">
      <style:paragraph-properties fo:text-align="justify"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T38_19" style:family="text"/>
    <style:style style:name="T38_20" style:family="text">
      <style:text-properties fo:color="#1155cc" style:text-underline-style="solid" style:text-underline-color="font-color"/>
    </style:style>
    <style:style style:name="T38_21" style:family="text"/>
    <style:style style:name="T38_22" style:family="text">
      <style:text-properties fo:color="#1155cc" style:text-underline-style="solid" style:text-underline-color="font-color"/>
    </style:style>
    <style:style style:name="T38_23" style:family="text"/>
    <style:style style:name="T38_24" style:family="text">
      <style:text-properties fo:color="#1155cc" style:text-underline-style="solid" style:text-underline-color="font-color"/>
    </style:style>
    <style:style style:name="T38_25" style:family="text"/>
    <style:style style:name="T38_26" style:family="text">
      <style:text-properties fo:color="#1155cc" style:text-underline-style="solid" style:text-underline-color="font-color"/>
    </style:style>
    <style:style style:name="T38_27" style:family="text"/>
    <style:style style:name="T38_28" style:family="text">
      <style:text-properties fo:color="#1155cc" style:text-underline-style="solid" style:text-underline-color="font-color"/>
    </style:style>
    <style:style style:name="T38_29" style:family="text"/>
    <style:style style:name="T38_30" style:family="text">
      <style:text-properties fo:color="#1155cc" style:text-underline-style="solid" style:text-underline-color="font-color"/>
    </style:style>
    <style:style style:name="T38_31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T40_103" style:family="text"/>
    <style:style style:name="T40_104" style:family="text"/>
    <style:style style:name="T40_105" style:family="text"/>
    <style:style style:name="T40_106" style:family="text"/>
    <style:style style:name="T40_107" style:family="text"/>
    <style:style style:name="T40_108" style:family="text"/>
    <style:style style:name="T40_109" style:family="text"/>
    <style:style style:name="T40_110" style:family="text"/>
    <style:style style:name="T40_111" style:family="text"/>
    <style:style style:name="T40_112" style:family="text"/>
    <style:style style:name="T40_113" style:family="text"/>
    <style:style style:name="T40_114" style:family="text"/>
    <style:style style:name="T40_115" style:family="text"/>
    <style:style style:name="T40_116" style:family="text"/>
    <style:style style:name="T40_117" style:family="text"/>
    <style:style style:name="T40_118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T48_7" style:family="text"/>
    <style:style style:name="T48_8" style:family="text">
      <style:text-properties fo:color="#1155cc" style:text-underline-style="solid" style:text-underline-color="font-color"/>
    </style:style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T53_3" style:family="text"/>
    <style:style style:name="T53_4" style:family="text">
      <style:text-properties fo:color="#1155cc" style:text-underline-style="solid" style:text-underline-color="font-color"/>
    </style:style>
    <style:style style:name="T53_5" style:family="text"/>
    <style:style style:name="T53_6" style:family="text">
      <style:text-properties fo:color="#1155cc" style:text-underline-style="solid" style:text-underline-color="font-color"/>
    </style:style>
    <style:style style:name="T53_7" style:family="text"/>
    <style:style style:name="T53_8" style:family="text">
      <style:text-properties fo:color="#1155cc" style:text-underline-style="solid" style:text-underline-color="font-color"/>
    </style:style>
    <style:style style:name="T53_9" style:family="text"/>
    <style:style style:name="T53_10" style:family="text">
      <style:text-properties fo:color="#1155cc" style:text-underline-style="solid" style:text-underline-color="font-color"/>
    </style:style>
    <style:style style:name="T53_11" style:family="text"/>
    <style:style style:name="T53_12" style:family="text">
      <style:text-properties fo:color="#1155cc" style:text-underline-style="solid" style:text-underline-color="font-color"/>
    </style:style>
    <style:style style:name="T53_13" style:family="text"/>
    <style:style style:name="T53_14" style:family="text">
      <style:text-properties fo:color="#1155cc" style:text-underline-style="solid" style:text-underline-color="font-color"/>
    </style:style>
    <style:style style:name="T53_15" style:family="text"/>
    <style:style style:name="T53_16" style:family="text">
      <style:text-properties fo:color="#1155cc" style:text-underline-style="solid" style:text-underline-color="font-color"/>
    </style:style>
    <style:style style:name="T53_17" style:family="text"/>
    <style:style style:name="T53_18" style:family="text">
      <style:text-properties fo:color="#1155cc" style:text-underline-style="solid" style:text-underline-color="font-color"/>
    </style:style>
    <style:style style:name="T53_19" style:family="text"/>
    <style:style style:name="T53_20" style:family="text">
      <style:text-properties fo:color="#1155cc" style:text-underline-style="solid" style:text-underline-color="font-color"/>
    </style:style>
    <style:style style:name="T53_21" style:family="text"/>
    <style:style style:name="T53_22" style:family="text">
      <style:text-properties fo:color="#1155cc" style:text-underline-style="solid" style:text-underline-color="font-color"/>
    </style:style>
    <style:style style:name="T53_23" style:family="text"/>
    <style:style style:name="T53_24" style:family="text">
      <style:text-properties fo:color="#1155cc" style:text-underline-style="solid" style:text-underline-color="font-color"/>
    </style:style>
    <style:style style:name="T53_25" style:family="text"/>
    <style:style style:name="T53_26" style:family="text">
      <style:text-properties fo:color="#1155cc" style:text-underline-style="solid" style:text-underline-color="font-color"/>
    </style:style>
    <style:style style:name="T53_27" style:family="text"/>
    <style:style style:name="T53_28" style:family="text">
      <style:text-properties fo:color="#1155cc" style:text-underline-style="solid" style:text-underline-color="font-color"/>
    </style:style>
    <style:style style:name="T53_29" style:family="text"/>
    <style:style style:name="T53_30" style:family="text">
      <style:text-properties fo:color="#1155cc" style:text-underline-style="solid" style:text-underline-color="font-color"/>
    </style:style>
    <style:style style:name="T53_31" style:family="text"/>
    <style:style style:name="T53_32" style:family="text">
      <style:text-properties fo:color="#1155cc" style:text-underline-style="solid" style:text-underline-color="font-color"/>
    </style:style>
    <style:style style:name="T53_33" style:family="text"/>
    <style:style style:name="T53_34" style:family="text">
      <style:text-properties fo:color="#1155cc" style:text-underline-style="solid" style:text-underline-color="font-color"/>
    </style:style>
    <style:style style:name="T53_35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P57" style:family="paragraph" style:parent-style-name="Standard">
      <style:paragraph-properties fo:text-align="justify"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text-align="justify" fo:break-before="auto" fo:line-height="115%" style:writing-mode="lr-tb"/>
    </style:style>
    <style:style style:name="T63_1" style:family="text"/>
    <style:style style:name="T63_2" style:family="text">
      <style:text-properties fo:color="#1155cc" style:text-underline-style="solid" style:text-underline-color="font-color"/>
    </style:style>
    <style:style style:name="T63_3" style:family="text"/>
    <style:style style:name="T63_4" style:family="text">
      <style:text-properties fo:color="#1155cc" style:text-underline-style="solid" style:text-underline-color="font-color"/>
    </style:style>
    <style:style style:name="T63_5" style:family="text"/>
    <style:style style:name="T63_6" style:family="text">
      <style:text-properties fo:color="#1155cc" style:text-underline-style="solid" style:text-underline-color="font-color"/>
    </style:style>
    <style:style style:name="T63_7" style:family="text"/>
    <style:style style:name="T63_8" style:family="text">
      <style:text-properties fo:color="#1155cc" style:text-underline-style="solid" style:text-underline-color="font-color"/>
    </style:style>
    <style:style style:name="T63_9" style:family="text"/>
    <style:style style:name="T63_10" style:family="text">
      <style:text-properties fo:color="#1155cc" style:text-underline-style="solid" style:text-underline-color="font-color"/>
    </style:style>
    <style:style style:name="T63_11" style:family="text"/>
    <style:style style:name="T63_12" style:family="text">
      <style:text-properties fo:color="#1155cc" style:text-underline-style="solid" style:text-underline-color="font-color"/>
    </style:style>
    <style:style style:name="T63_13" style:family="text"/>
    <style:style style:name="T63_14" style:family="text">
      <style:text-properties fo:color="#1155cc" style:text-underline-style="solid" style:text-underline-color="font-color"/>
    </style:style>
    <style:style style:name="T63_15" style:family="text"/>
    <style:style style:name="T63_16" style:family="text">
      <style:text-properties fo:color="#1155cc" style:text-underline-style="solid" style:text-underline-color="font-color"/>
    </style:style>
    <style:style style:name="T63_17" style:family="text"/>
    <style:style style:name="T63_18" style:family="text">
      <style:text-properties fo:color="#1155cc" style:text-underline-style="solid" style:text-underline-color="font-color"/>
    </style:style>
    <style:style style:name="T63_19" style:family="text"/>
    <style:style style:name="T63_20" style:family="text">
      <style:text-properties fo:color="#1155cc" style:text-underline-style="solid" style:text-underline-color="font-color"/>
    </style:style>
    <style:style style:name="T63_21" style:family="text"/>
    <style:style style:name="T63_22" style:family="text">
      <style:text-properties fo:color="#1155cc" style:text-underline-style="solid" style:text-underline-color="font-color"/>
    </style:style>
    <style:style style:name="T63_23" style:family="text"/>
    <style:style style:name="T63_24" style:family="text">
      <style:text-properties fo:color="#1155cc" style:text-underline-style="solid" style:text-underline-color="font-color"/>
    </style:style>
    <style:style style:name="T63_25" style:family="text"/>
    <style:style style:name="T63_26" style:family="text">
      <style:text-properties fo:color="#1155cc" style:text-underline-style="solid" style:text-underline-color="font-color"/>
    </style:style>
    <style:style style:name="T63_27" style:family="text"/>
    <style:style style:name="T63_28" style:family="text">
      <style:text-properties fo:color="#1155cc" style:text-underline-style="solid" style:text-underline-color="font-color"/>
    </style:style>
    <style:style style:name="T63_29" style:family="text"/>
    <style:style style:name="T63_30" style:family="text">
      <style:text-properties fo:color="#1155cc" style:text-underline-style="solid" style:text-underline-color="font-color"/>
    </style:style>
    <style:style style:name="T63_31" style:family="text"/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/>
    <style:style style:name="T68_2" style:family="text">
      <style:text-properties fo:color="#1155cc" style:text-underline-style="solid" style:text-underline-color="font-color"/>
    </style:style>
    <style:style style:name="T68_3" style:family="text"/>
    <style:style style:name="T68_4" style:family="text">
      <style:text-properties fo:color="#1155cc" style:text-underline-style="solid" style:text-underline-color="font-color"/>
    </style:style>
    <style:style style:name="T68_5" style:family="text"/>
    <style:style style:name="T68_6" style:family="text">
      <style:text-properties fo:color="#1155cc" style:text-underline-style="solid" style:text-underline-color="font-color"/>
    </style:style>
    <style:style style:name="T68_7" style:family="text"/>
    <style:style style:name="T68_8" style:family="text">
      <style:text-properties fo:color="#1155cc" style:text-underline-style="solid" style:text-underline-color="font-color"/>
    </style:style>
    <style:style style:name="T68_9" style:family="text"/>
    <style:style style:name="T68_10" style:family="text">
      <style:text-properties fo:color="#1155cc" style:text-underline-style="solid" style:text-underline-color="font-color"/>
    </style:style>
    <style:style style:name="T68_11" style:family="text"/>
    <style:style style:name="T68_12" style:family="text">
      <style:text-properties fo:color="#1155cc" style:text-underline-style="solid" style:text-underline-color="font-color"/>
    </style:style>
    <style:style style:name="T68_13" style:family="text"/>
    <style:style style:name="T68_14" style:family="text">
      <style:text-properties fo:color="#1155cc" style:text-underline-style="solid" style:text-underline-color="font-color"/>
    </style:style>
    <style:style style:name="T68_15" style:family="text"/>
    <style:style style:name="T68_16" style:family="text">
      <style:text-properties fo:color="#1155cc" style:text-underline-style="solid" style:text-underline-color="font-color"/>
    </style:style>
    <style:style style:name="T68_17" style:family="text"/>
    <style:style style:name="T68_18" style:family="text">
      <style:text-properties fo:color="#1155cc" style:text-underline-style="solid" style:text-underline-color="font-color"/>
    </style:style>
    <style:style style:name="T68_19" style:family="text"/>
    <style:style style:name="T68_20" style:family="text">
      <style:text-properties fo:color="#1155cc" style:text-underline-style="solid" style:text-underline-color="font-color"/>
    </style:style>
    <style:style style:name="T68_21" style:family="text"/>
    <style:style style:name="T68_22" style:family="text">
      <style:text-properties fo:color="#1155cc" style:text-underline-style="solid" style:text-underline-color="font-color"/>
    </style:style>
    <style:style style:name="T68_23" style:family="text"/>
    <style:style style:name="T68_24" style:family="text">
      <style:text-properties fo:color="#1155cc" style:text-underline-style="solid" style:text-underline-color="font-color"/>
    </style:style>
    <style:style style:name="T68_25" style:family="text"/>
    <style:style style:name="T68_26" style:family="text">
      <style:text-properties fo:color="#1155cc" style:text-underline-style="solid" style:text-underline-color="font-color"/>
    </style:style>
    <style:style style:name="T68_27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P71" style:family="paragraph" style:parent-style-name="Standard">
      <style:paragraph-properties fo:text-align="justify" fo:break-before="auto" fo:line-height="115%" style:writing-mode="lr-tb"/>
    </style:style>
    <style:style style:name="P72" style:family="paragraph" style:parent-style-name="Standard">
      <style:paragraph-properties fo:text-align="justify"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P73" style:family="paragraph" style:parent-style-name="Standard">
      <style:paragraph-properties fo:text-align="justify" fo:break-before="auto" fo:line-height="115%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T73_25" style:family="text"/>
    <style:style style:name="T73_26" style:family="text">
      <style:text-properties fo:color="#1155cc" style:text-underline-style="solid" style:text-underline-color="font-color"/>
    </style:style>
    <style:style style:name="T73_27" style:family="text"/>
    <style:style style:name="T73_28" style:family="text">
      <style:text-properties fo:color="#1155cc" style:text-underline-style="solid" style:text-underline-color="font-color"/>
    </style:style>
    <style:style style:name="T73_29" style:family="text"/>
    <style:style style:name="T73_30" style:family="text">
      <style:text-properties fo:color="#1155cc" style:text-underline-style="solid" style:text-underline-color="font-color"/>
    </style:style>
    <style:style style:name="T73_31" style:family="text"/>
    <style:style style:name="T73_32" style:family="text">
      <style:text-properties fo:color="#1155cc" style:text-underline-style="solid" style:text-underline-color="font-color"/>
    </style:style>
    <style:style style:name="T73_33" style:family="text"/>
    <style:style style:name="T73_34" style:family="text">
      <style:text-properties fo:color="#1155cc" style:text-underline-style="solid" style:text-underline-color="font-color"/>
    </style:style>
    <style:style style:name="T73_35" style:family="text"/>
    <style:style style:name="P74" style:family="paragraph" style:parent-style-name="Standard">
      <style:paragraph-properties fo:text-align="justify"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P78" style:family="paragraph" style:parent-style-name="Standard">
      <style:paragraph-properties fo:text-align="justify" fo:break-before="auto" fo:line-height="115%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>
      <style:text-properties fo:color="#1155cc" style:text-underline-style="solid" style:text-underline-color="font-color"/>
    </style:style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>
      <style:text-properties fo:color="#1155cc" style:text-underline-style="solid" style:text-underline-color="font-color"/>
    </style:style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>
      <style:text-properties fo:color="#1155cc" style:text-underline-style="solid" style:text-underline-color="font-color"/>
    </style:style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T78_15" style:family="text"/>
    <style:style style:name="T78_16" style:family="text">
      <style:text-properties fo:color="#1155cc" style:text-underline-style="solid" style:text-underline-color="font-color"/>
    </style:style>
    <style:style style:name="T78_17" style:family="text"/>
    <style:style style:name="T78_18" style:family="text">
      <style:text-properties fo:color="#1155cc" style:text-underline-style="solid" style:text-underline-color="font-color"/>
    </style:style>
    <style:style style:name="T78_19" style:family="text"/>
    <style:style style:name="T78_20" style:family="text">
      <style:text-properties fo:color="#1155cc" style:text-underline-style="solid" style:text-underline-color="font-color"/>
    </style:style>
    <style:style style:name="T78_21" style:family="text"/>
    <style:style style:name="T78_22" style:family="text">
      <style:text-properties fo:color="#1155cc" style:text-underline-style="solid" style:text-underline-color="font-color"/>
    </style:style>
    <style:style style:name="T78_23" style:family="text"/>
    <style:style style:name="T78_24" style:family="text">
      <style:text-properties fo:color="#1155cc" style:text-underline-style="solid" style:text-underline-color="font-color"/>
    </style:style>
    <style:style style:name="T78_25" style:family="text"/>
    <style:style style:name="T78_26" style:family="text">
      <style:text-properties fo:color="#1155cc" style:text-underline-style="solid" style:text-underline-color="font-color"/>
    </style:style>
    <style:style style:name="T78_27" style:family="text"/>
    <style:style style:name="T78_28" style:family="text">
      <style:text-properties fo:color="#1155cc" style:text-underline-style="solid" style:text-underline-color="font-color"/>
    </style:style>
    <style:style style:name="T78_29" style:family="text"/>
    <style:style style:name="T78_30" style:family="text">
      <style:text-properties fo:color="#1155cc" style:text-underline-style="solid" style:text-underline-color="font-color"/>
    </style:style>
    <style:style style:name="T78_31" style:family="text"/>
    <style:style style:name="P79" style:family="paragraph" style:parent-style-name="Standard">
      <style:paragraph-properties fo:text-align="justify"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text-align="justify"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P81" style:family="paragraph" style:parent-style-name="Standard">
      <style:paragraph-properties fo:text-align="justify" fo:break-before="auto" fo:line-height="115%" style:writing-mode="lr-tb"/>
    </style:style>
    <style:style style:name="P82" style:family="paragraph" style:parent-style-name="Standard">
      <style:paragraph-properties fo:text-align="justify"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P83" style:family="paragraph" style:parent-style-name="Standard">
      <style:paragraph-properties fo:text-align="justify" fo:break-before="auto" fo:line-height="115%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1155cc" style:text-underline-style="solid" style:text-underline-color="font-color"/>
    </style:style>
    <style:style style:name="T83_19" style:family="text"/>
    <style:style style:name="T83_20" style:family="text">
      <style:text-properties fo:color="#1155cc" style:text-underline-style="solid" style:text-underline-color="font-color"/>
    </style:style>
    <style:style style:name="T83_21" style:family="text"/>
    <style:style style:name="T83_22" style:family="text">
      <style:text-properties fo:color="#1155cc" style:text-underline-style="solid" style:text-underline-color="font-color"/>
    </style:style>
    <style:style style:name="T83_23" style:family="text"/>
    <style:style style:name="T83_24" style:family="text">
      <style:text-properties fo:color="#1155cc" style:text-underline-style="solid" style:text-underline-color="font-color"/>
    </style:style>
    <style:style style:name="T83_25" style:family="text"/>
    <style:style style:name="T83_26" style:family="text">
      <style:text-properties fo:color="#1155cc" style:text-underline-style="solid" style:text-underline-color="font-color"/>
    </style:style>
    <style:style style:name="T83_27" style:family="text"/>
    <style:style style:name="T83_28" style:family="text">
      <style:text-properties fo:color="#1155cc" style:text-underline-style="solid" style:text-underline-color="font-color"/>
    </style:style>
    <style:style style:name="T83_29" style:family="text"/>
    <style:style style:name="T83_30" style:family="text">
      <style:text-properties fo:color="#1155cc" style:text-underline-style="solid" style:text-underline-color="font-color"/>
    </style:style>
    <style:style style:name="T83_31" style:family="text"/>
    <style:style style:name="P84" style:family="paragraph" style:parent-style-name="Standard">
      <style:paragraph-properties fo:text-align="justify"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8pt" style:font-size-asian="18pt" style:font-size-complex="18pt"/>
    </style:style>
    <style:style style:name="T88_2" style:family="text">
      <style:text-properties fo:font-size="18pt" style:font-size-asian="18pt" style:font-size-complex="18pt"/>
    </style:style>
    <style:style style:name="T88_3" style:family="text">
      <style:text-properties fo:font-size="18pt" style:font-size-asian="18pt" style:font-size-complex="18pt"/>
    </style:style>
    <style:style style:name="T88_4" style:family="text">
      <style:text-properties fo:font-size="18pt" style:font-size-asian="18pt" style:font-size-complex="18pt"/>
    </style:style>
    <style:style style:name="T88_5" style:family="text">
      <style:text-properties fo:font-size="18pt" style:font-size-asian="18pt" style:font-size-complex="18pt"/>
    </style:style>
    <style:style style:name="T88_6" style:family="text">
      <style:text-properties fo:font-size="18pt" style:font-size-asian="18pt" style:font-size-complex="18pt"/>
    </style:style>
    <style:style style:name="T88_7" style:family="text">
      <style:text-properties fo:font-size="18pt" style:font-size-asian="18pt" style:font-size-complex="18pt"/>
    </style:style>
    <style:style style:name="T88_8" style:family="text">
      <style:text-properties fo:font-size="18pt" style:font-size-asian="18pt" style:font-size-complex="18pt"/>
    </style:style>
    <style:style style:name="T88_9" style:family="text">
      <style:text-properties fo:font-size="18pt" style:font-size-asian="18pt" style:font-size-complex="18pt"/>
    </style:style>
    <style:style style:name="T88_10" style:family="text">
      <style:text-properties fo:font-size="18pt" style:font-size-asian="18pt" style:font-size-complex="18pt"/>
    </style:style>
    <style:style style:name="T88_11" style:family="text">
      <style:text-properties fo:font-size="18pt" style:font-size-asian="18pt" style:font-size-complex="18pt"/>
    </style:style>
    <style:style style:name="T88_12" style:family="text">
      <style:text-properties fo:font-size="18pt" style:font-size-asian="18pt" style:font-size-complex="18pt"/>
    </style:style>
    <style:style style:name="T88_13" style:family="text">
      <style:text-properties fo:font-size="18pt" style:font-size-asian="18pt" style:font-size-complex="18pt"/>
    </style:style>
    <style:style style:name="T88_14" style:family="text">
      <style:text-properties fo:font-size="18pt" style:font-size-asian="18pt" style:font-size-complex="18pt"/>
    </style:style>
    <style:style style:name="T88_15" style:family="text">
      <style:text-properties fo:font-size="18pt" style:font-size-asian="18pt" style:font-size-complex="18pt"/>
    </style:style>
    <style:style style:name="T88_16" style:family="text">
      <style:text-properties fo:font-size="18pt" style:font-size-asian="18pt" style:font-size-complex="18pt"/>
    </style:style>
    <style:style style:name="T88_17" style:family="text">
      <style:text-properties fo:font-size="18pt" style:font-size-asian="18pt" style:font-size-complex="18pt"/>
    </style:style>
    <style:style style:name="T88_18" style:family="text">
      <style:text-properties fo:font-size="18pt" style:font-size-asian="18pt" style:font-size-complex="18pt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T90_13" style:family="text"/>
    <style:style style:name="T90_14" style:family="text">
      <style:text-properties fo:color="#1155cc" style:text-underline-style="solid" style:text-underline-color="font-color"/>
    </style:style>
    <style:style style:name="T90_15" style:family="text"/>
    <style:style style:name="T90_16" style:family="text">
      <style:text-properties fo:color="#1155cc" style:text-underline-style="solid" style:text-underline-color="font-color"/>
    </style:style>
    <style:style style:name="T90_17" style:family="text"/>
    <style:style style:name="T90_18" style:family="text">
      <style:text-properties fo:color="#1155cc" style:text-underline-style="solid" style:text-underline-color="font-color"/>
    </style:style>
    <style:style style:name="T90_19" style:family="text"/>
    <style:style style:name="T90_20" style:family="text">
      <style:text-properties fo:color="#1155cc" style:text-underline-style="solid" style:text-underline-color="font-color"/>
    </style:style>
    <style:style style:name="T90_21" style:family="text"/>
    <style:style style:name="T90_22" style:family="text">
      <style:text-properties fo:color="#1155cc" style:text-underline-style="solid" style:text-underline-color="font-color"/>
    </style:style>
    <style:style style:name="T90_23" style:family="text"/>
    <style:style style:name="T90_24" style:family="text">
      <style:text-properties fo:color="#1155cc" style:text-underline-style="solid" style:text-underline-color="font-color"/>
    </style:style>
    <style:style style:name="T90_25" style:family="text"/>
    <style:style style:name="T90_26" style:family="text">
      <style:text-properties fo:color="#1155cc" style:text-underline-style="solid" style:text-underline-color="font-color"/>
    </style:style>
    <style:style style:name="T90_27" style:family="text"/>
    <style:style style:name="T90_28" style:family="text">
      <style:text-properties fo:color="#1155cc" style:text-underline-style="solid" style:text-underline-color="font-color"/>
    </style:style>
    <style:style style:name="T90_29" style:family="text"/>
    <style:style style:name="T90_30" style:family="text">
      <style:text-properties fo:color="#1155cc" style:text-underline-style="solid" style:text-underline-color="font-color"/>
    </style:style>
    <style:style style:name="T90_31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>
      <style:text-properties fo:color="#1155cc" style:text-underline-style="solid" style:text-underline-color="font-color"/>
    </style:style>
    <style:style style:name="T95_3" style:family="text"/>
    <style:style style:name="T95_4" style:family="text">
      <style:text-properties fo:color="#1155cc" style:text-underline-style="solid" style:text-underline-color="font-color"/>
    </style:style>
    <style:style style:name="T95_5" style:family="text"/>
    <style:style style:name="T95_6" style:family="text">
      <style:text-properties fo:color="#1155cc" style:text-underline-style="solid" style:text-underline-color="font-color"/>
    </style:style>
    <style:style style:name="T95_7" style:family="text"/>
    <style:style style:name="T95_8" style:family="text">
      <style:text-properties fo:color="#1155cc" style:text-underline-style="solid" style:text-underline-color="font-color"/>
    </style:style>
    <style:style style:name="T95_9" style:family="text"/>
    <style:style style:name="T95_10" style:family="text">
      <style:text-properties fo:color="#1155cc" style:text-underline-style="solid" style:text-underline-color="font-color"/>
    </style:style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T95_19" style:family="text"/>
    <style:style style:name="T95_20" style:family="text">
      <style:text-properties fo:color="#1155cc" style:text-underline-style="solid" style:text-underline-color="font-color"/>
    </style:style>
    <style:style style:name="T95_21" style:family="text"/>
    <style:style style:name="T95_22" style:family="text">
      <style:text-properties fo:color="#1155cc" style:text-underline-style="solid" style:text-underline-color="font-color"/>
    </style:style>
    <style:style style:name="T95_23" style:family="text"/>
    <style:style style:name="T95_24" style:family="text">
      <style:text-properties fo:color="#1155cc" style:text-underline-style="solid" style:text-underline-color="font-color"/>
    </style:style>
    <style:style style:name="T95_25" style:family="text"/>
    <style:style style:name="T95_26" style:family="text">
      <style:text-properties fo:color="#1155cc" style:text-underline-style="solid" style:text-underline-color="font-color"/>
    </style:style>
    <style:style style:name="T95_27" style:family="text"/>
    <style:style style:name="T95_28" style:family="text">
      <style:text-properties fo:color="#1155cc" style:text-underline-style="solid" style:text-underline-color="font-color"/>
    </style:style>
    <style:style style:name="T95_29" style:family="text"/>
    <style:style style:name="T95_30" style:family="text">
      <style:text-properties fo:color="#1155cc" style:text-underline-style="solid" style:text-underline-color="font-color"/>
    </style:style>
    <style:style style:name="T95_3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>
      <style:text-properties fo:color="#1155cc" style:text-underline-style="solid" style:text-underline-color="font-color"/>
    </style:style>
    <style:style style:name="T100_3" style:family="text"/>
    <style:style style:name="T100_4" style:family="text">
      <style:text-properties fo:color="#1155cc" style:text-underline-style="solid" style:text-underline-color="font-color"/>
    </style:style>
    <style:style style:name="T100_5" style:family="text"/>
    <style:style style:name="T100_6" style:family="text">
      <style:text-properties fo:color="#1155cc" style:text-underline-style="solid" style:text-underline-color="font-color"/>
    </style:style>
    <style:style style:name="T100_7" style:family="text"/>
    <style:style style:name="T100_8" style:family="text">
      <style:text-properties fo:color="#1155cc" style:text-underline-style="solid" style:text-underline-color="font-color"/>
    </style:style>
    <style:style style:name="T100_9" style:family="text"/>
    <style:style style:name="T100_10" style:family="text">
      <style:text-properties fo:color="#1155cc" style:text-underline-style="solid" style:text-underline-color="font-color"/>
    </style:style>
    <style:style style:name="T100_11" style:family="text"/>
    <style:style style:name="T100_12" style:family="text">
      <style:text-properties fo:color="#1155cc" style:text-underline-style="solid" style:text-underline-color="font-color"/>
    </style:style>
    <style:style style:name="T100_13" style:family="text"/>
    <style:style style:name="T100_14" style:family="text">
      <style:text-properties fo:color="#1155cc" style:text-underline-style="solid" style:text-underline-color="font-color"/>
    </style:style>
    <style:style style:name="T100_15" style:family="text"/>
    <style:style style:name="T100_16" style:family="text">
      <style:text-properties fo:color="#1155cc" style:text-underline-style="solid" style:text-underline-color="font-color"/>
    </style:style>
    <style:style style:name="T100_17" style:family="text"/>
    <style:style style:name="T100_18" style:family="text">
      <style:text-properties fo:color="#1155cc" style:text-underline-style="solid" style:text-underline-color="font-color"/>
    </style:style>
    <style:style style:name="T100_19" style:family="text"/>
    <style:style style:name="T100_20" style:family="text">
      <style:text-properties fo:color="#1155cc" style:text-underline-style="solid" style:text-underline-color="font-color"/>
    </style:style>
    <style:style style:name="T100_21" style:family="text"/>
    <style:style style:name="T100_22" style:family="text">
      <style:text-properties fo:color="#1155cc" style:text-underline-style="solid" style:text-underline-color="font-color"/>
    </style:style>
    <style:style style:name="T100_23" style:family="text"/>
    <style:style style:name="T100_24" style:family="text">
      <style:text-properties fo:color="#1155cc" style:text-underline-style="solid" style:text-underline-color="font-color"/>
    </style:style>
    <style:style style:name="T100_25" style:family="text"/>
    <style:style style:name="T100_26" style:family="text">
      <style:text-properties fo:color="#1155cc" style:text-underline-style="solid" style:text-underline-color="font-color"/>
    </style:style>
    <style:style style:name="T100_27" style:family="text"/>
    <style:style style:name="T100_28" style:family="text">
      <style:text-properties fo:color="#1155cc" style:text-underline-style="solid" style:text-underline-color="font-color"/>
    </style:style>
    <style:style style:name="T100_29" style:family="text"/>
    <style:style style:name="T100_30" style:family="text">
      <style:text-properties fo:color="#1155cc" style:text-underline-style="solid" style:text-underline-color="font-color"/>
    </style:style>
    <style:style style:name="T100_3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>
      <style:text-properties fo:color="#1155cc" style:text-underline-style="solid" style:text-underline-color="font-color"/>
    </style:style>
    <style:style style:name="T105_3" style:family="text"/>
    <style:style style:name="T105_4" style:family="text">
      <style:text-properties fo:color="#1155cc" style:text-underline-style="solid" style:text-underline-color="font-color"/>
    </style:style>
    <style:style style:name="T105_5" style:family="text"/>
    <style:style style:name="T105_6" style:family="text">
      <style:text-properties fo:color="#1155cc" style:text-underline-style="solid" style:text-underline-color="font-color"/>
    </style:style>
    <style:style style:name="T105_7" style:family="text"/>
    <style:style style:name="T105_8" style:family="text">
      <style:text-properties fo:color="#1155cc" style:text-underline-style="solid" style:text-underline-color="font-color"/>
    </style:style>
    <style:style style:name="T105_9" style:family="text"/>
    <style:style style:name="T105_10" style:family="text">
      <style:text-properties fo:color="#1155cc" style:text-underline-style="solid" style:text-underline-color="font-color"/>
    </style:style>
    <style:style style:name="T105_11" style:family="text"/>
    <style:style style:name="T105_12" style:family="text">
      <style:text-properties fo:color="#1155cc" style:text-underline-style="solid" style:text-underline-color="font-color"/>
    </style:style>
    <style:style style:name="T105_13" style:family="text"/>
    <style:style style:name="T105_14" style:family="text">
      <style:text-properties fo:color="#1155cc" style:text-underline-style="solid" style:text-underline-color="font-color"/>
    </style:style>
    <style:style style:name="T105_15" style:family="text"/>
    <style:style style:name="T105_16" style:family="text">
      <style:text-properties fo:color="#1155cc" style:text-underline-style="solid" style:text-underline-color="font-color"/>
    </style:style>
    <style:style style:name="T105_17" style:family="text"/>
    <style:style style:name="T105_18" style:family="text">
      <style:text-properties fo:color="#1155cc" style:text-underline-style="solid" style:text-underline-color="font-color"/>
    </style:style>
    <style:style style:name="T105_19" style:family="text"/>
    <style:style style:name="T105_20" style:family="text">
      <style:text-properties fo:color="#1155cc" style:text-underline-style="solid" style:text-underline-color="font-color"/>
    </style:style>
    <style:style style:name="T105_21" style:family="text"/>
    <style:style style:name="T105_22" style:family="text">
      <style:text-properties fo:color="#1155cc" style:text-underline-style="solid" style:text-underline-color="font-color"/>
    </style:style>
    <style:style style:name="T105_23" style:family="text"/>
    <style:style style:name="T105_24" style:family="text">
      <style:text-properties fo:color="#1155cc" style:text-underline-style="solid" style:text-underline-color="font-color"/>
    </style:style>
    <style:style style:name="T105_25" style:family="text"/>
    <style:style style:name="T105_26" style:family="text">
      <style:text-properties fo:color="#1155cc" style:text-underline-style="solid" style:text-underline-color="font-color"/>
    </style:style>
    <style:style style:name="T105_27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>
      <style:text-properties fo:color="#1155cc" style:text-underline-style="solid" style:text-underline-color="font-color"/>
    </style:style>
    <style:style style:name="T109_3" style:family="text"/>
    <style:style style:name="T109_4" style:family="text">
      <style:text-properties fo:color="#1155cc" style:text-underline-style="solid" style:text-underline-color="font-color"/>
    </style:style>
    <style:style style:name="T109_5" style:family="text"/>
    <style:style style:name="T109_6" style:family="text">
      <style:text-properties fo:color="#1155cc" style:text-underline-style="solid" style:text-underline-color="font-color"/>
    </style:style>
    <style:style style:name="T109_7" style:family="text"/>
    <style:style style:name="T109_8" style:family="text">
      <style:text-properties fo:color="#1155cc" style:text-underline-style="solid" style:text-underline-color="font-color"/>
    </style:style>
    <style:style style:name="T109_9" style:family="text"/>
    <style:style style:name="T109_10" style:family="text">
      <style:text-properties fo:color="#1155cc" style:text-underline-style="solid" style:text-underline-color="font-color"/>
    </style:style>
    <style:style style:name="T109_11" style:family="text"/>
    <style:style style:name="T109_12" style:family="text">
      <style:text-properties fo:color="#1155cc" style:text-underline-style="solid" style:text-underline-color="font-color"/>
    </style:style>
    <style:style style:name="T109_13" style:family="text"/>
    <style:style style:name="T109_14" style:family="text">
      <style:text-properties fo:color="#1155cc" style:text-underline-style="solid" style:text-underline-color="font-color"/>
    </style:style>
    <style:style style:name="T109_15" style:family="text"/>
    <style:style style:name="T109_16" style:family="text">
      <style:text-properties fo:color="#1155cc" style:text-underline-style="solid" style:text-underline-color="font-color"/>
    </style:style>
    <style:style style:name="T109_17" style:family="text"/>
    <style:style style:name="T109_18" style:family="text">
      <style:text-properties fo:color="#1155cc" style:text-underline-style="solid" style:text-underline-color="font-color"/>
    </style:style>
    <style:style style:name="T109_19" style:family="text"/>
    <style:style style:name="T109_20" style:family="text">
      <style:text-properties fo:color="#1155cc" style:text-underline-style="solid" style:text-underline-color="font-color"/>
    </style:style>
    <style:style style:name="T109_21" style:family="text"/>
    <style:style style:name="T109_22" style:family="text">
      <style:text-properties fo:color="#1155cc" style:text-underline-style="solid" style:text-underline-color="font-color"/>
    </style:style>
    <style:style style:name="T109_23" style:family="text"/>
    <style:style style:name="T109_24" style:family="text">
      <style:text-properties fo:color="#1155cc" style:text-underline-style="solid" style:text-underline-color="font-color"/>
    </style:style>
    <style:style style:name="T109_25" style:family="text"/>
    <style:style style:name="T109_26" style:family="text">
      <style:text-properties fo:color="#1155cc" style:text-underline-style="solid" style:text-underline-color="font-color"/>
    </style:style>
    <style:style style:name="T109_27" style:family="text"/>
    <style:style style:name="T109_28" style:family="text">
      <style:text-properties fo:color="#1155cc" style:text-underline-style="solid" style:text-underline-color="font-color"/>
    </style:style>
    <style:style style:name="T109_29" style:family="text"/>
    <style:style style:name="T109_30" style:family="text">
      <style:text-properties fo:color="#1155cc" style:text-underline-style="solid" style:text-underline-color="font-color"/>
    </style:style>
    <style:style style:name="T109_31" style:family="text"/>
    <style:style style:name="T109_32" style:family="text">
      <style:text-properties fo:color="#1155cc" style:text-underline-style="solid" style:text-underline-color="font-color"/>
    </style:style>
    <style:style style:name="T109_33" style:family="text"/>
    <style:style style:name="T109_34" style:family="text">
      <style:text-properties fo:color="#1155cc" style:text-underline-style="solid" style:text-underline-color="font-color"/>
    </style:style>
    <style:style style:name="T109_3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</office:automatic-styles>
  <office:body>
    <office:text>
      <text:p text:style-name="P1"><text:span text:style-name="T1_1">Przegląd</text:span><text:span text:style-name="T1_2"><text:s/></text:span><text:span text:style-name="T1_3">muzyczny</text:span></text:p>
      <text:p text:style-name="P2"><text:span text:style-name="T2_1">Kingofhills</text:span></text:p>
      <text:p text:style-name="P3"/>
      <text:p text:style-name="P4"><text:span text:style-name="T4_1"><office:annotation><dc:creator/><text:p text:style-name="P5"><text:span text:style-name="T5_1">Wstęp</text:span></text:p></office:annotation></text:span><text:span text:style-name="T5_2">Witajcie</text:span><text:span text:style-name="T5_3">,<text:s/></text:span><text:span text:style-name="T5_4">drodzy</text:span><text:span text:style-name="T5_5"><text:s/></text:span><text:span text:style-name="T5_6">czytelnicy</text:span><text:span text:style-name="T5_7">,<text:s/></text:span><text:span text:style-name="T5_8">po</text:span><text:span text:style-name="T5_9"><text:s/></text:span><text:span text:style-name="T5_10">bardzo</text:span><text:span text:style-name="T5_11"><text:s/></text:span><text:span text:style-name="T5_12">długiej</text:span><text:span text:style-name="T5_13"><text:s/></text:span><text:span text:style-name="T5_14">przerwie</text:span><text:span text:style-name="T5_15">,<text:s/></text:span><text:span text:style-name="T5_16">w</text:span><text:span text:style-name="T5_17"><text:s/></text:span><text:span text:style-name="T5_18">przeglądzie</text:span><text:span text:style-name="T5_19"><text:s/></text:span><text:span text:style-name="T5_20">muzycznym</text:span><text:span text:style-name="T5_21">!<text:s/></text:span><text:span text:style-name="T5_22">Tu</text:span><text:span text:style-name="T5_23"><text:s/></text:span><text:span text:style-name="T5_24">wasza</text:span><text:span text:style-name="T5_25"><text:s/></text:span><text:span text:style-name="T5_26">jedyna</text:span><text:span text:style-name="T5_27"><text:s/></text:span><text:span text:style-name="T5_28">w</text:span><text:span text:style-name="T5_29"><text:s/></text:span><text:span text:style-name="T5_30">swoim</text:span><text:span text:style-name="T5_31"><text:s/></text:span><text:span text:style-name="T5_32">rodzaju</text:span><text:span text:style-name="T5_33"><text:s/>“</text:span><text:span text:style-name="T5_34">specjalna</text:span><text:span text:style-name="T5_35"><text:s/></text:span><text:span text:style-name="T5_36">jednostka</text:span><text:span text:style-name="T5_37"><text:s/></text:span><text:span text:style-name="T5_38">specjalna</text:span><text:span text:style-name="T5_39">”<text:s/></text:span><text:span text:style-name="T5_40">do</text:span><text:span text:style-name="T5_41"><text:s/></text:span><text:span text:style-name="T5_42">spraw</text:span><text:span text:style-name="T5_43"><text:s/></text:span><text:span text:style-name="T5_44">muzyki</text:span><text:span text:style-name="T5_45"><text:s/></text:span><text:span text:style-name="T5_46">fandomowej</text:span><text:span text:style-name="T5_47">.</text:span></text:p>
      <text:p text:style-name="P6"/>
      <text:p text:style-name="P7"><text:span text:style-name="T7_1">Jako</text:span><text:span text:style-name="T7_2"><text:s/></text:span><text:span text:style-name="T7_3">że</text:span><text:span text:style-name="T7_4"><text:s/></text:span><text:span text:style-name="T7_5">jestem</text:span><text:span text:style-name="T7_6"><text:s/></text:span><text:span text:style-name="T7_7">leniwą</text:span><text:span text:style-name="T7_8"><text:s/></text:span><text:span text:style-name="T7_9">bułą</text:span><text:span text:style-name="T7_10">,<text:s/></text:span><text:span text:style-name="T7_11">a</text:span><text:span text:style-name="T7_12"><text:s/></text:span><text:span text:style-name="T7_13">także</text:span><text:span text:style-name="T7_14"><text:s/></text:span><text:span text:style-name="T7_15">z</text:span><text:span text:style-name="T7_16"><text:s/></text:span><text:span text:style-name="T7_17">powodu</text:span><text:span text:style-name="T7_18"><text:s/></text:span><text:span text:style-name="T7_19">matur</text:span><text:span text:style-name="T7_20"><text:s/></text:span><text:span text:style-name="T7_21">i</text:span><text:span text:style-name="T7_22"><text:s/></text:span><text:span text:style-name="T7_23">osobistych</text:span><text:span text:style-name="T7_24"><text:s/></text:span><text:span text:style-name="T7_25">spraw</text:span><text:span text:style-name="T7_26">,<text:s/></text:span><text:span text:style-name="T7_27">ostatnie</text:span><text:span text:style-name="T7_28"><text:s/></text:span><text:span text:style-name="T7_29">parę</text:span><text:span text:style-name="T7_30"><text:s/></text:span><text:span text:style-name="T7_31">numerów</text:span><text:span text:style-name="T7_32"><text:s/></text:span><text:span text:style-name="T7_33">pozbawionych</text:span><text:span text:style-name="T7_34"><text:s/></text:span><text:span text:style-name="T7_35">było</text:span><text:span text:style-name="T7_36"><text:s/></text:span><text:span text:style-name="T7_37">jakichkolwiek</text:span><text:span text:style-name="T7_38"><text:s/></text:span><text:span text:style-name="T7_39">muzycznych</text:span><text:span text:style-name="T7_40"><text:s/></text:span><text:span text:style-name="T7_41">aktualności</text:span><text:span text:style-name="T7_42">.<text:s/></text:span><text:span text:style-name="T7_43">W</text:span><text:span text:style-name="T7_44"><text:s/></text:span><text:span text:style-name="T7_45">tym</text:span><text:span text:style-name="T7_46"><text:s/></text:span><text:span text:style-name="T7_47">numerze</text:span><text:span text:style-name="T7_48"><text:s/></text:span><text:span text:style-name="T7_49">wreszcie</text:span><text:span text:style-name="T7_50"><text:s/></text:span><text:span text:style-name="T7_51">się</text:span><text:span text:style-name="T7_52"><text:s/></text:span><text:span text:style-name="T7_53">to</text:span><text:span text:style-name="T7_54"><text:s/></text:span><text:span text:style-name="T7_55">zmienia</text:span><text:span text:style-name="T7_56">,<text:s/></text:span><text:span text:style-name="T7_57"><office:annotation><dc:creator/><text:p text:style-name="P8"><text:span text:style-name="T8_1">Nowa</text:span><text:span text:style-name="T8_2"><text:s/></text:span><text:span text:style-name="T8_3">polityka</text:span><text:span text:style-name="T8_4">?<text:s/></text:span><text:span text:style-name="T8_5">Jaka</text:span><text:span text:style-name="T8_6"><text:s/></text:span><text:span text:style-name="T8_7">nowa</text:span><text:span text:style-name="T8_8"><text:s/></text:span><text:span text:style-name="T8_9">polityka</text:span><text:span text:style-name="T8_10">?<text:s/></text:span><text:span text:style-name="T8_11">Ja</text:span><text:span text:style-name="T8_12"><text:s/></text:span><text:span text:style-name="T8_13">nic</text:span><text:span text:style-name="T8_14"><text:s/></text:span><text:span text:style-name="T8_15">nie</text:span><text:span text:style-name="T8_16"><text:s/></text:span><text:span text:style-name="T8_17">wiem</text:span><text:span text:style-name="T8_18">,<text:s/></text:span><text:span text:style-name="T8_19">te</text:span><text:span text:style-name="T8_20"><text:s/></text:span><text:span text:style-name="T8_21">szwadrony</text:span><text:span text:style-name="T8_22"><text:s/></text:span><text:span text:style-name="T8_23">śmierci</text:span><text:span text:style-name="T8_24"><text:s/></text:span><text:span text:style-name="T8_25">tylko</text:span><text:span text:style-name="T8_26"><text:s/></text:span><text:span text:style-name="T8_27">tędy</text:span><text:span text:style-name="T8_28"><text:s/></text:span><text:span text:style-name="T8_29">przechodziły</text:span><text:span text:style-name="T8_30">.</text:span></text:p><text:p text:style-name="P9"/><text:p text:style-name="P10"><text:span text:style-name="T10_1">https</text:span><text:span text:style-name="T10_2">://66.</text:span><text:span text:style-name="T10_3">media</text:span><text:span text:style-name="T10_4">.</text:span><text:span text:style-name="T10_5">tumblr</text:span><text:span text:style-name="T10_6">.</text:span><text:span text:style-name="T10_7">com</text:span><text:span text:style-name="T10_8">/32</text:span><text:span text:style-name="T10_9">a</text:span><text:span text:style-name="T10_10">2</text:span><text:span text:style-name="T10_11">a</text:span><text:span text:style-name="T10_12">58</text:span><text:span text:style-name="T10_13">c</text:span><text:span text:style-name="T10_14">45</text:span><text:span text:style-name="T10_15">b</text:span><text:span text:style-name="T10_16">813</text:span><text:span text:style-name="T10_17">d</text:span><text:span text:style-name="T10_18">24</text:span><text:span text:style-name="T10_19">c</text:span><text:span text:style-name="T10_20">61</text:span><text:span text:style-name="T10_21">c</text:span><text:span text:style-name="T10_22">5875</text:span><text:span text:style-name="T10_23">a</text:span><text:span text:style-name="T10_24">2981</text:span><text:span text:style-name="T10_25">f</text:span><text:span text:style-name="T10_26">3/</text:span><text:span text:style-name="T10_27">tumblr</text:span><text:span text:style-name="T10_28">_</text:span><text:span text:style-name="T10_29">new</text:span><text:span text:style-name="T10_30">12</text:span><text:span text:style-name="T10_31">xaeef</text:span><text:span text:style-name="T10_32">1</text:span><text:span text:style-name="T10_33">s</text:span><text:span text:style-name="T10_34">60</text:span><text:span text:style-name="T10_35">s</text:span><text:span text:style-name="T10_36">7</text:span><text:span text:style-name="T10_37">go</text:span><text:span text:style-name="T10_38">6_250.</text:span><text:span text:style-name="T10_39">gif</text:span></text:p></office:annotation></text:span><text:span text:style-name="T10_40">między</text:span><text:span text:style-name="T10_41"><text:s/></text:span><text:span text:style-name="T10_42">innymi</text:span><text:span text:style-name="T10_43"><text:s/></text:span><text:span text:style-name="T10_44">dzięki</text:span><text:span text:style-name="T10_45"><text:s/></text:span><text:span text:style-name="T10_46">nowej</text:span><text:span text:style-name="T10_47"><text:s/></text:span><text:span text:style-name="T10_48">polityce</text:span><text:span text:style-name="T10_49"><text:s/></text:span><text:span text:style-name="T10_50">w</text:span><text:span text:style-name="T10_51"><text:s/></text:span><text:span text:style-name="T10_52">redakcji</text:span><text:span text:style-name="T10_53">,<text:s/></text:span><text:span text:style-name="T10_54">ale</text:span><text:span text:style-name="T10_55"><text:s/></text:span><text:span text:style-name="T10_56">ćśś</text:span><text:span text:style-name="T10_57">,<text:s/></text:span><text:span text:style-name="T10_58">wy</text:span><text:span text:style-name="T10_59"><text:s/></text:span><text:span text:style-name="T10_60">nic</text:span><text:span text:style-name="T10_61"><text:s/></text:span><text:span text:style-name="T10_62">nie</text:span><text:span text:style-name="T10_63"><text:s/></text:span><text:span text:style-name="T10_64">wiecie</text:span><text:span text:style-name="T10_65">.</text:span></text:p>
      <text:p text:style-name="P11"/>
      <text:p text:style-name="P12"><text:span text:style-name="T12_1">W</text:span><text:span text:style-name="T12_2"><text:s/></text:span><text:span text:style-name="T12_3">każdym</text:span><text:span text:style-name="T12_4"><text:s/></text:span><text:span text:style-name="T12_5">razie</text:span><text:span text:style-name="T12_6"><text:s/></text:span><text:span text:style-name="T12_7">wydawać</text:span><text:span text:style-name="T12_8"><text:s/></text:span><text:span text:style-name="T12_9">by</text:span><text:span text:style-name="T12_10"><text:s/></text:span><text:span text:style-name="T12_11">się</text:span><text:span text:style-name="T12_12"><text:s/></text:span><text:span text:style-name="T12_13">mogło</text:span><text:span text:style-name="T12_14">,<text:s/></text:span><text:span text:style-name="T12_15">że</text:span><text:span text:style-name="T12_16"><text:s/></text:span><text:span text:style-name="T12_17">czeka</text:span><text:span text:style-name="T12_18"><text:s/></text:span><text:span text:style-name="T12_19">nas</text:span><text:span text:style-name="T12_20"><text:s/></text:span><text:span text:style-name="T12_21">nawał</text:span><text:span text:style-name="T12_22"><text:s/></text:span><text:span text:style-name="T12_23">nowych</text:span><text:span text:style-name="T12_24"><text:s/></text:span><text:span text:style-name="T12_25">utworów</text:span><text:span text:style-name="T12_26">.<text:s/></text:span><text:span text:style-name="T12_27">Otóż</text:span><text:span text:style-name="T12_28"><text:s/></text:span><text:span text:style-name="T12_29">nie</text:span><text:span text:style-name="T12_30">.<text:s/></text:span><text:span text:style-name="T12_31">Pamiętacie</text:span><text:span text:style-name="T12_32">,<text:s/></text:span><text:span text:style-name="T12_33">jak</text:span><text:span text:style-name="T12_34"><text:s/></text:span><text:span text:style-name="T12_35">kilka</text:span><text:span text:style-name="T12_36"><text:s/></text:span><text:span text:style-name="T12_37">numerów</text:span><text:span text:style-name="T12_38"><text:s/></text:span><text:span text:style-name="T12_39">temu</text:span><text:span text:style-name="T12_40"><text:s/></text:span><text:span text:style-name="T12_41">mówiłem</text:span><text:span text:style-name="T12_42">,<text:s/></text:span><text:span text:style-name="T12_43">że</text:span><text:span text:style-name="T12_44"><text:s/></text:span><text:span text:style-name="T12_45">fandomowa</text:span><text:span text:style-name="T12_46"><text:s/></text:span><text:span text:style-name="T12_47">muzyka</text:span><text:span text:style-name="T12_48"><text:s/></text:span><text:span text:style-name="T12_49">jest</text:span><text:span text:style-name="T12_50"><text:s/></text:span><text:span text:style-name="T12_51">w</text:span><text:span text:style-name="T12_52"><text:s/></text:span><text:span text:style-name="T12_53">regresie</text:span><text:span text:style-name="T12_54">?<text:s/></text:span><text:span text:style-name="T12_55">Ujawnia</text:span><text:span text:style-name="T12_56"><text:s/></text:span><text:span text:style-name="T12_57">się</text:span><text:span text:style-name="T12_58"><text:s/></text:span><text:span text:style-name="T12_59">to</text:span><text:span text:style-name="T12_60"><text:s/></text:span><text:span text:style-name="T12_61">tym</text:span><text:span text:style-name="T12_62">,<text:s/></text:span><text:span text:style-name="T12_63">że</text:span><text:span text:style-name="T12_64"><text:s/></text:span><text:span text:style-name="T12_65">większość</text:span><text:span text:style-name="T12_66"><text:s/></text:span><text:span text:style-name="T12_67">znanych</text:span><text:span text:style-name="T12_68"><text:s/></text:span><text:span text:style-name="T12_69">mi</text:span><text:span text:style-name="T12_70"><text:s/></text:span><text:span text:style-name="T12_71">autorów</text:span><text:span text:style-name="T12_72"><text:s/></text:span><text:span text:style-name="T12_73">nie</text:span><text:span text:style-name="T12_74"><text:s/></text:span><text:span text:style-name="T12_75">wydaje</text:span><text:span text:style-name="T12_76"><text:s/></text:span><text:span text:style-name="T12_77">nic</text:span><text:span text:style-name="T12_78">.<text:s/></text:span><text:span text:style-name="T12_79">Niektórzy</text:span><text:span text:style-name="T12_80"><text:s/></text:span><text:span text:style-name="T12_81">zaś</text:span><text:span text:style-name="T12_82"><text:s/></text:span><text:span text:style-name="T12_83">wydają</text:span><text:span text:style-name="T12_84"><text:s/></text:span><text:span text:style-name="T12_85">po</text:span><text:span text:style-name="T12_86"><text:s/></text:span><text:span text:style-name="T12_87">kilka</text:span><text:span text:style-name="T12_88"><text:s/></text:span><text:span text:style-name="T12_89">utworów</text:span><text:span text:style-name="T12_90"><text:s/></text:span><text:span text:style-name="T12_91">i</text:span><text:span text:style-name="T12_92"><text:s/></text:span><text:span text:style-name="T12_93">nie</text:span><text:span text:style-name="T12_94"><text:s/></text:span><text:span text:style-name="T12_95">wiadomo</text:span><text:span text:style-name="T12_96">,<text:s/></text:span><text:span text:style-name="T12_97">co</text:span><text:span text:style-name="T12_98"><text:s/></text:span><text:span text:style-name="T12_99">wybrać</text:span><text:span text:style-name="T12_100">.</text:span></text:p>
      <text:p text:style-name="P13"/>
      <text:p text:style-name="P14"><text:span text:style-name="T14_1">Koniec</text:span><text:span text:style-name="T14_2"><text:s/></text:span><text:span text:style-name="T14_3">narzekań</text:span><text:span text:style-name="T14_4">,<text:s/></text:span><text:span text:style-name="T14_5">pora</text:span><text:span text:style-name="T14_6"><text:s/></text:span><text:span text:style-name="T14_7">na</text:span><text:span text:style-name="T14_8"><text:s/></text:span><text:span text:style-name="T14_9">parę</text:span><text:span text:style-name="T14_10"><text:s/></text:span><text:span text:style-name="T14_11">newsów</text:span><text:span text:style-name="T14_12">.<text:s/></text:span><text:span text:style-name="T14_13">Dość</text:span><text:span text:style-name="T14_14"><text:s/></text:span><text:span text:style-name="T14_15">głośna</text:span><text:span text:style-name="T14_16"><text:s/></text:span><text:span text:style-name="T14_17">premiera</text:span><text:span text:style-name="T14_18"><text:s/>“</text:span><text:span text:style-name="T14_19"><text:a xlink:type="simple" xlink:href="https://www.youtube.com/watch?v=vtBqTFsiLxM"><text:span text:style-name="T14_20">Fall</text:span></text:a></text:span><text:span text:style-name="T14_21"><text:a xlink:type="simple" xlink:href="https://www.youtube.com/watch?v=vtBqTFsiLxM"><text:span text:style-name="T14_22"><text:s/></text:span></text:a></text:span><text:span text:style-name="T14_23"><text:a xlink:type="simple" xlink:href="https://www.youtube.com/watch?v=vtBqTFsiLxM"><text:span text:style-name="T14_24">of</text:span></text:a></text:span><text:span text:style-name="T14_25"><text:a xlink:type="simple" xlink:href="https://www.youtube.com/watch?v=vtBqTFsiLxM"><text:span text:style-name="T14_26"><text:s/></text:span></text:a></text:span><text:span text:style-name="T14_27"><text:a xlink:type="simple" xlink:href="https://www.youtube.com/watch?v=vtBqTFsiLxM"><text:span text:style-name="T14_28">the</text:span></text:a></text:span><text:span text:style-name="T14_29"><text:a xlink:type="simple" xlink:href="https://www.youtube.com/watch?v=vtBqTFsiLxM"><text:span text:style-name="T14_30"><text:s/></text:span></text:a></text:span><text:span text:style-name="T14_31"><text:a xlink:type="simple" xlink:href="https://www.youtube.com/watch?v=vtBqTFsiLxM"><text:span text:style-name="T14_32">Empire</text:span></text:a></text:span><text:span text:style-name="T14_33">”</text:span><text:span text:style-name="T14_34">,<text:s/></text:span><text:span text:style-name="T14_35">następcy</text:span><text:span text:style-name="T14_36"><text:s/>“</text:span><text:span text:style-name="T14_37">Moonrise</text:span><text:span text:style-name="T14_38">”,<text:s/></text:span><text:span text:style-name="T14_39">spotkała</text:span><text:span text:style-name="T14_40"><text:s/></text:span><text:span text:style-name="T14_41">się</text:span><text:span text:style-name="T14_42"><text:s/></text:span><text:span text:style-name="T14_43">z</text:span><text:span text:style-name="T14_44"><text:s/></text:span><text:span text:style-name="T14_45">minimalnie</text:span><text:span text:style-name="T14_46"><text:s/></text:span><text:span text:style-name="T14_47">chłodniejszym</text:span><text:span text:style-name="T14_48"><text:s/></text:span><text:span text:style-name="T14_49">odbiorem</text:span><text:span text:style-name="T14_50"><text:s/></text:span><text:span text:style-name="T14_51">niż</text:span><text:span text:style-name="T14_52"><text:s/></text:span><text:span text:style-name="T14_53">poprzednia</text:span><text:span text:style-name="T14_54"><text:s/></text:span><text:span text:style-name="T14_55">opera</text:span><text:span text:style-name="T14_56"><text:s/></text:span><text:span text:style-name="T14_57">metalu</text:span><text:span text:style-name="T14_58"><text:s/></text:span><text:span text:style-name="T14_59">symfonicznego</text:span><text:span text:style-name="T14_60"><text:s/>(</text:span><text:span text:style-name="T14_61">jeżeli</text:span><text:span text:style-name="T14_62"><text:s/></text:span><text:span text:style-name="T14_63">mielibyśmy</text:span><text:span text:style-name="T14_64"><text:s/></text:span><text:span text:style-name="T14_65">patrzeć</text:span><text:span text:style-name="T14_66"><text:s/></text:span><text:span text:style-name="T14_67">na</text:span><text:span text:style-name="T14_68"><text:s/></text:span><text:span text:style-name="T14_69">stosunek</text:span><text:span text:style-name="T14_70"><text:s/></text:span><text:span text:style-name="T14_71">łapek</text:span><text:span text:style-name="T14_72"><text:s/></text:span><text:span text:style-name="T14_73">w</text:span><text:span text:style-name="T14_74"><text:s/></text:span><text:span text:style-name="T14_75">górę</text:span><text:span text:style-name="T14_76"><text:s/></text:span><text:span text:style-name="T14_77">do</text:span><text:span text:style-name="T14_78"><text:s/></text:span><text:span text:style-name="T14_79">łapek</text:span><text:span text:style-name="T14_80"><text:s/></text:span><text:span text:style-name="T14_81">w</text:span><text:span text:style-name="T14_82"><text:s/></text:span><text:span text:style-name="T14_83">dół</text:span><text:span text:style-name="T14_84">).<text:s/></text:span><text:span text:style-name="T14_85">Zdecydowanie</text:span><text:span text:style-name="T14_86"><text:s/></text:span><text:span text:style-name="T14_87">więcej</text:span><text:span text:style-name="T14_88"><text:s/></text:span><text:span text:style-name="T14_89">było</text:span><text:span text:style-name="T14_90"><text:s/></text:span><text:span text:style-name="T14_91">tu</text:span><text:span text:style-name="T14_92"><text:s/></text:span><text:span text:style-name="T14_93">mówienia</text:span><text:span text:style-name="T14_94">,<text:s/></text:span><text:span text:style-name="T14_95">a</text:span><text:span text:style-name="T14_96"><text:s/></text:span><text:span text:style-name="T14_97">mniej</text:span><text:span text:style-name="T14_98"><text:s/></text:span><text:span text:style-name="T14_99">muzyki</text:span><text:span text:style-name="T14_100">.<text:s/></text:span><text:span text:style-name="T14_101">Osobiście</text:span><text:span text:style-name="T14_102"><text:s/></text:span><text:span text:style-name="T14_103">mi</text:span><text:span text:style-name="T14_104"><text:s/></text:span><text:span text:style-name="T14_105">to</text:span><text:span text:style-name="T14_106"><text:s/></text:span><text:span text:style-name="T14_107">przeszkadzało</text:span><text:span text:style-name="T14_108">,<text:s/></text:span><text:span text:style-name="T14_109">ale</text:span><text:span text:style-name="T14_110"><text:s/></text:span><text:span text:style-name="T14_111">co</text:span><text:span text:style-name="T14_112"><text:s/></text:span><text:span text:style-name="T14_113">kto</text:span><text:span text:style-name="T14_114"><text:s/></text:span><text:span text:style-name="T14_115">woli</text:span><text:span text:style-name="T14_116">.<text:s/></text:span><text:span text:style-name="T14_117">FotE</text:span><text:span text:style-name="T14_118"><text:s/></text:span><text:span text:style-name="T14_119">z</text:span><text:span text:style-name="T14_120"><text:s/></text:span><text:span text:style-name="T14_121">kolei</text:span><text:span text:style-name="T14_122"><text:s/></text:span><text:span text:style-name="T14_123">jest</text:span><text:span text:style-name="T14_124"><text:s/></text:span><text:span text:style-name="T14_125">niemalże</text:span><text:span text:style-name="T14_126"><text:s/></text:span><text:span text:style-name="T14_127">dwa</text:span><text:span text:style-name="T14_128"><text:s/></text:span><text:span text:style-name="T14_129">razy</text:span><text:span text:style-name="T14_130"><text:s/></text:span><text:span text:style-name="T14_131">dłuższe</text:span><text:span text:style-name="T14_132"><text:s/></text:span><text:span text:style-name="T14_133">niż</text:span><text:span text:style-name="T14_134"><text:s/>“</text:span><text:span text:style-name="T14_135">Moonrise</text:span><text:span text:style-name="T14_136">”!<text:s/></text:span><text:span text:style-name="T14_137">Robi</text:span><text:span text:style-name="T14_138"><text:s/></text:span><text:span text:style-name="T14_139">to</text:span><text:span text:style-name="T14_140"><text:s/></text:span><text:span text:style-name="T14_141">wrażenie</text:span><text:span text:style-name="T14_142">,<text:s/></text:span><text:span text:style-name="T14_143">bowiem</text:span><text:span text:style-name="T14_144"><text:s/></text:span><text:span text:style-name="T14_145">mimo</text:span><text:span text:style-name="T14_146"><text:s/></text:span><text:span text:style-name="T14_147">wszystko</text:span><text:span text:style-name="T14_148"><text:s/></text:span><text:span text:style-name="T14_149">jest</text:span><text:span text:style-name="T14_150"><text:s/></text:span><text:span text:style-name="T14_151">to</text:span><text:span text:style-name="T14_152"><text:s/></text:span><text:span text:style-name="T14_153">prawie</text:span><text:span text:style-name="T14_154"><text:s/></text:span><text:span text:style-name="T14_155">godzina</text:span><text:span text:style-name="T14_156"><text:s/></text:span><text:span text:style-name="T14_157">epickości</text:span><text:span text:style-name="T14_158"><text:s/></text:span><text:span text:style-name="T14_159">i</text:span><text:span text:style-name="T14_160"><text:s/></text:span><text:span text:style-name="T14_161">chórów</text:span><text:span text:style-name="T14_162">.<text:s/></text:span><text:span text:style-name="T14_163">Polecam</text:span><text:span text:style-name="T14_164"><text:s/></text:span><text:span text:style-name="T14_165">przesłuchać</text:span><text:span text:style-name="T14_166"><text:s/></text:span><text:span text:style-name="T14_167">tym</text:span><text:span text:style-name="T14_168">,<text:s/></text:span><text:span text:style-name="T14_169">którym</text:span><text:span text:style-name="T14_170"><text:s/></text:span><text:span text:style-name="T14_171">jeszcze</text:span><text:span text:style-name="T14_172"><text:s/></text:span><text:span text:style-name="T14_173">się</text:span><text:span text:style-name="T14_174"><text:s/></text:span><text:span text:style-name="T14_175">nie</text:span><text:span text:style-name="T14_176"><text:s/></text:span><text:span text:style-name="T14_177">udało</text:span><text:span text:style-name="T14_178">.</text:span></text:p>
      <text:p text:style-name="P15"/>
      <text:p text:style-name="P16"><text:span text:style-name="T16_1">Z</text:span><text:span text:style-name="T16_2"><text:s/></text:span><text:span text:style-name="T16_3">nieco</text:span><text:span text:style-name="T16_4"><text:s/></text:span><text:span text:style-name="T16_5">innych</text:span><text:span text:style-name="T16_6"><text:s/></text:span><text:span text:style-name="T16_7">wieści</text:span><text:span text:style-name="T16_8">,<text:s/></text:span><text:span text:style-name="T16_9">tym</text:span><text:span text:style-name="T16_10"><text:s/></text:span><text:span text:style-name="T16_11">razem</text:span><text:span text:style-name="T16_12"><text:s/></text:span><text:span text:style-name="T16_13">lokalnych</text:span><text:span text:style-name="T16_14">.<text:s/></text:span><text:span text:style-name="T16_15">Nicolas</text:span><text:span text:style-name="T16_16"><text:s/></text:span><text:span text:style-name="T16_17">Dominique</text:span><text:span text:style-name="T16_18">,<text:s/></text:span><text:span text:style-name="T16_19">szerzej</text:span><text:span text:style-name="T16_20"><text:s/></text:span><text:span text:style-name="T16_21">znany</text:span><text:span text:style-name="T16_22"><text:s/></text:span><text:span text:style-name="T16_23">jako</text:span><text:span text:style-name="T16_24"><text:s/></text:span><text:span text:style-name="T16_25">Niklas</text:span><text:span text:style-name="T16_26">,<text:s/></text:span><text:span text:style-name="T16_27">wydał</text:span><text:span text:style-name="T16_28"><text:s/></text:span><text:span text:style-name="T16_29">z</text:span><text:span text:style-name="T16_30"><text:s/></text:span><text:span text:style-name="T16_31">kwietniu</text:span><text:span text:style-name="T16_32"><text:s/></text:span><text:span text:style-name="T16_33">kilka</text:span><text:span text:style-name="T16_34"><text:s/></text:span><text:span text:style-name="T16_35">zremasterowanych</text:span><text:span text:style-name="T16_36"><text:s/></text:span><text:span text:style-name="T16_37">starszych</text:span><text:span text:style-name="T16_38"><text:s/></text:span><text:span text:style-name="T16_39">utworów</text:span><text:span text:style-name="T16_40"><text:s/></text:span><text:span text:style-name="T16_41">spod</text:span><text:span text:style-name="T16_42"><text:s/></text:span><text:span text:style-name="T16_43">swojej</text:span><text:span text:style-name="T16_44"><text:s/></text:span><text:span text:style-name="T16_45">bandery</text:span><text:span text:style-name="T16_46">.<text:s/></text:span><text:span text:style-name="T16_47">Łatwo</text:span><text:span text:style-name="T16_48"><text:s/></text:span><text:span text:style-name="T16_49">da</text:span><text:span text:style-name="T16_50"><text:s/></text:span><text:span text:style-name="T16_51">się</text:span><text:span text:style-name="T16_52"><text:s/></text:span><text:span text:style-name="T16_53">zauważyć</text:span><text:span text:style-name="T16_54"><text:s/></text:span><text:span text:style-name="T16_55">tendencję</text:span><text:span text:style-name="T16_56"><text:s/></text:span><text:span text:style-name="T16_57">gwiezdno</text:span><text:span text:style-name="T16_58">-</text:span><text:span text:style-name="T16_59">lunarną</text:span><text:span text:style-name="T16_60">.<text:s/></text:span><text:span text:style-name="T16_61">Co</text:span><text:span text:style-name="T16_62"><text:s/></text:span><text:span text:style-name="T16_63">to</text:span><text:span text:style-name="T16_64"><text:s/></text:span><text:span text:style-name="T16_65">znaczy</text:span><text:span text:style-name="T16_66">?<text:s/></text:span><text:span text:style-name="T16_67">Przekonajcie</text:span><text:span text:style-name="T16_68"><text:s/></text:span><text:span text:style-name="T16_69">się</text:span><text:span text:style-name="T16_70"><text:s/></text:span><text:span text:style-name="T16_71">sami</text:span><text:span text:style-name="T16_72"><text:s/></text:span><text:span text:style-name="T16_73">na</text:span><text:span text:style-name="T16_74"><text:s/></text:span><text:span text:style-name="T16_75">jego</text:span><text:span text:style-name="T16_76"><text:s/></text:span><text:span text:style-name="T16_77"><text:a xlink:type="simple" xlink:href="https://www.youtube.com/user/niklasshepherd/videos"><text:span text:style-name="T16_78">kanale</text:span></text:a></text:span><text:span text:style-name="T16_79">.</text:span></text:p>
      <text:p text:style-name="P17"/>
      <text:p text:style-name="P18"><text:span text:style-name="T18_1">No</text:span><text:span text:style-name="T18_2"><text:s/></text:span><text:span text:style-name="T18_3">dobra</text:span><text:span text:style-name="T18_4">.<text:s/></text:span><text:span text:style-name="T18_5">Ciężko</text:span><text:span text:style-name="T18_6"><text:s/></text:span><text:span text:style-name="T18_7">nazwać</text:span><text:span text:style-name="T18_8"><text:s/></text:span><text:span text:style-name="T18_9">newsami</text:span><text:span text:style-name="T18_10"><text:s/></text:span><text:span text:style-name="T18_11">coś</text:span><text:span text:style-name="T18_12">,<text:s/></text:span><text:span text:style-name="T18_13">co</text:span><text:span text:style-name="T18_14"><text:s/></text:span><text:span text:style-name="T18_15">stało</text:span><text:span text:style-name="T18_16"><text:s/></text:span><text:span text:style-name="T18_17">się</text:span><text:span text:style-name="T18_18"><text:s/></text:span><text:span text:style-name="T18_19">cztery</text:span><text:span text:style-name="T18_20"><text:s/></text:span><text:span text:style-name="T18_21">miesiące</text:span><text:span text:style-name="T18_22"><text:s/></text:span><text:span text:style-name="T18_23">temu</text:span><text:span text:style-name="T18_24">,<text:s/></text:span><text:span text:style-name="T18_25">ale</text:span><text:span text:style-name="T18_26"><text:s/></text:span><text:span text:style-name="T18_27">cóż</text:span><text:span text:style-name="T18_28">,<text:s/></text:span><text:span text:style-name="T18_29">nic</text:span><text:span text:style-name="T18_30"><text:s/></text:span><text:span text:style-name="T18_31">na</text:span><text:span text:style-name="T18_32"><text:s/></text:span><text:span text:style-name="T18_33">to</text:span><text:span text:style-name="T18_34"><text:s/></text:span><text:span text:style-name="T18_35">nie</text:span><text:span text:style-name="T18_36"><text:s/></text:span><text:span text:style-name="T18_37">poradzę</text:span><text:span text:style-name="T18_38">.<text:s/></text:span><text:span text:style-name="T18_39">Zamiast</text:span><text:span text:style-name="T18_40"><text:s/></text:span><text:span text:style-name="T18_41">tego</text:span><text:span text:style-name="T18_42"><text:s/></text:span><text:span text:style-name="T18_43">zapraszam</text:span><text:span text:style-name="T18_44"><text:s/></text:span><text:span text:style-name="T18_45">was</text:span><text:span text:style-name="T18_46"><text:s/></text:span><text:span text:style-name="T18_47">do</text:span><text:span text:style-name="T18_48"><text:s/></text:span><text:span text:style-name="T18_49">części</text:span><text:span text:style-name="T18_50"><text:s/></text:span><text:span text:style-name="T18_51">muzycznej</text:span><text:span text:style-name="T18_52">,<text:s/></text:span><text:span text:style-name="T18_53">w</text:span><text:span text:style-name="T18_54"><text:s/></text:span><text:span text:style-name="T18_55">której</text:span><text:span text:style-name="T18_56"><text:s/></text:span><text:span text:style-name="T18_57">mamy</text:span><text:span text:style-name="T18_58"><text:s/></text:span><text:span text:style-name="T18_59">na</text:span><text:span text:style-name="T18_60"><text:s/></text:span><text:span text:style-name="T18_61">dobry</text:span><text:span text:style-name="T18_62"><text:s/></text:span><text:span text:style-name="T18_63">start</text:span><text:span text:style-name="T18_64"><text:s/></text:span><text:span text:style-name="T18_65">ponad</text:span><text:span text:style-name="T18_66"><text:s/></text:span><text:span text:style-name="T18_67">różnego</text:span><text:span text:style-name="T18_68"><text:s/></text:span><text:span text:style-name="T18_69">rodzaju</text:span><text:span text:style-name="T18_70"><text:s/></text:span><text:span text:style-name="T18_71">utworów</text:span><text:span text:style-name="T18_72">.</text:span></text:p>
      <text:p text:style-name="P19"/>
      <text:p text:style-name="P20"><text:span text:style-name="T20_1">-------------------------------</text:span></text:p>
      <text:p text:style-name="P21"/>
      <text:p text:style-name="P22"><text:span text:style-name="T22_1">Woodlore</text:span><text:span text:style-name="T22_2"><text:s/>–<text:s/>“</text:span><text:span text:style-name="T22_3">Flowers</text:span><text:span text:style-name="T22_4">”</text:span></text:p>
      <text:p text:style-name="P23"><text:span text:style-name="T23_1"><text:a xlink:type="simple" xlink:href="https://www.youtube.com/watch?v=aLC8Lc3iu-k"><text:span text:style-name="T23_2">https</text:span></text:a></text:span><text:span text:style-name="T23_3"><text:a xlink:type="simple" xlink:href="https://www.youtube.com/watch?v=aLC8Lc3iu-k"><text:span text:style-name="T23_4">://</text:span></text:a></text:span><text:span text:style-name="T23_5"><text:a xlink:type="simple" xlink:href="https://www.youtube.com/watch?v=aLC8Lc3iu-k"><text:span text:style-name="T23_6">www</text:span></text:a></text:span><text:span text:style-name="T23_7"><text:a xlink:type="simple" xlink:href="https://www.youtube.com/watch?v=aLC8Lc3iu-k"><text:span text:style-name="T23_8">.</text:span></text:a></text:span><text:span text:style-name="T23_9"><text:a xlink:type="simple" xlink:href="https://www.youtube.com/watch?v=aLC8Lc3iu-k"><text:span text:style-name="T23_10">youtube</text:span></text:a></text:span><text:span text:style-name="T23_11"><text:a xlink:type="simple" xlink:href="https://www.youtube.com/watch?v=aLC8Lc3iu-k"><text:span text:style-name="T23_12">.</text:span></text:a></text:span><text:span text:style-name="T23_13"><text:a xlink:type="simple" xlink:href="https://www.youtube.com/watch?v=aLC8Lc3iu-k"><text:span text:style-name="T23_14">com</text:span></text:a></text:span><text:span text:style-name="T23_15"><text:a xlink:type="simple" xlink:href="https://www.youtube.com/watch?v=aLC8Lc3iu-k"><text:span text:style-name="T23_16">/</text:span></text:a></text:span><text:span text:style-name="T23_17"><text:a xlink:type="simple" xlink:href="https://www.youtube.com/watch?v=aLC8Lc3iu-k"><text:span text:style-name="T23_18">watch</text:span></text:a></text:span><text:span text:style-name="T23_19"><text:a xlink:type="simple" xlink:href="https://www.youtube.com/watch?v=aLC8Lc3iu-k"><text:span text:style-name="T23_20">?</text:span></text:a></text:span><text:span text:style-name="T23_21"><text:a xlink:type="simple" xlink:href="https://www.youtube.com/watch?v=aLC8Lc3iu-k"><text:span text:style-name="T23_22">v</text:span></text:a></text:span><text:span text:style-name="T23_23"><text:a xlink:type="simple" xlink:href="https://www.youtube.com/watch?v=aLC8Lc3iu-k"><text:span text:style-name="T23_24">=</text:span></text:a></text:span><text:span text:style-name="T23_25"><text:a xlink:type="simple" xlink:href="https://www.youtube.com/watch?v=aLC8Lc3iu-k"><text:span text:style-name="T23_26">aLC</text:span></text:a></text:span><text:span text:style-name="T23_27"><text:a xlink:type="simple" xlink:href="https://www.youtube.com/watch?v=aLC8Lc3iu-k"><text:span text:style-name="T23_28">8</text:span></text:a></text:span><text:span text:style-name="T23_29"><text:a xlink:type="simple" xlink:href="https://www.youtube.com/watch?v=aLC8Lc3iu-k"><text:span text:style-name="T23_30">Lc</text:span></text:a></text:span><text:span text:style-name="T23_31"><text:a xlink:type="simple" xlink:href="https://www.youtube.com/watch?v=aLC8Lc3iu-k"><text:span text:style-name="T23_32">3</text:span></text:a></text:span><text:span text:style-name="T23_33"><text:a xlink:type="simple" xlink:href="https://www.youtube.com/watch?v=aLC8Lc3iu-k"><text:span text:style-name="T23_34">iu</text:span></text:a></text:span><text:span text:style-name="T23_35"><text:a xlink:type="simple" xlink:href="https://www.youtube.com/watch?v=aLC8Lc3iu-k"><text:span text:style-name="T23_36">-</text:span></text:a></text:span><text:span text:style-name="T23_37"><text:a xlink:type="simple" xlink:href="https://www.youtube.com/watch?v=aLC8Lc3iu-k"><text:span text:style-name="T23_38">k</text:span></text:a></text:span></text:p>
      <text:p text:style-name="P24"><text:span text:style-name="T24_1">[</text:span><text:span text:style-name="T24_2">Akustyk</text:span><text:span text:style-name="T24_3">]<text:s/>[</text:span><text:span text:style-name="T24_4">Wokal</text:span><text:span text:style-name="T24_5">]</text:span></text:p>
      <text:p text:style-name="P25"><text:span text:style-name="T25_1">Pamiętacie</text:span><text:span text:style-name="T25_2"><text:s/></text:span><text:span text:style-name="T25_3">Woodlore</text:span><text:span text:style-name="T25_4">’</text:span><text:span text:style-name="T25_5">a</text:span><text:span text:style-name="T25_6">?<text:s/></text:span><text:span text:style-name="T25_7">Pewnie</text:span><text:span text:style-name="T25_8"><text:s/></text:span><text:span text:style-name="T25_9">nie</text:span><text:span text:style-name="T25_10">,<text:s/></text:span><text:span text:style-name="T25_11">bo</text:span><text:span text:style-name="T25_12"><text:s/></text:span><text:span text:style-name="T25_13">nie</text:span><text:span text:style-name="T25_14"><text:s/></text:span><text:span text:style-name="T25_15">jest</text:span><text:span text:style-name="T25_16"><text:s/></text:span><text:span text:style-name="T25_17">bardzo</text:span><text:span text:style-name="T25_18"><text:s/></text:span><text:span text:style-name="T25_19">znany</text:span><text:span text:style-name="T25_20"><text:s/></text:span><text:span text:style-name="T25_21">w</text:span><text:span text:style-name="T25_22"><text:s/></text:span><text:span text:style-name="T25_23">fandomie</text:span><text:span text:style-name="T25_24">.<text:s/></text:span><text:span text:style-name="T25_25">Od</text:span><text:span text:style-name="T25_26"><text:s/></text:span><text:span text:style-name="T25_27">czasu</text:span><text:span text:style-name="T25_28"><text:s/></text:span><text:span text:style-name="T25_29">do</text:span><text:span text:style-name="T25_30"><text:s/></text:span><text:span text:style-name="T25_31">czasu</text:span><text:span text:style-name="T25_32"><text:s/></text:span><text:span text:style-name="T25_33">tworzy</text:span><text:span text:style-name="T25_34"><text:s/></text:span><text:span text:style-name="T25_35">jednak</text:span><text:span text:style-name="T25_36"><text:s/></text:span><text:span text:style-name="T25_37">moim</text:span><text:span text:style-name="T25_38"><text:s/></text:span><text:span text:style-name="T25_39">zdaniem</text:span><text:span text:style-name="T25_40"><text:s/></text:span><text:span text:style-name="T25_41">świetne</text:span><text:span text:style-name="T25_42"><text:s/></text:span><text:span text:style-name="T25_43">akustyczno</text:span><text:span text:style-name="T25_44">-</text:span><text:span text:style-name="T25_45">wokalne</text:span><text:span text:style-name="T25_46"><text:s/></text:span><text:span text:style-name="T25_47">kawałki</text:span><text:span text:style-name="T25_48">.<text:s/></text:span><text:span text:style-name="T25_49">Tutaj</text:span><text:span text:style-name="T25_50"><text:s/></text:span><text:span text:style-name="T25_51">macie</text:span><text:span text:style-name="T25_52"><text:s/></text:span><text:span text:style-name="T25_53">przykład</text:span><text:span text:style-name="T25_54"><text:s/></text:span><text:span text:style-name="T25_55">miło</text:span><text:span text:style-name="T25_56"><text:s/></text:span><text:span text:style-name="T25_57">brzmiącego</text:span><text:span text:style-name="T25_58"><text:s/></text:span><text:span text:style-name="T25_59">utworu</text:span><text:span text:style-name="T25_60"><text:s/></text:span><text:span text:style-name="T25_61">z</text:span><text:span text:style-name="T25_62"><text:s/></text:span><text:span text:style-name="T25_63">gatunku</text:span><text:span text:style-name="T25_64"><text:s/></text:span><text:span text:style-name="T25_65">tych</text:span><text:span text:style-name="T25_66"><text:s/></text:span><text:span text:style-name="T25_67">pozytywnych</text:span><text:span text:style-name="T25_68">.<text:s/></text:span><text:span text:style-name="T25_69">Jedyne</text:span><text:span text:style-name="T25_70">,<text:s/></text:span><text:span text:style-name="T25_71">co</text:span><text:span text:style-name="T25_72"><text:s/></text:span><text:span text:style-name="T25_73">mi</text:span><text:span text:style-name="T25_74"><text:s/></text:span><text:span text:style-name="T25_75">w</text:span><text:span text:style-name="T25_76"><text:s/></text:span><text:span text:style-name="T25_77">nim</text:span><text:span text:style-name="T25_78"><text:s/></text:span><text:span text:style-name="T25_79">przeszkadzało</text:span><text:span text:style-name="T25_80"><text:s/></text:span><text:span text:style-name="T25_81">to</text:span><text:span text:style-name="T25_82"><text:s/></text:span><text:span text:style-name="T25_83">fakt</text:span><text:span text:style-name="T25_84">,<text:s/></text:span><text:span text:style-name="T25_85">że</text:span><text:span text:style-name="T25_86"><text:s/></text:span><text:span text:style-name="T25_87">wokal</text:span><text:span text:style-name="T25_88"><text:s/></text:span><text:span text:style-name="T25_89">zdecydowanie</text:span><text:span text:style-name="T25_90"><text:s/></text:span><text:span text:style-name="T25_91">przebija</text:span><text:span text:style-name="T25_92"><text:s/></text:span><text:span text:style-name="T25_93">instrumenty</text:span><text:span text:style-name="T25_94">,<text:s/></text:span><text:span text:style-name="T25_95">co</text:span><text:span text:style-name="T25_96"><text:s/></text:span><text:span text:style-name="T25_97">trochę</text:span><text:span text:style-name="T25_98"><text:s/></text:span><text:span text:style-name="T25_99">psuje</text:span><text:span text:style-name="T25_100"><text:s/></text:span><text:span text:style-name="T25_101">efekt</text:span><text:span text:style-name="T25_102">.</text:span></text:p>
      <text:p text:style-name="P26"/>
      <text:p text:style-name="P27"><text:span text:style-name="T27_1">Fritzbeat</text:span><text:span text:style-name="T27_2"><text:s/></text:span><text:span text:style-name="T27_3">i</text:span><text:span text:style-name="T27_4"><text:s/></text:span><text:span text:style-name="T27_5">SimGretina</text:span><text:span text:style-name="T27_6"><text:s/>–<text:s/>“</text:span><text:span text:style-name="T27_7">Neigh</text:span><text:span text:style-name="T27_8"><text:s/></text:span><text:span text:style-name="T27_9">Anything</text:span><text:span text:style-name="T27_10">”</text:span></text:p>
      <text:p text:style-name="P28"><text:span text:style-name="T28_1"><text:a xlink:type="simple" xlink:href="https://www.youtube.com/watch?v=GLDRdKMnmiI"><text:span text:style-name="T28_2">https</text:span></text:a></text:span><text:span text:style-name="T28_3"><text:a xlink:type="simple" xlink:href="https://www.youtube.com/watch?v=GLDRdKMnmiI"><text:span text:style-name="T28_4">://</text:span></text:a></text:span><text:span text:style-name="T28_5"><text:a xlink:type="simple" xlink:href="https://www.youtube.com/watch?v=GLDRdKMnmiI"><text:span text:style-name="T28_6">www</text:span></text:a></text:span><text:span text:style-name="T28_7"><text:a xlink:type="simple" xlink:href="https://www.youtube.com/watch?v=GLDRdKMnmiI"><text:span text:style-name="T28_8">.</text:span></text:a></text:span><text:span text:style-name="T28_9"><text:a xlink:type="simple" xlink:href="https://www.youtube.com/watch?v=GLDRdKMnmiI"><text:span text:style-name="T28_10">youtube</text:span></text:a></text:span><text:span text:style-name="T28_11"><text:a xlink:type="simple" xlink:href="https://www.youtube.com/watch?v=GLDRdKMnmiI"><text:span text:style-name="T28_12">.</text:span></text:a></text:span><text:span text:style-name="T28_13"><text:a xlink:type="simple" xlink:href="https://www.youtube.com/watch?v=GLDRdKMnmiI"><text:span text:style-name="T28_14">com</text:span></text:a></text:span><text:span text:style-name="T28_15"><text:a xlink:type="simple" xlink:href="https://www.youtube.com/watch?v=GLDRdKMnmiI"><text:span text:style-name="T28_16">/</text:span></text:a></text:span><text:span text:style-name="T28_17"><text:a xlink:type="simple" xlink:href="https://www.youtube.com/watch?v=GLDRdKMnmiI"><text:span text:style-name="T28_18">watch</text:span></text:a></text:span><text:span text:style-name="T28_19"><text:a xlink:type="simple" xlink:href="https://www.youtube.com/watch?v=GLDRdKMnmiI"><text:span text:style-name="T28_20">?</text:span></text:a></text:span><text:span text:style-name="T28_21"><text:a xlink:type="simple" xlink:href="https://www.youtube.com/watch?v=GLDRdKMnmiI"><text:span text:style-name="T28_22">v</text:span></text:a></text:span><text:span text:style-name="T28_23"><text:a xlink:type="simple" xlink:href="https://www.youtube.com/watch?v=GLDRdKMnmiI"><text:span text:style-name="T28_24">=</text:span></text:a></text:span><text:span text:style-name="T28_25"><text:a xlink:type="simple" xlink:href="https://www.youtube.com/watch?v=GLDRdKMnmiI"><text:span text:style-name="T28_26">GLDRdKMnmiI</text:span></text:a></text:span><text:span text:style-name="T28_27"><text:s/></text:span></text:p>
      <text:p text:style-name="P29"><text:span text:style-name="T29_1">[</text:span><text:span text:style-name="T29_2">Electro</text:span><text:span text:style-name="T29_3">]<text:s/>[</text:span><text:span text:style-name="T29_4">Syntezator</text:span><text:span text:style-name="T29_5">]</text:span></text:p>
      <text:p text:style-name="P30"><text:span text:style-name="T30_1">Umuzyczniona</text:span><text:span text:style-name="T30_2"><text:s/></text:span><text:span text:style-name="T30_3">narracja</text:span><text:span text:style-name="T30_4"><text:s/></text:span><text:span text:style-name="T30_5">komiksu</text:span><text:span text:style-name="T30_6"><text:s/></text:span><text:span text:style-name="T30_7">o</text:span><text:span text:style-name="T30_8"><text:s/></text:span><text:span text:style-name="T30_9">tym</text:span><text:span text:style-name="T30_10">,<text:s/></text:span><text:span text:style-name="T30_11">jak</text:span><text:span text:style-name="T30_12"><text:s/></text:span><text:span text:style-name="T30_13">Shining</text:span><text:span text:style-name="T30_14"><text:s/></text:span><text:span text:style-name="T30_15">i</text:span><text:span text:style-name="T30_16"><text:s/></text:span><text:span text:style-name="T30_17">Cadance</text:span><text:span text:style-name="T30_18"><text:s/></text:span><text:span text:style-name="T30_19">się</text:span><text:span text:style-name="T30_20"><text:s/></text:span><text:span text:style-name="T30_21">poznali</text:span><text:span text:style-name="T30_22">.<text:s/></text:span><text:span text:style-name="T30_23">Na</text:span><text:span text:style-name="T30_24"><text:s/></text:span><text:span text:style-name="T30_25">dwa</text:span><text:span text:style-name="T30_26"><text:s/></text:span><text:span text:style-name="T30_27">głosy</text:span><text:span text:style-name="T30_28">.<text:s/>“</text:span><text:span text:style-name="T30_29">Neigh</text:span><text:span text:style-name="T30_30"><text:s/></text:span><text:span text:style-name="T30_31">Anything</text:span><text:span text:style-name="T30_32">”<text:s/></text:span><text:span text:style-name="T30_33">wręcz</text:span><text:span text:style-name="T30_34"><text:s/></text:span><text:span text:style-name="T30_35">krzyczy</text:span><text:span text:style-name="T30_36"><text:s/></text:span><text:span text:style-name="T30_37">wczesnym</text:span><text:span text:style-name="T30_38"><text:s/></text:span><text:span text:style-name="T30_39">fandomem</text:span><text:span text:style-name="T30_40"><text:s/></text:span><text:span text:style-name="T30_41">za</text:span><text:span text:style-name="T30_42"><text:s/></text:span><text:span text:style-name="T30_43">pomocą</text:span><text:span text:style-name="T30_44"><text:s/></text:span><text:span text:style-name="T30_45">stylu</text:span><text:span text:style-name="T30_46"><text:s/></text:span><text:span text:style-name="T30_47">elektroniki</text:span><text:span text:style-name="T30_48"><text:s/></text:span><text:span text:style-name="T30_49">oraz</text:span><text:span text:style-name="T30_50"><text:s/></text:span><text:span text:style-name="T30_51">beatu</text:span><text:span text:style-name="T30_52">.<text:s/></text:span><text:span text:style-name="T30_53">Co</text:span><text:span text:style-name="T30_54"><text:s/></text:span><text:span text:style-name="T30_55">kto</text:span><text:span text:style-name="T30_56"><text:s/></text:span><text:span text:style-name="T30_57">lubi</text:span><text:span text:style-name="T30_58">.</text:span></text:p>
      <text:p text:style-name="P31"/>
      <text:p text:style-name="P32"><text:span text:style-name="T32_1">ReverbBrony</text:span><text:span text:style-name="T32_2">,<text:s/></text:span><text:span text:style-name="T32_3">Ponysphere</text:span><text:span text:style-name="T32_4">,<text:s/></text:span><text:span text:style-name="T32_5">DaWillstanator</text:span><text:span text:style-name="T32_6"><text:s/>–<text:s/>“</text:span><text:span text:style-name="T32_7">Mirth</text:span><text:span text:style-name="T32_8">”</text:span></text:p>
      <text:p text:style-name="P33"><text:span text:style-name="T33_1"><text:a xlink:type="simple" xlink:href="https://www.youtube.com/watch?v=QZdmlUlhic8"><text:span text:style-name="T33_2">https</text:span></text:a></text:span><text:span text:style-name="T33_3"><text:a xlink:type="simple" xlink:href="https://www.youtube.com/watch?v=QZdmlUlhic8"><text:span text:style-name="T33_4">://</text:span></text:a></text:span><text:span text:style-name="T33_5"><text:a xlink:type="simple" xlink:href="https://www.youtube.com/watch?v=QZdmlUlhic8"><text:span text:style-name="T33_6">www</text:span></text:a></text:span><text:span text:style-name="T33_7"><text:a xlink:type="simple" xlink:href="https://www.youtube.com/watch?v=QZdmlUlhic8"><text:span text:style-name="T33_8">.</text:span></text:a></text:span><text:span text:style-name="T33_9"><text:a xlink:type="simple" xlink:href="https://www.youtube.com/watch?v=QZdmlUlhic8"><text:span text:style-name="T33_10">youtube</text:span></text:a></text:span><text:span text:style-name="T33_11"><text:a xlink:type="simple" xlink:href="https://www.youtube.com/watch?v=QZdmlUlhic8"><text:span text:style-name="T33_12">.</text:span></text:a></text:span><text:span text:style-name="T33_13"><text:a xlink:type="simple" xlink:href="https://www.youtube.com/watch?v=QZdmlUlhic8"><text:span text:style-name="T33_14">com</text:span></text:a></text:span><text:span text:style-name="T33_15"><text:a xlink:type="simple" xlink:href="https://www.youtube.com/watch?v=QZdmlUlhic8"><text:span text:style-name="T33_16">/</text:span></text:a></text:span><text:span text:style-name="T33_17"><text:a xlink:type="simple" xlink:href="https://www.youtube.com/watch?v=QZdmlUlhic8"><text:span text:style-name="T33_18">watch</text:span></text:a></text:span><text:span text:style-name="T33_19"><text:a xlink:type="simple" xlink:href="https://www.youtube.com/watch?v=QZdmlUlhic8"><text:span text:style-name="T33_20">?</text:span></text:a></text:span><text:span text:style-name="T33_21"><text:a xlink:type="simple" xlink:href="https://www.youtube.com/watch?v=QZdmlUlhic8"><text:span text:style-name="T33_22">v</text:span></text:a></text:span><text:span text:style-name="T33_23"><text:a xlink:type="simple" xlink:href="https://www.youtube.com/watch?v=QZdmlUlhic8"><text:span text:style-name="T33_24">=</text:span></text:a></text:span><text:span text:style-name="T33_25"><text:a xlink:type="simple" xlink:href="https://www.youtube.com/watch?v=QZdmlUlhic8"><text:span text:style-name="T33_26">QZdmlUlhic</text:span></text:a></text:span><text:span text:style-name="T33_27"><text:a xlink:type="simple" xlink:href="https://www.youtube.com/watch?v=QZdmlUlhic8"><text:span text:style-name="T33_28">8</text:span></text:a></text:span></text:p>
      <text:p text:style-name="P34"><text:span text:style-name="T34_1">[(</text:span><text:span text:style-name="T34_2">Nu</text:span><text:span text:style-name="T34_3">)<text:s/></text:span><text:span text:style-name="T34_4">Metal</text:span><text:span text:style-name="T34_5">]</text:span></text:p>
      <text:p text:style-name="P35"><text:span text:style-name="T35_1">Nietypowe</text:span><text:span text:style-name="T35_2"><text:s/></text:span><text:span text:style-name="T35_3">jak</text:span><text:span text:style-name="T35_4"><text:s/></text:span><text:span text:style-name="T35_5">na</text:span><text:span text:style-name="T35_6"><text:s/></text:span><text:span text:style-name="T35_7">ReverbBrony</text:span><text:span text:style-name="T35_8">’</text:span><text:span text:style-name="T35_9">ego</text:span><text:span text:style-name="T35_10">.<text:s/></text:span><text:span text:style-name="T35_11">Collab</text:span><text:span text:style-name="T35_12"><text:s/></text:span><text:span text:style-name="T35_13">z</text:span><text:span text:style-name="T35_14"><text:s/></text:span><text:span text:style-name="T35_15">dwoma</text:span><text:span text:style-name="T35_16"><text:s/></text:span><text:span text:style-name="T35_17">artystami</text:span><text:span text:style-name="T35_18"><text:s/></text:span><text:span text:style-name="T35_19">utworzył</text:span><text:span text:style-name="T35_20"><text:s/></text:span><text:span text:style-name="T35_21">coś</text:span><text:span text:style-name="T35_22"><text:s/></text:span><text:span text:style-name="T35_23">w</text:span><text:span text:style-name="T35_24"><text:s/></text:span><text:span text:style-name="T35_25">rodzaju</text:span><text:span text:style-name="T35_26"><text:s/></text:span><text:span text:style-name="T35_27">Nu</text:span><text:span text:style-name="T35_28"><text:s/></text:span><text:span text:style-name="T35_29">metalu</text:span><text:span text:style-name="T35_30">,<text:s/></text:span><text:span text:style-name="T35_31">ale</text:span><text:span text:style-name="T35_32">…<text:s/></text:span><text:span text:style-name="T35_33">innego</text:span><text:span text:style-name="T35_34">.<text:s/></text:span><text:span text:style-name="T35_35">Nie</text:span><text:span text:style-name="T35_36"><text:s/></text:span><text:span text:style-name="T35_37">potrafię</text:span><text:span text:style-name="T35_38"><text:s/></text:span><text:span text:style-name="T35_39">tego</text:span><text:span text:style-name="T35_40"><text:s/></text:span><text:span text:style-name="T35_41">do</text:span><text:span text:style-name="T35_42"><text:s/></text:span><text:span text:style-name="T35_43">końca</text:span><text:span text:style-name="T35_44"><text:s/></text:span><text:span text:style-name="T35_45">ocenić</text:span><text:span text:style-name="T35_46">,<text:s/></text:span><text:span text:style-name="T35_47">więc</text:span><text:span text:style-name="T35_48"><text:s/></text:span><text:span text:style-name="T35_49">pozostawię</text:span><text:span text:style-name="T35_50"><text:s/></text:span><text:span text:style-name="T35_51">to</text:span><text:span text:style-name="T35_52"><text:s/></text:span><text:span text:style-name="T35_53">wam</text:span><text:span text:style-name="T35_54">.</text:span></text:p>
      <text:p text:style-name="P36"/>
      <text:p text:style-name="P37"><text:span text:style-name="T37_1">Wasteland</text:span><text:span text:style-name="T37_2"><text:s/></text:span><text:span text:style-name="T37_3">Wailers</text:span><text:span text:style-name="T37_4">,<text:s/></text:span><text:span text:style-name="T37_5">Brittany</text:span><text:span text:style-name="T37_6"><text:s/></text:span><text:span text:style-name="T37_7">Church</text:span><text:span text:style-name="T37_8"><text:s/>–<text:s/>“</text:span><text:span text:style-name="T37_9">When</text:span><text:span text:style-name="T37_10"><text:s/></text:span><text:span text:style-name="T37_11">The</text:span><text:span text:style-name="T37_12"><text:s/></text:span><text:span text:style-name="T37_13">Sun</text:span><text:span text:style-name="T37_14"><text:s/></text:span><text:span text:style-name="T37_15">Comes</text:span><text:span text:style-name="T37_16"><text:s/></text:span><text:span text:style-name="T37_17">Back</text:span><text:span text:style-name="T37_18">”</text:span></text:p>
      <text:p text:style-name="P38"><text:span text:style-name="T38_1"><text:a xlink:type="simple" xlink:href="https://www.youtube.com/watch?v=kIKiUhTP6WQ"><text:span text:style-name="T38_2">https</text:span></text:a></text:span><text:span text:style-name="T38_3"><text:a xlink:type="simple" xlink:href="https://www.youtube.com/watch?v=kIKiUhTP6WQ"><text:span text:style-name="T38_4">://</text:span></text:a></text:span><text:span text:style-name="T38_5"><text:a xlink:type="simple" xlink:href="https://www.youtube.com/watch?v=kIKiUhTP6WQ"><text:span text:style-name="T38_6">www</text:span></text:a></text:span><text:span text:style-name="T38_7"><text:a xlink:type="simple" xlink:href="https://www.youtube.com/watch?v=kIKiUhTP6WQ"><text:span text:style-name="T38_8">.</text:span></text:a></text:span><text:span text:style-name="T38_9"><text:a xlink:type="simple" xlink:href="https://www.youtube.com/watch?v=kIKiUhTP6WQ"><text:span text:style-name="T38_10">youtube</text:span></text:a></text:span><text:span text:style-name="T38_11"><text:a xlink:type="simple" xlink:href="https://www.youtube.com/watch?v=kIKiUhTP6WQ"><text:span text:style-name="T38_12">.</text:span></text:a></text:span><text:span text:style-name="T38_13"><text:a xlink:type="simple" xlink:href="https://www.youtube.com/watch?v=kIKiUhTP6WQ"><text:span text:style-name="T38_14">com</text:span></text:a></text:span><text:span text:style-name="T38_15"><text:a xlink:type="simple" xlink:href="https://www.youtube.com/watch?v=kIKiUhTP6WQ"><text:span text:style-name="T38_16">/</text:span></text:a></text:span><text:span text:style-name="T38_17"><text:a xlink:type="simple" xlink:href="https://www.youtube.com/watch?v=kIKiUhTP6WQ"><text:span text:style-name="T38_18">watch</text:span></text:a></text:span><text:span text:style-name="T38_19"><text:a xlink:type="simple" xlink:href="https://www.youtube.com/watch?v=kIKiUhTP6WQ"><text:span text:style-name="T38_20">?</text:span></text:a></text:span><text:span text:style-name="T38_21"><text:a xlink:type="simple" xlink:href="https://www.youtube.com/watch?v=kIKiUhTP6WQ"><text:span text:style-name="T38_22">v</text:span></text:a></text:span><text:span text:style-name="T38_23"><text:a xlink:type="simple" xlink:href="https://www.youtube.com/watch?v=kIKiUhTP6WQ"><text:span text:style-name="T38_24">=</text:span></text:a></text:span><text:span text:style-name="T38_25"><text:a xlink:type="simple" xlink:href="https://www.youtube.com/watch?v=kIKiUhTP6WQ"><text:span text:style-name="T38_26">kIKiUhTP</text:span></text:a></text:span><text:span text:style-name="T38_27"><text:a xlink:type="simple" xlink:href="https://www.youtube.com/watch?v=kIKiUhTP6WQ"><text:span text:style-name="T38_28">6</text:span></text:a></text:span><text:span text:style-name="T38_29"><text:a xlink:type="simple" xlink:href="https://www.youtube.com/watch?v=kIKiUhTP6WQ"><text:span text:style-name="T38_30">WQ</text:span></text:a></text:span><text:span text:style-name="T38_31"><text:s/></text:span></text:p>
      <text:p text:style-name="P39"><text:span text:style-name="T39_1">[</text:span><text:span text:style-name="T39_2">Jazz</text:span><text:span text:style-name="T39_3">]<text:s/>[</text:span><text:span text:style-name="T39_4">Oldie</text:span><text:span text:style-name="T39_5">]</text:span></text:p>
      <text:p text:style-name="P40"><text:span text:style-name="T40_1">Special</text:span><text:span text:style-name="T40_2"><text:s/></text:span><text:span text:style-name="T40_3">na</text:span><text:span text:style-name="T40_4"><text:s/></text:span><text:span text:style-name="T40_5">Bronycon</text:span><text:span text:style-name="T40_6"><text:s/>2016<text:s/></text:span><text:span text:style-name="T40_7">w</text:span><text:span text:style-name="T40_8"><text:s/></text:span><text:span text:style-name="T40_9">wykonaniu</text:span><text:span text:style-name="T40_10"><text:s/></text:span><text:span text:style-name="T40_11">grupy</text:span><text:span text:style-name="T40_12"><text:s/></text:span><text:span text:style-name="T40_13">Wasteland</text:span><text:span text:style-name="T40_14"><text:s/></text:span><text:span text:style-name="T40_15">Wailers</text:span><text:span text:style-name="T40_16"><text:s/></text:span><text:span text:style-name="T40_17">wraz</text:span><text:span text:style-name="T40_18"><text:s/></text:span><text:span text:style-name="T40_19">z</text:span><text:span text:style-name="T40_20"><text:s/></text:span><text:span text:style-name="T40_21">utalentowaną</text:span><text:span text:style-name="T40_22"><text:s/></text:span><text:span text:style-name="T40_23">Brittany</text:span><text:span text:style-name="T40_24"><text:s/></text:span><text:span text:style-name="T40_25">Church</text:span><text:span text:style-name="T40_26">.<text:s/></text:span><text:span text:style-name="T40_27">Widać</text:span><text:span text:style-name="T40_28">,<text:s/></text:span><text:span text:style-name="T40_29">że</text:span><text:span text:style-name="T40_30"><text:s/></text:span><text:span text:style-name="T40_31">bardzo</text:span><text:span text:style-name="T40_32"><text:s/></text:span><text:span text:style-name="T40_33">starają</text:span><text:span text:style-name="T40_34"><text:s/></text:span><text:span text:style-name="T40_35">się</text:span><text:span text:style-name="T40_36"><text:s/></text:span><text:span text:style-name="T40_37">nadać</text:span><text:span text:style-name="T40_38"><text:s/></text:span><text:span text:style-name="T40_39">powstającej</text:span><text:span text:style-name="T40_40"><text:s/></text:span><text:span text:style-name="T40_41">wciąż</text:span><text:span text:style-name="T40_42"><text:s/></text:span><text:span text:style-name="T40_43">grze</text:span><text:span text:style-name="T40_44"><text:s/>“</text:span><text:span text:style-name="T40_45">Fallout</text:span><text:span text:style-name="T40_46">:<text:s/></text:span><text:span text:style-name="T40_47">Equestria</text:span><text:span text:style-name="T40_48">”<text:s/></text:span><text:span text:style-name="T40_49">klimatu</text:span><text:span text:style-name="T40_50"><text:s/></text:span><text:span text:style-name="T40_51">typowego</text:span><text:span text:style-name="T40_52"><text:s/></text:span><text:span text:style-name="T40_53">dla</text:span><text:span text:style-name="T40_54"><text:s/></text:span><text:span text:style-name="T40_55">lat</text:span><text:span text:style-name="T40_56"><text:s/></text:span><text:span text:style-name="T40_57">pięćdziesiątych</text:span><text:span text:style-name="T40_58">,<text:s/></text:span><text:span text:style-name="T40_59">z</text:span><text:span text:style-name="T40_60"><text:s/></text:span><text:span text:style-name="T40_61">których</text:span><text:span text:style-name="T40_62"><text:s/></text:span><text:span text:style-name="T40_63">tak</text:span><text:span text:style-name="T40_64"><text:s/></text:span><text:span text:style-name="T40_65">bardzo</text:span><text:span text:style-name="T40_66"><text:s/></text:span><text:span text:style-name="T40_67">czerpie</text:span><text:span text:style-name="T40_68"><text:s/></text:span><text:span text:style-name="T40_69">seria</text:span><text:span text:style-name="T40_70"><text:s/></text:span><text:span text:style-name="T40_71">Fallout</text:span><text:span text:style-name="T40_72">.<text:s/></text:span><text:span text:style-name="T40_73">Brakuje</text:span><text:span text:style-name="T40_74"><text:s/></text:span><text:span text:style-name="T40_75">wprawdzie</text:span><text:span text:style-name="T40_76"><text:s/></text:span><text:span text:style-name="T40_77">filtru</text:span><text:span text:style-name="T40_78"><text:s/></text:span><text:span text:style-name="T40_79">postarzającego</text:span><text:span text:style-name="T40_80">,<text:s/></text:span><text:span text:style-name="T40_81">ale</text:span><text:span text:style-name="T40_82">…<text:s/></text:span><text:span text:style-name="T40_83">tak</text:span><text:span text:style-name="T40_84"><text:s/></text:span><text:span text:style-name="T40_85">po</text:span><text:span text:style-name="T40_86"><text:s/></text:span><text:span text:style-name="T40_87">prawdzie</text:span><text:span text:style-name="T40_88">…<text:s/></text:span><text:span text:style-name="T40_89">komu</text:span><text:span text:style-name="T40_90"><text:s/></text:span><text:span text:style-name="T40_91">to</text:span><text:span text:style-name="T40_92"><text:s/></text:span><text:span text:style-name="T40_93">potrzebne</text:span><text:span text:style-name="T40_94">?<text:s/>“</text:span><text:span text:style-name="T40_95">When</text:span><text:span text:style-name="T40_96"><text:s/></text:span><text:span text:style-name="T40_97">The</text:span><text:span text:style-name="T40_98"><text:s/></text:span><text:span text:style-name="T40_99">Sun</text:span><text:span text:style-name="T40_100"><text:s/></text:span><text:span text:style-name="T40_101">Comes</text:span><text:span text:style-name="T40_102"><text:s/></text:span><text:span text:style-name="T40_103">Back</text:span><text:span text:style-name="T40_104">”<text:s/></text:span><text:span text:style-name="T40_105">brzmi</text:span><text:span text:style-name="T40_106"><text:s/></text:span><text:span text:style-name="T40_107">świetnie</text:span><text:span text:style-name="T40_108"><text:s/></text:span><text:span text:style-name="T40_109">nawet</text:span><text:span text:style-name="T40_110"><text:s/></text:span><text:span text:style-name="T40_111">i</text:span><text:span text:style-name="T40_112"><text:s/></text:span><text:span text:style-name="T40_113">bez</text:span><text:span text:style-name="T40_114"><text:s/></text:span><text:span text:style-name="T40_115">niego</text:span><text:span text:style-name="T40_116">.<text:s/></text:span><text:span text:style-name="T40_117">Polecam</text:span><text:span text:style-name="T40_118">.</text:span></text:p>
      <text:p text:style-name="P41"/>
      <text:p text:style-name="P42"><text:span text:style-name="T42_1">MicroThunder</text:span><text:span text:style-name="T42_2"><text:s/></text:span><text:span text:style-name="T42_3">feat</text:span><text:span text:style-name="T42_4">.<text:s/></text:span><text:span text:style-name="T42_5">Matt</text:span><text:span text:style-name="T42_6"><text:s/></text:span><text:span text:style-name="T42_7">Twigg</text:span><text:span text:style-name="T42_8"><text:s/>–<text:s/>“</text:span><text:span text:style-name="T42_9">Wanderlust</text:span><text:span text:style-name="T42_10">”</text:span></text:p>
      <text:p text:style-name="P43"><text:span text:style-name="T43_1"><text:a xlink:type="simple" xlink:href="https://www.youtube.com/watch?v=jSnGZIcc0qs"><text:span text:style-name="T43_2">https</text:span></text:a></text:span><text:span text:style-name="T43_3"><text:a xlink:type="simple" xlink:href="https://www.youtube.com/watch?v=jSnGZIcc0qs"><text:span text:style-name="T43_4">://</text:span></text:a></text:span><text:span text:style-name="T43_5"><text:a xlink:type="simple" xlink:href="https://www.youtube.com/watch?v=jSnGZIcc0qs"><text:span text:style-name="T43_6">www</text:span></text:a></text:span><text:span text:style-name="T43_7"><text:a xlink:type="simple" xlink:href="https://www.youtube.com/watch?v=jSnGZIcc0qs"><text:span text:style-name="T43_8">.</text:span></text:a></text:span><text:span text:style-name="T43_9"><text:a xlink:type="simple" xlink:href="https://www.youtube.com/watch?v=jSnGZIcc0qs"><text:span text:style-name="T43_10">youtube</text:span></text:a></text:span><text:span text:style-name="T43_11"><text:a xlink:type="simple" xlink:href="https://www.youtube.com/watch?v=jSnGZIcc0qs"><text:span text:style-name="T43_12">.</text:span></text:a></text:span><text:span text:style-name="T43_13"><text:a xlink:type="simple" xlink:href="https://www.youtube.com/watch?v=jSnGZIcc0qs"><text:span text:style-name="T43_14">com</text:span></text:a></text:span><text:span text:style-name="T43_15"><text:a xlink:type="simple" xlink:href="https://www.youtube.com/watch?v=jSnGZIcc0qs"><text:span text:style-name="T43_16">/</text:span></text:a></text:span><text:span text:style-name="T43_17"><text:a xlink:type="simple" xlink:href="https://www.youtube.com/watch?v=jSnGZIcc0qs"><text:span text:style-name="T43_18">watch</text:span></text:a></text:span><text:span text:style-name="T43_19"><text:a xlink:type="simple" xlink:href="https://www.youtube.com/watch?v=jSnGZIcc0qs"><text:span text:style-name="T43_20">?</text:span></text:a></text:span><text:span text:style-name="T43_21"><text:a xlink:type="simple" xlink:href="https://www.youtube.com/watch?v=jSnGZIcc0qs"><text:span text:style-name="T43_22">v</text:span></text:a></text:span><text:span text:style-name="T43_23"><text:a xlink:type="simple" xlink:href="https://www.youtube.com/watch?v=jSnGZIcc0qs"><text:span text:style-name="T43_24">=</text:span></text:a></text:span><text:span text:style-name="T43_25"><text:a xlink:type="simple" xlink:href="https://www.youtube.com/watch?v=jSnGZIcc0qs"><text:span text:style-name="T43_26">jSnGZIcc</text:span></text:a></text:span><text:span text:style-name="T43_27"><text:a xlink:type="simple" xlink:href="https://www.youtube.com/watch?v=jSnGZIcc0qs"><text:span text:style-name="T43_28">0</text:span></text:a></text:span><text:span text:style-name="T43_29"><text:a xlink:type="simple" xlink:href="https://www.youtube.com/watch?v=jSnGZIcc0qs"><text:span text:style-name="T43_30">qs</text:span></text:a></text:span><text:span text:style-name="T43_31"><text:s/></text:span></text:p>
      <text:p text:style-name="P44"><text:span text:style-name="T44_1">[8-</text:span><text:span text:style-name="T44_2">bit</text:span><text:span text:style-name="T44_3">]<text:s/>[</text:span><text:span text:style-name="T44_4">Piano</text:span><text:span text:style-name="T44_5">]</text:span></text:p>
      <text:p text:style-name="P45"><text:span text:style-name="T45_1">Dawno</text:span><text:span text:style-name="T45_2"><text:s/></text:span><text:span text:style-name="T45_3">nie</text:span><text:span text:style-name="T45_4"><text:s/></text:span><text:span text:style-name="T45_5">było</text:span><text:span text:style-name="T45_6"><text:s/></text:span><text:span text:style-name="T45_7">tu</text:span><text:span text:style-name="T45_8"><text:s/></text:span><text:span text:style-name="T45_9">żadnego</text:span><text:span text:style-name="T45_10"><text:s/></text:span><text:span text:style-name="T45_11">ośmiobitowego</text:span><text:span text:style-name="T45_12"><text:s/></text:span><text:span text:style-name="T45_13">utworu</text:span><text:span text:style-name="T45_14">.<text:s/></text:span><text:span text:style-name="T45_15">Macie</text:span><text:span text:style-name="T45_16"><text:s/></text:span><text:span text:style-name="T45_17">zatem</text:span><text:span text:style-name="T45_18"><text:s/></text:span><text:span text:style-name="T45_19">coś</text:span><text:span text:style-name="T45_20"><text:s/></text:span><text:span text:style-name="T45_21">od</text:span><text:span text:style-name="T45_22"><text:s/></text:span><text:span text:style-name="T45_23">MicroThundera</text:span><text:span text:style-name="T45_24">.<text:s/></text:span><text:span text:style-name="T45_25">Nawet</text:span><text:span text:style-name="T45_26"><text:s/></text:span><text:span text:style-name="T45_27">nie</text:span><text:span text:style-name="T45_28"><text:s/></text:span><text:span text:style-name="T45_29">jest</text:span><text:span text:style-name="T45_30"><text:s/></text:span><text:span text:style-name="T45_31">takie</text:span><text:span text:style-name="T45_32"><text:s/></text:span><text:span text:style-name="T45_33">złe</text:span><text:span text:style-name="T45_34">,<text:s/></text:span><text:span text:style-name="T45_35">nie</text:span><text:span text:style-name="T45_36"><text:s/></text:span><text:span text:style-name="T45_37">sądzicie</text:span><text:span text:style-name="T45_38">?<text:s/></text:span><text:span text:style-name="T45_39">Zawsze</text:span><text:span text:style-name="T45_40">,<text:s/></text:span><text:span text:style-name="T45_41">jak</text:span><text:span text:style-name="T45_42"><text:s/></text:span><text:span text:style-name="T45_43">słucham</text:span><text:span text:style-name="T45_44"><text:s/></text:span><text:span text:style-name="T45_45">tego</text:span><text:span text:style-name="T45_46"><text:s/></text:span><text:span text:style-name="T45_47">typu</text:span><text:span text:style-name="T45_48"><text:s/></text:span><text:span text:style-name="T45_49">muzyki</text:span><text:span text:style-name="T45_50">,<text:s/></text:span><text:span text:style-name="T45_51">to</text:span><text:span text:style-name="T45_52"><text:s/></text:span><text:span text:style-name="T45_53">przypominają</text:span><text:span text:style-name="T45_54"><text:s/></text:span><text:span text:style-name="T45_55">mi</text:span><text:span text:style-name="T45_56"><text:s/></text:span><text:span text:style-name="T45_57">się</text:span><text:span text:style-name="T45_58"><text:s/></text:span><text:span text:style-name="T45_59">wszystkie</text:span><text:span text:style-name="T45_60"><text:s/></text:span><text:span text:style-name="T45_61">różnego</text:span><text:span text:style-name="T45_62"><text:s/></text:span><text:span text:style-name="T45_63">typu</text:span><text:span text:style-name="T45_64"><text:s/></text:span><text:span text:style-name="T45_65">gry</text:span><text:span text:style-name="T45_66"><text:s/></text:span><text:span text:style-name="T45_67">w</text:span><text:span text:style-name="T45_68"><text:s/></text:span><text:span text:style-name="T45_69">RPG</text:span><text:span text:style-name="T45_70"><text:s/></text:span><text:span text:style-name="T45_71">Makerze</text:span><text:span text:style-name="T45_72">;<text:s/></text:span><text:span text:style-name="T45_73">mam</text:span><text:span text:style-name="T45_74"><text:s/></text:span><text:span text:style-name="T45_75">do</text:span><text:span text:style-name="T45_76"><text:s/></text:span><text:span text:style-name="T45_77">nich</text:span><text:span text:style-name="T45_78"><text:s/></text:span><text:span text:style-name="T45_79">pewien</text:span><text:span text:style-name="T45_80"><text:s/></text:span><text:span text:style-name="T45_81">sentyment</text:span><text:span text:style-name="T45_82">.</text:span></text:p>
      <text:p text:style-name="P46"/>
      <text:p text:style-name="P47"><text:span text:style-name="T47_1">L</text:span><text:span text:style-name="T47_2">-</text:span><text:span text:style-name="T47_3">Train</text:span><text:span text:style-name="T47_4"><text:s/>–<text:s/></text:span><text:span text:style-name="T47_5">“</text:span><text:span text:style-name="T47_6">T</text:span><text:span text:style-name="T47_7">ribute</text:span><text:span text:style-name="T47_8"><text:s/></text:span><text:span text:style-name="T47_9">to</text:span><text:span text:style-name="T47_10"><text:s/></text:span><text:span text:style-name="T47_11">BronyDanceParty</text:span><text:span text:style-name="T47_12">”</text:span></text:p>
      <text:p text:style-name="P48"><text:span text:style-name="T48_1"><text:a xlink:type="simple" xlink:href="https://www.youtube.com/watch?v=h4aruQfpQ3k"><text:span text:style-name="T48_2">https</text:span></text:a></text:span><text:span text:style-name="T48_3"><text:a xlink:type="simple" xlink:href="https://www.youtube.com/watch?v=h4aruQfpQ3k"><text:span text:style-name="T48_4">://</text:span></text:a></text:span><text:span text:style-name="T48_5"><text:a xlink:type="simple" xlink:href="https://www.youtube.com/watch?v=h4aruQfpQ3k"><text:span text:style-name="T48_6">www</text:span></text:a></text:span><text:span text:style-name="T48_7"><text:a xlink:type="simple" xlink:href="https://www.youtube.com/watch?v=h4aruQfpQ3k"><text:span text:style-name="T48_8">.</text:span></text:a></text:span><text:span text:style-name="T48_9"><text:a xlink:type="simple" xlink:href="https://www.youtube.com/watch?v=h4aruQfpQ3k"><text:span text:style-name="T48_10">youtube</text:span></text:a></text:span><text:span text:style-name="T48_11"><text:a xlink:type="simple" xlink:href="https://www.youtube.com/watch?v=h4aruQfpQ3k"><text:span text:style-name="T48_12">.</text:span></text:a></text:span><text:span text:style-name="T48_13"><text:a xlink:type="simple" xlink:href="https://www.youtube.com/watch?v=h4aruQfpQ3k"><text:span text:style-name="T48_14">com</text:span></text:a></text:span><text:span text:style-name="T48_15"><text:a xlink:type="simple" xlink:href="https://www.youtube.com/watch?v=h4aruQfpQ3k"><text:span text:style-name="T48_16">/</text:span></text:a></text:span><text:span text:style-name="T48_17"><text:a xlink:type="simple" xlink:href="https://www.youtube.com/watch?v=h4aruQfpQ3k"><text:span text:style-name="T48_18">watch</text:span></text:a></text:span><text:span text:style-name="T48_19"><text:a xlink:type="simple" xlink:href="https://www.youtube.com/watch?v=h4aruQfpQ3k"><text:span text:style-name="T48_20">?</text:span></text:a></text:span><text:span text:style-name="T48_21"><text:a xlink:type="simple" xlink:href="https://www.youtube.com/watch?v=h4aruQfpQ3k"><text:span text:style-name="T48_22">v</text:span></text:a></text:span><text:span text:style-name="T48_23"><text:a xlink:type="simple" xlink:href="https://www.youtube.com/watch?v=h4aruQfpQ3k"><text:span text:style-name="T48_24">=</text:span></text:a></text:span><text:span text:style-name="T48_25"><text:a xlink:type="simple" xlink:href="https://www.youtube.com/watch?v=h4aruQfpQ3k"><text:span text:style-name="T48_26">h</text:span></text:a></text:span><text:span text:style-name="T48_27"><text:a xlink:type="simple" xlink:href="https://www.youtube.com/watch?v=h4aruQfpQ3k"><text:span text:style-name="T48_28">4</text:span></text:a></text:span><text:span text:style-name="T48_29"><text:a xlink:type="simple" xlink:href="https://www.youtube.com/watch?v=h4aruQfpQ3k"><text:span text:style-name="T48_30">aruQfpQ</text:span></text:a></text:span><text:span text:style-name="T48_31"><text:a xlink:type="simple" xlink:href="https://www.youtube.com/watch?v=h4aruQfpQ3k"><text:span text:style-name="T48_32">3</text:span></text:a></text:span><text:span text:style-name="T48_33"><text:a xlink:type="simple" xlink:href="https://www.youtube.com/watch?v=h4aruQfpQ3k"><text:span text:style-name="T48_34">k</text:span></text:a></text:span><text:span text:style-name="T48_35"><text:s/></text:span></text:p>
      <text:p text:style-name="P49"><text:span text:style-name="T49_1">[</text:span><text:span text:style-name="T49_2">Metal</text:span><text:span text:style-name="T49_3"><text:s/></text:span><text:span text:style-name="T49_4">symfoniczny</text:span><text:span text:style-name="T49_5">]</text:span></text:p>
      <text:p text:style-name="P50"><text:span text:style-name="T50_1">Ogólnie</text:span><text:span text:style-name="T50_2"><text:s/></text:span><text:span text:style-name="T50_3">rzecz</text:span><text:span text:style-name="T50_4"><text:s/></text:span><text:span text:style-name="T50_5">biorąc</text:span><text:span text:style-name="T50_6">,<text:s/></text:span><text:span text:style-name="T50_7">stare</text:span><text:span text:style-name="T50_8"><text:s/></text:span><text:span text:style-name="T50_9">utwory</text:span><text:span text:style-name="T50_10"><text:s/></text:span><text:span text:style-name="T50_11">znanych</text:span><text:span text:style-name="T50_12"><text:s/></text:span><text:span text:style-name="T50_13">wykonawców</text:span><text:span text:style-name="T50_14"><text:s/></text:span><text:span text:style-name="T50_15">połączonych</text:span><text:span text:style-name="T50_16"><text:s/></text:span><text:span text:style-name="T50_17">jednym</text:span><text:span text:style-name="T50_18"><text:s/></text:span><text:span text:style-name="T50_19">animatorem</text:span><text:span text:style-name="T50_20"><text:s/></text:span><text:span text:style-name="T50_21">i</text:span><text:span text:style-name="T50_22"><text:s/></text:span><text:span text:style-name="T50_23">świeżym</text:span><text:span text:style-name="T50_24"><text:s/></text:span><text:span text:style-name="T50_25">wykonaniem</text:span><text:span text:style-name="T50_26">.<text:s/></text:span><text:span text:style-name="T50_27">No</text:span><text:span text:style-name="T50_28">,<text:s/></text:span><text:span text:style-name="T50_29">powiedzmy</text:span><text:span text:style-name="T50_30">.<text:s/></text:span><text:span text:style-name="T50_31">Nie</text:span><text:span text:style-name="T50_32"><text:s/></text:span><text:span text:style-name="T50_33">ma</text:span><text:span text:style-name="T50_34"><text:s/></text:span><text:span text:style-name="T50_35">już</text:span><text:span text:style-name="T50_36"><text:s/></text:span><text:span text:style-name="T50_37">chyba</text:span><text:span text:style-name="T50_38"><text:s/></text:span><text:span text:style-name="T50_39">absolutnie</text:span><text:span text:style-name="T50_40"><text:s/></text:span><text:span text:style-name="T50_41">niczego</text:span><text:span text:style-name="T50_42"><text:s/></text:span><text:span text:style-name="T50_43">świeżego</text:span><text:span text:style-name="T50_44"><text:s/></text:span><text:span text:style-name="T50_45">w</text:span><text:span text:style-name="T50_46"><text:s/></text:span><text:span text:style-name="T50_47">kolejnym</text:span><text:span text:style-name="T50_48"><text:s/></text:span><text:span text:style-name="T50_49">remake</text:span><text:span text:style-name="T50_50">’</text:span><text:span text:style-name="T50_51">u</text:span><text:span text:style-name="T50_52"><text:s/>“</text:span><text:span text:style-name="T50_53">Rainbow</text:span><text:span text:style-name="T50_54"><text:s/></text:span><text:span text:style-name="T50_55">Factory</text:span><text:span text:style-name="T50_56">”.<text:s/></text:span><text:span text:style-name="T50_57">Jeżeli</text:span><text:span text:style-name="T50_58"><text:s/></text:span><text:span text:style-name="T50_59">ktoś</text:span><text:span text:style-name="T50_60"><text:s/></text:span><text:span text:style-name="T50_61">chętnie</text:span><text:span text:style-name="T50_62"><text:s/></text:span><text:span text:style-name="T50_63">dałby</text:span><text:span text:style-name="T50_64"><text:s/></text:span><text:span text:style-name="T50_65">ponieść</text:span><text:span text:style-name="T50_66"><text:s/></text:span><text:span text:style-name="T50_67">się</text:span><text:span text:style-name="T50_68"><text:s/></text:span><text:span text:style-name="T50_69">nostalgii</text:span><text:span text:style-name="T50_70">,<text:s/></text:span><text:span text:style-name="T50_71">polecam</text:span><text:span text:style-name="T50_72"><text:s/></text:span><text:span text:style-name="T50_73">przesłuchać</text:span><text:span text:style-name="T50_74">.</text:span></text:p>
      <text:p text:style-name="P51"/>
      <text:p text:style-name="P52"><text:span text:style-name="T52_1">Nicolas</text:span><text:span text:style-name="T52_2"><text:s/></text:span><text:span text:style-name="T52_3">Dominique</text:span><text:span text:style-name="T52_4"><text:s/>–<text:s/>“</text:span><text:span text:style-name="T52_5">Underneath</text:span><text:span text:style-name="T52_6"><text:s/></text:span><text:span text:style-name="T52_7">the</text:span><text:span text:style-name="T52_8"><text:s/></text:span><text:span text:style-name="T52_9">Night</text:span><text:span text:style-name="T52_10"><text:s/></text:span><text:span text:style-name="T52_11">Sky</text:span><text:span text:style-name="T52_12">”</text:span></text:p>
      <text:p text:style-name="P53"><text:span text:style-name="T53_1"><text:a xlink:type="simple" xlink:href="https://www.youtube.com/watch?v=wk-Ex7CFQus"><text:span text:style-name="T53_2">https</text:span></text:a></text:span><text:span text:style-name="T53_3"><text:a xlink:type="simple" xlink:href="https://www.youtube.com/watch?v=wk-Ex7CFQus"><text:span text:style-name="T53_4">://</text:span></text:a></text:span><text:span text:style-name="T53_5"><text:a xlink:type="simple" xlink:href="https://www.youtube.com/watch?v=wk-Ex7CFQus"><text:span text:style-name="T53_6">www</text:span></text:a></text:span><text:span text:style-name="T53_7"><text:a xlink:type="simple" xlink:href="https://www.youtube.com/watch?v=wk-Ex7CFQus"><text:span text:style-name="T53_8">.</text:span></text:a></text:span><text:span text:style-name="T53_9"><text:a xlink:type="simple" xlink:href="https://www.youtube.com/watch?v=wk-Ex7CFQus"><text:span text:style-name="T53_10">youtube</text:span></text:a></text:span><text:span text:style-name="T53_11"><text:a xlink:type="simple" xlink:href="https://www.youtube.com/watch?v=wk-Ex7CFQus"><text:span text:style-name="T53_12">.</text:span></text:a></text:span><text:span text:style-name="T53_13"><text:a xlink:type="simple" xlink:href="https://www.youtube.com/watch?v=wk-Ex7CFQus"><text:span text:style-name="T53_14">com</text:span></text:a></text:span><text:span text:style-name="T53_15"><text:a xlink:type="simple" xlink:href="https://www.youtube.com/watch?v=wk-Ex7CFQus"><text:span text:style-name="T53_16">/</text:span></text:a></text:span><text:span text:style-name="T53_17"><text:a xlink:type="simple" xlink:href="https://www.youtube.com/watch?v=wk-Ex7CFQus"><text:span text:style-name="T53_18">watch</text:span></text:a></text:span><text:span text:style-name="T53_19"><text:a xlink:type="simple" xlink:href="https://www.youtube.com/watch?v=wk-Ex7CFQus"><text:span text:style-name="T53_20">?</text:span></text:a></text:span><text:span text:style-name="T53_21"><text:a xlink:type="simple" xlink:href="https://www.youtube.com/watch?v=wk-Ex7CFQus"><text:span text:style-name="T53_22">v</text:span></text:a></text:span><text:span text:style-name="T53_23"><text:a xlink:type="simple" xlink:href="https://www.youtube.com/watch?v=wk-Ex7CFQus"><text:span text:style-name="T53_24">=</text:span></text:a></text:span><text:span text:style-name="T53_25"><text:a xlink:type="simple" xlink:href="https://www.youtube.com/watch?v=wk-Ex7CFQus"><text:span text:style-name="T53_26">wk</text:span></text:a></text:span><text:span text:style-name="T53_27"><text:a xlink:type="simple" xlink:href="https://www.youtube.com/watch?v=wk-Ex7CFQus"><text:span text:style-name="T53_28">-</text:span></text:a></text:span><text:span text:style-name="T53_29"><text:a xlink:type="simple" xlink:href="https://www.youtube.com/watch?v=wk-Ex7CFQus"><text:span text:style-name="T53_30">Ex</text:span></text:a></text:span><text:span text:style-name="T53_31"><text:a xlink:type="simple" xlink:href="https://www.youtube.com/watch?v=wk-Ex7CFQus"><text:span text:style-name="T53_32">7</text:span></text:a></text:span><text:span text:style-name="T53_33"><text:a xlink:type="simple" xlink:href="https://www.youtube.com/watch?v=wk-Ex7CFQus"><text:span text:style-name="T53_34">CFQus</text:span></text:a></text:span><text:span text:style-name="T53_35"><text:s/></text:span></text:p>
      <text:p text:style-name="P54"><text:span text:style-name="T54_1">[</text:span><text:span text:style-name="T54_2">Ambient</text:span><text:span text:style-name="T54_3">]</text:span></text:p>
      <text:p text:style-name="P55"><text:span text:style-name="T55_1">Czy</text:span><text:span text:style-name="T55_2"><text:s/></text:span><text:span text:style-name="T55_3">naprawdę</text:span><text:span text:style-name="T55_4"><text:s/></text:span><text:span text:style-name="T55_5">muszę</text:span><text:span text:style-name="T55_6"><text:s/></text:span><text:span text:style-name="T55_7">tu</text:span><text:span text:style-name="T55_8"><text:s/></text:span><text:span text:style-name="T55_9">cokolwiek</text:span><text:span text:style-name="T55_10"><text:s/></text:span><text:span text:style-name="T55_11">dodawać</text:span><text:span text:style-name="T55_12">?<text:s/></text:span><text:span text:style-name="T55_13">Wszak</text:span><text:span text:style-name="T55_14"><text:s/></text:span><text:span text:style-name="T55_15">wszyscy</text:span><text:span text:style-name="T55_16"><text:s/></text:span><text:span text:style-name="T55_17">wiemy</text:span><text:span text:style-name="T55_18">,<text:s/></text:span><text:span text:style-name="T55_19">że</text:span><text:span text:style-name="T55_20"><text:s/></text:span><text:span text:style-name="T55_21">po</text:span><text:span text:style-name="T55_22"><text:s/></text:span><text:span text:style-name="T55_23">Niklasie</text:span><text:span text:style-name="T55_24"><text:s/></text:span><text:span text:style-name="T55_25">możemy</text:span><text:span text:style-name="T55_26"><text:s/></text:span><text:span text:style-name="T55_27">spodziewać</text:span><text:span text:style-name="T55_28"><text:s/></text:span><text:span text:style-name="T55_29">się</text:span><text:span text:style-name="T55_30"><text:s/></text:span><text:span text:style-name="T55_31">dobrego</text:span><text:span text:style-name="T55_32"><text:s/></text:span><text:span text:style-name="T55_33">contentu</text:span><text:span text:style-name="T55_34">,<text:s/></text:span><text:span text:style-name="T55_35">który</text:span><text:span text:style-name="T55_36"><text:s/></text:span><text:span text:style-name="T55_37">jednak</text:span><text:span text:style-name="T55_38"><text:s/></text:span><text:span text:style-name="T55_39">ciężko</text:span><text:span text:style-name="T55_40"><text:s/></text:span><text:span text:style-name="T55_41">opisać</text:span><text:span text:style-name="T55_42"><text:s/></text:span><text:span text:style-name="T55_43">słowami</text:span><text:span text:style-name="T55_44">.<text:s/></text:span><text:span text:style-name="T55_45">Jedyne</text:span><text:span text:style-name="T55_46">,<text:s/></text:span><text:span text:style-name="T55_47">co</text:span><text:span text:style-name="T55_48"><text:s/></text:span><text:span text:style-name="T55_49">mogę</text:span><text:span text:style-name="T55_50"><text:s/></text:span><text:span text:style-name="T55_51">zrobić</text:span><text:span text:style-name="T55_52">,<text:s/></text:span><text:span text:style-name="T55_53">to</text:span><text:span text:style-name="T55_54">…<text:s/></text:span><text:span text:style-name="T55_55">zaprosić</text:span><text:span text:style-name="T55_56"><text:s/></text:span><text:span text:style-name="T55_57">do</text:span><text:span text:style-name="T55_58"><text:s/></text:span><text:span text:style-name="T55_59">przesłuchania</text:span><text:span text:style-name="T55_60">.</text:span></text:p>
      <text:p text:style-name="P56"/>
      <text:p text:style-name="P57"><text:span text:style-name="T57_1">Flyghtning</text:span><text:span text:style-name="T57_2"><text:s/>–<text:s/>“</text:span><text:span text:style-name="T57_3">The</text:span><text:span text:style-name="T57_4"><text:s/></text:span><text:span text:style-name="T57_5">Jewel</text:span><text:span text:style-name="T57_6">”</text:span></text:p>
      <text:p text:style-name="P58"><text:span text:style-name="T58_1"><text:a xlink:type="simple" xlink:href="https://www.youtube.com/watch?v=NBbsLDJPsco"><text:span text:style-name="T58_2">https</text:span></text:a></text:span><text:span text:style-name="T58_3"><text:a xlink:type="simple" xlink:href="https://www.youtube.com/watch?v=NBbsLDJPsco"><text:span text:style-name="T58_4">://</text:span></text:a></text:span><text:span text:style-name="T58_5"><text:a xlink:type="simple" xlink:href="https://www.youtube.com/watch?v=NBbsLDJPsco"><text:span text:style-name="T58_6">www</text:span></text:a></text:span><text:span text:style-name="T58_7"><text:a xlink:type="simple" xlink:href="https://www.youtube.com/watch?v=NBbsLDJPsco"><text:span text:style-name="T58_8">.</text:span></text:a></text:span><text:span text:style-name="T58_9"><text:a xlink:type="simple" xlink:href="https://www.youtube.com/watch?v=NBbsLDJPsco"><text:span text:style-name="T58_10">youtube</text:span></text:a></text:span><text:span text:style-name="T58_11"><text:a xlink:type="simple" xlink:href="https://www.youtube.com/watch?v=NBbsLDJPsco"><text:span text:style-name="T58_12">.</text:span></text:a></text:span><text:span text:style-name="T58_13"><text:a xlink:type="simple" xlink:href="https://www.youtube.com/watch?v=NBbsLDJPsco"><text:span text:style-name="T58_14">com</text:span></text:a></text:span><text:span text:style-name="T58_15"><text:a xlink:type="simple" xlink:href="https://www.youtube.com/watch?v=NBbsLDJPsco"><text:span text:style-name="T58_16">/</text:span></text:a></text:span><text:span text:style-name="T58_17"><text:a xlink:type="simple" xlink:href="https://www.youtube.com/watch?v=NBbsLDJPsco"><text:span text:style-name="T58_18">watch</text:span></text:a></text:span><text:span text:style-name="T58_19"><text:a xlink:type="simple" xlink:href="https://www.youtube.com/watch?v=NBbsLDJPsco"><text:span text:style-name="T58_20">?</text:span></text:a></text:span><text:span text:style-name="T58_21"><text:a xlink:type="simple" xlink:href="https://www.youtube.com/watch?v=NBbsLDJPsco"><text:span text:style-name="T58_22">v</text:span></text:a></text:span><text:span text:style-name="T58_23"><text:a xlink:type="simple" xlink:href="https://www.youtube.com/watch?v=NBbsLDJPsco"><text:span text:style-name="T58_24">=</text:span></text:a></text:span><text:span text:style-name="T58_25"><text:a xlink:type="simple" xlink:href="https://www.youtube.com/watch?v=NBbsLDJPsco"><text:span text:style-name="T58_26">NBbsLDJPsco</text:span></text:a></text:span><text:span text:style-name="T58_27"><text:s/></text:span></text:p>
      <text:p text:style-name="P59"><text:span text:style-name="T59_1">[</text:span><text:span text:style-name="T59_2">Wokal</text:span><text:span text:style-name="T59_3">]<text:s/>[</text:span><text:span text:style-name="T59_4">Pop</text:span><text:span text:style-name="T59_5"><text:s/></text:span><text:span text:style-name="T59_6">lat</text:span><text:span text:style-name="T59_7"><text:s/>80]</text:span></text:p>
      <text:p text:style-name="P60"><text:span text:style-name="T60_1">A</text:span><text:span text:style-name="T60_2"><text:s/></text:span><text:span text:style-name="T60_3">tu</text:span><text:span text:style-name="T60_4"><text:s/></text:span><text:span text:style-name="T60_5">z</text:span><text:span text:style-name="T60_6"><text:s/></text:span><text:span text:style-name="T60_7">kolei</text:span><text:span text:style-name="T60_8"><text:s/></text:span><text:span text:style-name="T60_9">świetna</text:span><text:span text:style-name="T60_10"><text:s/></text:span><text:span text:style-name="T60_11">przeróbka</text:span><text:span text:style-name="T60_12"><text:s/></text:span><text:span text:style-name="T60_13">klasycznego</text:span><text:span text:style-name="T60_14"><text:s/></text:span><text:span text:style-name="T60_15">utworu</text:span><text:span text:style-name="T60_16"><text:s/></text:span><text:span text:style-name="T60_17">w</text:span><text:span text:style-name="T60_18"><text:s/></text:span><text:span text:style-name="T60_19">wykonaniu</text:span><text:span text:style-name="T60_20"><text:s/></text:span><text:span text:style-name="T60_21">naszego</text:span><text:span text:style-name="T60_22"><text:s/></text:span><text:span text:style-name="T60_23">polskiego</text:span><text:span text:style-name="T60_24"><text:s/></text:span><text:span text:style-name="T60_25">fana</text:span><text:span text:style-name="T60_26"><text:s/></text:span><text:span text:style-name="T60_27">iskierki</text:span><text:span text:style-name="T60_28"><text:s/></text:span><text:span text:style-name="T60_29">zmierzchu</text:span><text:span text:style-name="T60_30">,<text:s/></text:span><text:span text:style-name="T60_31">Flyghtninga</text:span><text:span text:style-name="T60_32">.<text:s/></text:span><text:span text:style-name="T60_33">Muszę</text:span><text:span text:style-name="T60_34"><text:s/></text:span><text:span text:style-name="T60_35">przyznać</text:span><text:span text:style-name="T60_36">,<text:s/></text:span><text:span text:style-name="T60_37">że</text:span><text:span text:style-name="T60_38"><text:s/></text:span><text:span text:style-name="T60_39">tekst</text:span><text:span text:style-name="T60_40"><text:s/></text:span><text:span text:style-name="T60_41">jest</text:span><text:span text:style-name="T60_42"><text:s/></text:span><text:span text:style-name="T60_43">dopasowany</text:span><text:span text:style-name="T60_44"><text:s/></text:span><text:span text:style-name="T60_45">bardzo</text:span><text:span text:style-name="T60_46"><text:s/></text:span><text:span text:style-name="T60_47">przyzwoicie</text:span><text:span text:style-name="T60_48">,<text:s/></text:span><text:span text:style-name="T60_49">ale</text:span><text:span text:style-name="T60_50"><text:s/></text:span><text:span text:style-name="T60_51">w</text:span><text:span text:style-name="T60_52"><text:s/></text:span><text:span text:style-name="T60_53">końcu</text:span><text:span text:style-name="T60_54"><text:s/></text:span><text:span text:style-name="T60_55">pomagało</text:span><text:span text:style-name="T60_56"><text:s/></text:span><text:span text:style-name="T60_57">przy</text:span><text:span text:style-name="T60_58"><text:s/></text:span><text:span text:style-name="T60_59">tym</text:span><text:span text:style-name="T60_60"><text:s/></text:span><text:span text:style-name="T60_61">kilku</text:span><text:span text:style-name="T60_62"><text:s/></text:span><text:span text:style-name="T60_63">fandomowych</text:span><text:span text:style-name="T60_64"><text:s/></text:span><text:span text:style-name="T60_65">pisarzy</text:span><text:span text:style-name="T60_66">.<text:s/></text:span><text:span text:style-name="T60_67">Co</text:span><text:span text:style-name="T60_68"><text:s/></text:span><text:span text:style-name="T60_69">mogło</text:span><text:span text:style-name="T60_70"><text:s/></text:span><text:span text:style-name="T60_71">pójść</text:span><text:span text:style-name="T60_72"><text:s/></text:span><text:span text:style-name="T60_73">nie</text:span><text:span text:style-name="T60_74"><text:s/></text:span><text:span text:style-name="T60_75">tak</text:span><text:span text:style-name="T60_76">?<text:s/></text:span><text:span text:style-name="T60_77">Otóż</text:span><text:span text:style-name="T60_78"><text:s/></text:span><text:span text:style-name="T60_79">nic</text:span><text:span text:style-name="T60_80">!<text:s/></text:span><text:span text:style-name="T60_81">Serdecznie</text:span><text:span text:style-name="T60_82"><text:s/></text:span><text:span text:style-name="T60_83">polecam</text:span><text:span text:style-name="T60_84"><text:s/></text:span><text:span text:style-name="T60_85">przesłuchać</text:span><text:span text:style-name="T60_86">.</text:span></text:p>
      <text:p text:style-name="P61"/>
      <text:p text:style-name="P62"><text:span text:style-name="T62_1">Silva</text:span><text:span text:style-name="T62_2"><text:s/></text:span><text:span text:style-name="T62_3">Hound</text:span><text:span text:style-name="T62_4"><text:s/>&amp;<text:s/></text:span><text:span text:style-name="T62_5">UndreamedPanic</text:span><text:span text:style-name="T62_6"><text:s/></text:span><text:span text:style-name="T62_7">feat</text:span><text:span text:style-name="T62_8">.<text:s/></text:span><text:span text:style-name="T62_9">Synthis</text:span><text:span text:style-name="T62_10"><text:s/>–<text:s/>“</text:span><text:span text:style-name="T62_11">The</text:span><text:span text:style-name="T62_12"><text:s/></text:span><text:span text:style-name="T62_13">Storm</text:span><text:span text:style-name="T62_14">”</text:span></text:p>
      <text:p text:style-name="P63"><text:span text:style-name="T63_1"><text:a xlink:type="simple" xlink:href="https://www.youtube.com/watch?v=W6NMdyMomNw"><text:span text:style-name="T63_2">https</text:span></text:a></text:span><text:span text:style-name="T63_3"><text:a xlink:type="simple" xlink:href="https://www.youtube.com/watch?v=W6NMdyMomNw"><text:span text:style-name="T63_4">://</text:span></text:a></text:span><text:span text:style-name="T63_5"><text:a xlink:type="simple" xlink:href="https://www.youtube.com/watch?v=W6NMdyMomNw"><text:span text:style-name="T63_6">www</text:span></text:a></text:span><text:span text:style-name="T63_7"><text:a xlink:type="simple" xlink:href="https://www.youtube.com/watch?v=W6NMdyMomNw"><text:span text:style-name="T63_8">.</text:span></text:a></text:span><text:span text:style-name="T63_9"><text:a xlink:type="simple" xlink:href="https://www.youtube.com/watch?v=W6NMdyMomNw"><text:span text:style-name="T63_10">youtube</text:span></text:a></text:span><text:span text:style-name="T63_11"><text:a xlink:type="simple" xlink:href="https://www.youtube.com/watch?v=W6NMdyMomNw"><text:span text:style-name="T63_12">.</text:span></text:a></text:span><text:span text:style-name="T63_13"><text:a xlink:type="simple" xlink:href="https://www.youtube.com/watch?v=W6NMdyMomNw"><text:span text:style-name="T63_14">com</text:span></text:a></text:span><text:span text:style-name="T63_15"><text:a xlink:type="simple" xlink:href="https://www.youtube.com/watch?v=W6NMdyMomNw"><text:span text:style-name="T63_16">/</text:span></text:a></text:span><text:span text:style-name="T63_17"><text:a xlink:type="simple" xlink:href="https://www.youtube.com/watch?v=W6NMdyMomNw"><text:span text:style-name="T63_18">watch</text:span></text:a></text:span><text:span text:style-name="T63_19"><text:a xlink:type="simple" xlink:href="https://www.youtube.com/watch?v=W6NMdyMomNw"><text:span text:style-name="T63_20">?</text:span></text:a></text:span><text:span text:style-name="T63_21"><text:a xlink:type="simple" xlink:href="https://www.youtube.com/watch?v=W6NMdyMomNw"><text:span text:style-name="T63_22">v</text:span></text:a></text:span><text:span text:style-name="T63_23"><text:a xlink:type="simple" xlink:href="https://www.youtube.com/watch?v=W6NMdyMomNw"><text:span text:style-name="T63_24">=</text:span></text:a></text:span><text:span text:style-name="T63_25"><text:a xlink:type="simple" xlink:href="https://www.youtube.com/watch?v=W6NMdyMomNw"><text:span text:style-name="T63_26">W</text:span></text:a></text:span><text:span text:style-name="T63_27"><text:a xlink:type="simple" xlink:href="https://www.youtube.com/watch?v=W6NMdyMomNw"><text:span text:style-name="T63_28">6</text:span></text:a></text:span><text:span text:style-name="T63_29"><text:a xlink:type="simple" xlink:href="https://www.youtube.com/watch?v=W6NMdyMomNw"><text:span text:style-name="T63_30">NMdyMomNw</text:span></text:a></text:span><text:span text:style-name="T63_31"><text:s/></text:span></text:p>
      <text:p text:style-name="P64"><text:span text:style-name="T64_1">[</text:span><text:span text:style-name="T64_2">Elektropop</text:span><text:span text:style-name="T64_3">]</text:span></text:p>
      <text:p text:style-name="P65"><text:span text:style-name="T65_1">Silva</text:span><text:span text:style-name="T65_2"><text:s/></text:span><text:span text:style-name="T65_3">Hound</text:span><text:span text:style-name="T65_4"><text:s/></text:span><text:span text:style-name="T65_5">powraca</text:span><text:span text:style-name="T65_6"><text:s/></text:span><text:span text:style-name="T65_7">z</text:span><text:span text:style-name="T65_8"><text:s/></text:span><text:span text:style-name="T65_9">nową</text:span><text:span text:style-name="T65_10"><text:s/></text:span><text:span text:style-name="T65_11">piosenką</text:span><text:span text:style-name="T65_12"><text:s/></text:span><text:span text:style-name="T65_13">specjalnie</text:span><text:span text:style-name="T65_14"><text:s/></text:span><text:span text:style-name="T65_15">na</text:span><text:span text:style-name="T65_16"><text:s/></text:span><text:span text:style-name="T65_17">Bronycon</text:span><text:span text:style-name="T65_18"><text:s/>2016.<text:s/></text:span><text:span text:style-name="T65_19">Nie</text:span><text:span text:style-name="T65_20"><text:s/></text:span><text:span text:style-name="T65_21">widzę</text:span><text:span text:style-name="T65_22"><text:s/></text:span><text:span text:style-name="T65_23">w</text:span><text:span text:style-name="T65_24"><text:s/></text:span><text:span text:style-name="T65_25">niej</text:span><text:span text:style-name="T65_26"><text:s/></text:span><text:span text:style-name="T65_27">nic</text:span><text:span text:style-name="T65_28"><text:s/></text:span><text:span text:style-name="T65_29">specjalnego</text:span><text:span text:style-name="T65_30">,<text:s/></text:span><text:span text:style-name="T65_31">ale</text:span><text:span text:style-name="T65_32"><text:s/></text:span><text:span text:style-name="T65_33">o</text:span><text:span text:style-name="T65_34"><text:s/></text:span><text:span text:style-name="T65_35">gustach</text:span><text:span text:style-name="T65_36"><text:s/></text:span><text:span text:style-name="T65_37">się</text:span><text:span text:style-name="T65_38"><text:s/></text:span><text:span text:style-name="T65_39">nie</text:span><text:span text:style-name="T65_40"><text:s/></text:span><text:span text:style-name="T65_41">dyskutuje</text:span><text:span text:style-name="T65_42">.<text:s/></text:span><text:span text:style-name="T65_43">Przesłuchajcie</text:span><text:span text:style-name="T65_44"><text:s/></text:span><text:span text:style-name="T65_45">sami</text:span><text:span text:style-name="T65_46">,<text:s/></text:span><text:span text:style-name="T65_47">jeśli</text:span><text:span text:style-name="T65_48"><text:s/></text:span><text:span text:style-name="T65_49">chcecie</text:span><text:span text:style-name="T65_50">.</text:span></text:p>
      <text:p text:style-name="P66"/>
      <text:p text:style-name="P67"><text:span text:style-name="T67_1">Ponyphonic</text:span><text:span text:style-name="T67_2"><text:s/>–<text:s/>“</text:span><text:span text:style-name="T67_3">The</text:span><text:span text:style-name="T67_4"><text:s/></text:span><text:span text:style-name="T67_5">Moon</text:span><text:span text:style-name="T67_6"><text:s/></text:span><text:span text:style-name="T67_7">Rises</text:span><text:span text:style-name="T67_8">”</text:span></text:p>
      <text:p text:style-name="P68"><text:span text:style-name="T68_1"><text:a xlink:type="simple" xlink:href="https://www.youtube.com/watch?v=4vBJAgbiBTY"><text:span text:style-name="T68_2">https</text:span></text:a></text:span><text:span text:style-name="T68_3"><text:a xlink:type="simple" xlink:href="https://www.youtube.com/watch?v=4vBJAgbiBTY"><text:span text:style-name="T68_4">://</text:span></text:a></text:span><text:span text:style-name="T68_5"><text:a xlink:type="simple" xlink:href="https://www.youtube.com/watch?v=4vBJAgbiBTY"><text:span text:style-name="T68_6">www</text:span></text:a></text:span><text:span text:style-name="T68_7"><text:a xlink:type="simple" xlink:href="https://www.youtube.com/watch?v=4vBJAgbiBTY"><text:span text:style-name="T68_8">.</text:span></text:a></text:span><text:span text:style-name="T68_9"><text:a xlink:type="simple" xlink:href="https://www.youtube.com/watch?v=4vBJAgbiBTY"><text:span text:style-name="T68_10">youtube</text:span></text:a></text:span><text:span text:style-name="T68_11"><text:a xlink:type="simple" xlink:href="https://www.youtube.com/watch?v=4vBJAgbiBTY"><text:span text:style-name="T68_12">.</text:span></text:a></text:span><text:span text:style-name="T68_13"><text:a xlink:type="simple" xlink:href="https://www.youtube.com/watch?v=4vBJAgbiBTY"><text:span text:style-name="T68_14">com</text:span></text:a></text:span><text:span text:style-name="T68_15"><text:a xlink:type="simple" xlink:href="https://www.youtube.com/watch?v=4vBJAgbiBTY"><text:span text:style-name="T68_16">/</text:span></text:a></text:span><text:span text:style-name="T68_17"><text:a xlink:type="simple" xlink:href="https://www.youtube.com/watch?v=4vBJAgbiBTY"><text:span text:style-name="T68_18">watch</text:span></text:a></text:span><text:span text:style-name="T68_19"><text:a xlink:type="simple" xlink:href="https://www.youtube.com/watch?v=4vBJAgbiBTY"><text:span text:style-name="T68_20">?</text:span></text:a></text:span><text:span text:style-name="T68_21"><text:a xlink:type="simple" xlink:href="https://www.youtube.com/watch?v=4vBJAgbiBTY"><text:span text:style-name="T68_22">v</text:span></text:a></text:span><text:span text:style-name="T68_23"><text:a xlink:type="simple" xlink:href="https://www.youtube.com/watch?v=4vBJAgbiBTY"><text:span text:style-name="T68_24">=4</text:span></text:a></text:span><text:span text:style-name="T68_25"><text:a xlink:type="simple" xlink:href="https://www.youtube.com/watch?v=4vBJAgbiBTY"><text:span text:style-name="T68_26">vBJAgbiBTY</text:span></text:a></text:span><text:span text:style-name="T68_27"><text:s/></text:span></text:p>
      <text:p text:style-name="P69"><text:span text:style-name="T69_1">[</text:span><text:span text:style-name="T69_2">Piano</text:span><text:span text:style-name="T69_3">]<text:s/>[</text:span><text:span text:style-name="T69_4">WOKAL</text:span><text:span text:style-name="T69_5">!]</text:span></text:p>
      <text:p text:style-name="P70"><text:span text:style-name="T70_1">Rework</text:span><text:span text:style-name="T70_2"><text:s/></text:span><text:span text:style-name="T70_3">jednego</text:span><text:span text:style-name="T70_4"><text:s/></text:span><text:span text:style-name="T70_5">z</text:span><text:span text:style-name="T70_6"><text:s/></text:span><text:span text:style-name="T70_7">klasyków</text:span><text:span text:style-name="T70_8"><text:s/></text:span><text:span text:style-name="T70_9">fandomu</text:span><text:span text:style-name="T70_10">,<text:s/></text:span><text:span text:style-name="T70_11">ale</text:span><text:span text:style-name="T70_12"><text:s/></text:span><text:span text:style-name="T70_13">za</text:span><text:span text:style-name="T70_14"><text:s/></text:span><text:span text:style-name="T70_15">to</text:span><text:span text:style-name="T70_16"><text:s/></text:span><text:span text:style-name="T70_17">w</text:span><text:span text:style-name="T70_18"><text:s/></text:span><text:span text:style-name="T70_19">jakim</text:span><text:span text:style-name="T70_20"><text:s/></text:span><text:span text:style-name="T70_21">wykonaniu</text:span><text:span text:style-name="T70_22">!<text:s/></text:span><text:span text:style-name="T70_23">Ponyphonic</text:span><text:span text:style-name="T70_24"><text:s/></text:span><text:span text:style-name="T70_25">skombinował</text:span><text:span text:style-name="T70_26"><text:s/></text:span><text:span text:style-name="T70_27">skądś</text:span><text:span text:style-name="T70_28"><text:s/></text:span><text:span text:style-name="T70_29">profesjonalną</text:span><text:span text:style-name="T70_30"><text:s/></text:span><text:span text:style-name="T70_31">wokalistkę</text:span><text:span text:style-name="T70_32"><text:s/></text:span><text:span text:style-name="T70_33">i</text:span><text:span text:style-name="T70_34"><text:s/></text:span><text:span text:style-name="T70_35">przyznaję</text:span><text:span text:style-name="T70_36">,<text:s/></text:span><text:span text:style-name="T70_37">że</text:span><text:span text:style-name="T70_38"><text:s/></text:span><text:span text:style-name="T70_39">jej</text:span><text:span text:style-name="T70_40"><text:s/></text:span><text:span text:style-name="T70_41">wokal</text:span><text:span text:style-name="T70_42"><text:s/></text:span><text:span text:style-name="T70_43">zrobił</text:span><text:span text:style-name="T70_44"><text:s/></text:span><text:span text:style-name="T70_45">na</text:span><text:span text:style-name="T70_46"><text:s/></text:span><text:span text:style-name="T70_47">mnie</text:span><text:span text:style-name="T70_48"><text:s/></text:span><text:span text:style-name="T70_49">spore</text:span><text:span text:style-name="T70_50"><text:s/></text:span><text:span text:style-name="T70_51">wrażenie</text:span><text:span text:style-name="T70_52">.<text:s/></text:span><text:span text:style-name="T70_53">Przez</text:span><text:span text:style-name="T70_54"><text:s/></text:span><text:span text:style-name="T70_55">chwilę</text:span><text:span text:style-name="T70_56"><text:s/></text:span><text:span text:style-name="T70_57">miałem</text:span><text:span text:style-name="T70_58"><text:s/></text:span><text:span text:style-name="T70_59">nawet</text:span><text:span text:style-name="T70_60"><text:s/></text:span><text:span text:style-name="T70_61">wrażenie</text:span><text:span text:style-name="T70_62">,<text:s/></text:span><text:span text:style-name="T70_63">że</text:span><text:span text:style-name="T70_64"><text:s/></text:span><text:span text:style-name="T70_65">słucham</text:span><text:span text:style-name="T70_66"><text:s/></text:span><text:span text:style-name="T70_67">jednego</text:span><text:span text:style-name="T70_68"><text:s/></text:span><text:span text:style-name="T70_69">z</text:span><text:span text:style-name="T70_70"><text:s/></text:span><text:span text:style-name="T70_71">utworów</text:span><text:span text:style-name="T70_72"><text:s/></text:span><text:span text:style-name="T70_73">z</text:span><text:span text:style-name="T70_74"><text:s/></text:span><text:span text:style-name="T70_75">musicalu</text:span><text:span text:style-name="T70_76"><text:s/>“</text:span><text:span text:style-name="T70_77">Hrabia</text:span><text:span text:style-name="T70_78"><text:s/></text:span><text:span text:style-name="T70_79">Monte</text:span><text:span text:style-name="T70_80"><text:s/></text:span><text:span text:style-name="T70_81">Christo</text:span><text:span text:style-name="T70_82">”,<text:s/></text:span><text:span text:style-name="T70_83">ponyfikowanego</text:span><text:span text:style-name="T70_84"><text:s/></text:span><text:span text:style-name="T70_85">niegdyś</text:span><text:span text:style-name="T70_86"><text:s/></text:span><text:span text:style-name="T70_87">przez</text:span><text:span text:style-name="T70_88"><text:s/></text:span><text:span text:style-name="T70_89">Inkpotts</text:span><text:span text:style-name="T70_90">.<text:s/></text:span><text:span text:style-name="T70_91">Swoją</text:span><text:span text:style-name="T70_92"><text:s/></text:span><text:span text:style-name="T70_93">drogą</text:span><text:span text:style-name="T70_94">,<text:s/></text:span><text:span text:style-name="T70_95">ciekawe</text:span><text:span text:style-name="T70_96">,<text:s/></text:span><text:span text:style-name="T70_97">co</text:span><text:span text:style-name="T70_98"><text:s/></text:span><text:span text:style-name="T70_99">u</text:span><text:span text:style-name="T70_100"><text:s/></text:span><text:span text:style-name="T70_101">nich</text:span><text:span text:style-name="T70_102">...</text:span></text:p>
      <text:p text:style-name="P71"/>
      <text:p text:style-name="P72"><text:span text:style-name="T72_1">Segments</text:span><text:span text:style-name="T72_2"><text:s/></text:span><text:span text:style-name="T72_3">of</text:span><text:span text:style-name="T72_4"><text:s/></text:span><text:span text:style-name="T72_5">Life</text:span><text:span text:style-name="T72_6"><text:s/>–<text:s/>“</text:span><text:span text:style-name="T72_7">Exitus</text:span><text:span text:style-name="T72_8">”</text:span></text:p>
      <text:p text:style-name="P73"><text:span text:style-name="T73_1"><text:a xlink:type="simple" xlink:href="https://www.youtube.com/watch?v=_b1ZeCe6rTA"><text:span text:style-name="T73_2">https</text:span></text:a></text:span><text:span text:style-name="T73_3"><text:a xlink:type="simple" xlink:href="https://www.youtube.com/watch?v=_b1ZeCe6rTA"><text:span text:style-name="T73_4">://</text:span></text:a></text:span><text:span text:style-name="T73_5"><text:a xlink:type="simple" xlink:href="https://www.youtube.com/watch?v=_b1ZeCe6rTA"><text:span text:style-name="T73_6">www</text:span></text:a></text:span><text:span text:style-name="T73_7"><text:a xlink:type="simple" xlink:href="https://www.youtube.com/watch?v=_b1ZeCe6rTA"><text:span text:style-name="T73_8">.</text:span></text:a></text:span><text:span text:style-name="T73_9"><text:a xlink:type="simple" xlink:href="https://www.youtube.com/watch?v=_b1ZeCe6rTA"><text:span text:style-name="T73_10">youtube</text:span></text:a></text:span><text:span text:style-name="T73_11"><text:a xlink:type="simple" xlink:href="https://www.youtube.com/watch?v=_b1ZeCe6rTA"><text:span text:style-name="T73_12">.</text:span></text:a></text:span><text:span text:style-name="T73_13"><text:a xlink:type="simple" xlink:href="https://www.youtube.com/watch?v=_b1ZeCe6rTA"><text:span text:style-name="T73_14">com</text:span></text:a></text:span><text:span text:style-name="T73_15"><text:a xlink:type="simple" xlink:href="https://www.youtube.com/watch?v=_b1ZeCe6rTA"><text:span text:style-name="T73_16">/</text:span></text:a></text:span><text:span text:style-name="T73_17"><text:a xlink:type="simple" xlink:href="https://www.youtube.com/watch?v=_b1ZeCe6rTA"><text:span text:style-name="T73_18">watch</text:span></text:a></text:span><text:span text:style-name="T73_19"><text:a xlink:type="simple" xlink:href="https://www.youtube.com/watch?v=_b1ZeCe6rTA"><text:span text:style-name="T73_20">?</text:span></text:a></text:span><text:span text:style-name="T73_21"><text:a xlink:type="simple" xlink:href="https://www.youtube.com/watch?v=_b1ZeCe6rTA"><text:span text:style-name="T73_22">v</text:span></text:a></text:span><text:span text:style-name="T73_23"><text:a xlink:type="simple" xlink:href="https://www.youtube.com/watch?v=_b1ZeCe6rTA"><text:span text:style-name="T73_24">=_</text:span></text:a></text:span><text:span text:style-name="T73_25"><text:a xlink:type="simple" xlink:href="https://www.youtube.com/watch?v=_b1ZeCe6rTA"><text:span text:style-name="T73_26">b</text:span></text:a></text:span><text:span text:style-name="T73_27"><text:a xlink:type="simple" xlink:href="https://www.youtube.com/watch?v=_b1ZeCe6rTA"><text:span text:style-name="T73_28">1</text:span></text:a></text:span><text:span text:style-name="T73_29"><text:a xlink:type="simple" xlink:href="https://www.youtube.com/watch?v=_b1ZeCe6rTA"><text:span text:style-name="T73_30">ZeCe</text:span></text:a></text:span><text:span text:style-name="T73_31"><text:a xlink:type="simple" xlink:href="https://www.youtube.com/watch?v=_b1ZeCe6rTA"><text:span text:style-name="T73_32">6</text:span></text:a></text:span><text:span text:style-name="T73_33"><text:a xlink:type="simple" xlink:href="https://www.youtube.com/watch?v=_b1ZeCe6rTA"><text:span text:style-name="T73_34">rTA</text:span></text:a></text:span><text:span text:style-name="T73_35"><text:s/></text:span></text:p>
      <text:p text:style-name="P74"><text:span text:style-name="T74_1">[</text:span><text:span text:style-name="T74_2">Ambient</text:span><text:span text:style-name="T74_3">]<text:s/>[</text:span><text:span text:style-name="T74_4">Prog</text:span><text:span text:style-name="T74_5"><text:s/></text:span><text:span text:style-name="T74_6">Rock</text:span><text:span text:style-name="T74_7">]<text:s/>[</text:span><text:span text:style-name="T74_8">Instrumental</text:span><text:span text:style-name="T74_9">]</text:span></text:p>
      <text:p text:style-name="P75"><text:span text:style-name="T75_1">A</text:span><text:span text:style-name="T75_2"><text:s/></text:span><text:span text:style-name="T75_3">tymczasem</text:span><text:span text:style-name="T75_4"><text:s/></text:span><text:span text:style-name="T75_5">w</text:span><text:span text:style-name="T75_6"><text:s/></text:span><text:span text:style-name="T75_7">innej</text:span><text:span text:style-name="T75_8"><text:s/></text:span><text:span text:style-name="T75_9">części</text:span><text:span text:style-name="T75_10"><text:s/></text:span><text:span text:style-name="T75_11">fandomu</text:span><text:span text:style-name="T75_12"><text:s/></text:span><text:span text:style-name="T75_13">mamy</text:span><text:span text:style-name="T75_14"><text:s/></text:span><text:span text:style-name="T75_15">coś</text:span><text:span text:style-name="T75_16"><text:s/></text:span><text:span text:style-name="T75_17">dla</text:span><text:span text:style-name="T75_18"><text:s/></text:span><text:span text:style-name="T75_19">mnie</text:span><text:span text:style-name="T75_20"><text:s/></text:span><text:span text:style-name="T75_21">nowego</text:span><text:span text:style-name="T75_22"><text:s/></text:span><text:span text:style-name="T75_23">i</text:span><text:span text:style-name="T75_24"><text:s/></text:span><text:span text:style-name="T75_25">intrygującego</text:span><text:span text:style-name="T75_26">.<text:s/></text:span><text:span text:style-name="T75_27">Stylem</text:span><text:span text:style-name="T75_28"><text:s/></text:span><text:span text:style-name="T75_29">przypomina</text:span><text:span text:style-name="T75_30"><text:s/></text:span><text:span text:style-name="T75_31">mi</text:span><text:span text:style-name="T75_32"><text:s/></text:span><text:span text:style-name="T75_33">troszkę</text:span><text:span text:style-name="T75_34"><text:s/></text:span><text:span text:style-name="T75_35">Canapplejacka</text:span><text:span text:style-name="T75_36">,<text:s/></text:span><text:span text:style-name="T75_37">troszkę</text:span><text:span text:style-name="T75_38"><text:s/></text:span><text:span text:style-name="T75_39">dodaje</text:span><text:span text:style-name="T75_40"><text:s/></text:span><text:span text:style-name="T75_41">od</text:span><text:span text:style-name="T75_42"><text:s/></text:span><text:span text:style-name="T75_43">siebie</text:span><text:span text:style-name="T75_44">…<text:s/></text:span><text:span text:style-name="T75_45">Z</text:span><text:span text:style-name="T75_46"><text:s/></text:span><text:span text:style-name="T75_47">pewnością</text:span><text:span text:style-name="T75_48"><text:s/></text:span><text:span text:style-name="T75_49">będę</text:span><text:span text:style-name="T75_50"><text:s/></text:span><text:span text:style-name="T75_51">mu</text:span><text:span text:style-name="T75_52"><text:s/></text:span><text:span text:style-name="T75_53">się</text:span><text:span text:style-name="T75_54"><text:s/></text:span><text:span text:style-name="T75_55">bliżej</text:span><text:span text:style-name="T75_56"><text:s/></text:span><text:span text:style-name="T75_57">przyglądał</text:span><text:span text:style-name="T75_58"><text:s/></text:span><text:span text:style-name="T75_59">w</text:span><text:span text:style-name="T75_60"><text:s/></text:span><text:span text:style-name="T75_61">przyszłości</text:span><text:span text:style-name="T75_62">.<text:s/></text:span><text:span text:style-name="T75_63">A</text:span><text:span text:style-name="T75_64"><text:s/></text:span><text:span text:style-name="T75_65">tymczasem</text:span><text:span text:style-name="T75_66"><text:s/></text:span><text:span text:style-name="T75_67">przesłuchajcie</text:span><text:span text:style-name="T75_68"><text:s/></text:span><text:span text:style-name="T75_69">trochę</text:span><text:span text:style-name="T75_70"><text:s/></text:span><text:span text:style-name="T75_71">dobrego</text:span><text:span text:style-name="T75_72"><text:s/></text:span><text:span text:style-name="T75_73">progressive</text:span><text:span text:style-name="T75_74"><text:s/></text:span><text:span text:style-name="T75_75">rocka</text:span><text:span text:style-name="T75_76">.</text:span></text:p>
      <text:p text:style-name="P76"/>
      <text:p text:style-name="P77"><text:span text:style-name="T77_1">Exiark</text:span><text:span text:style-name="T77_2"><text:s/>–<text:s/>“</text:span><text:span text:style-name="T77_3">Tides</text:span><text:span text:style-name="T77_4"><text:s/></text:span><text:span text:style-name="T77_5">of</text:span><text:span text:style-name="T77_6"><text:s/></text:span><text:span text:style-name="T77_7">War</text:span><text:span text:style-name="T77_8">”</text:span></text:p>
      <text:p text:style-name="P78"><text:span text:style-name="T78_1"><text:a xlink:type="simple" xlink:href="https://www.youtube.com/watch?v=0dpubz1tAqo"><text:span text:style-name="T78_2">https</text:span></text:a></text:span><text:span text:style-name="T78_3"><text:a xlink:type="simple" xlink:href="https://www.youtube.com/watch?v=0dpubz1tAqo"><text:span text:style-name="T78_4">://</text:span></text:a></text:span><text:span text:style-name="T78_5"><text:a xlink:type="simple" xlink:href="https://www.youtube.com/watch?v=0dpubz1tAqo"><text:span text:style-name="T78_6">www</text:span></text:a></text:span><text:span text:style-name="T78_7"><text:a xlink:type="simple" xlink:href="https://www.youtube.com/watch?v=0dpubz1tAqo"><text:span text:style-name="T78_8">.</text:span></text:a></text:span><text:span text:style-name="T78_9"><text:a xlink:type="simple" xlink:href="https://www.youtube.com/watch?v=0dpubz1tAqo"><text:span text:style-name="T78_10">youtube</text:span></text:a></text:span><text:span text:style-name="T78_11"><text:a xlink:type="simple" xlink:href="https://www.youtube.com/watch?v=0dpubz1tAqo"><text:span text:style-name="T78_12">.</text:span></text:a></text:span><text:span text:style-name="T78_13"><text:a xlink:type="simple" xlink:href="https://www.youtube.com/watch?v=0dpubz1tAqo"><text:span text:style-name="T78_14">com</text:span></text:a></text:span><text:span text:style-name="T78_15"><text:a xlink:type="simple" xlink:href="https://www.youtube.com/watch?v=0dpubz1tAqo"><text:span text:style-name="T78_16">/</text:span></text:a></text:span><text:span text:style-name="T78_17"><text:a xlink:type="simple" xlink:href="https://www.youtube.com/watch?v=0dpubz1tAqo"><text:span text:style-name="T78_18">watch</text:span></text:a></text:span><text:span text:style-name="T78_19"><text:a xlink:type="simple" xlink:href="https://www.youtube.com/watch?v=0dpubz1tAqo"><text:span text:style-name="T78_20">?</text:span></text:a></text:span><text:span text:style-name="T78_21"><text:a xlink:type="simple" xlink:href="https://www.youtube.com/watch?v=0dpubz1tAqo"><text:span text:style-name="T78_22">v</text:span></text:a></text:span><text:span text:style-name="T78_23"><text:a xlink:type="simple" xlink:href="https://www.youtube.com/watch?v=0dpubz1tAqo"><text:span text:style-name="T78_24">=0</text:span></text:a></text:span><text:span text:style-name="T78_25"><text:a xlink:type="simple" xlink:href="https://www.youtube.com/watch?v=0dpubz1tAqo"><text:span text:style-name="T78_26">dpubz</text:span></text:a></text:span><text:span text:style-name="T78_27"><text:a xlink:type="simple" xlink:href="https://www.youtube.com/watch?v=0dpubz1tAqo"><text:span text:style-name="T78_28">1</text:span></text:a></text:span><text:span text:style-name="T78_29"><text:a xlink:type="simple" xlink:href="https://www.youtube.com/watch?v=0dpubz1tAqo"><text:span text:style-name="T78_30">tAqo</text:span></text:a></text:span><text:span text:style-name="T78_31"><text:s/></text:span></text:p>
      <text:p text:style-name="P79"><text:span text:style-name="T79_1">[</text:span><text:span text:style-name="T79_2">Elektro</text:span><text:span text:style-name="T79_3">]<text:s/>[</text:span><text:span text:style-name="T79_4">Dubstep</text:span><text:span text:style-name="T79_5">]</text:span></text:p>
      <text:p text:style-name="P80"><text:span text:style-name="T80_1">Zaczyna</text:span><text:span text:style-name="T80_2"><text:s/></text:span><text:span text:style-name="T80_3">się</text:span><text:span text:style-name="T80_4"><text:s/></text:span><text:span text:style-name="T80_5">narracją</text:span><text:span text:style-name="T80_6"><text:s/>–<text:s/></text:span><text:span text:style-name="T80_7">już</text:span><text:span text:style-name="T80_8"><text:s/></text:span><text:span text:style-name="T80_9">to</text:span><text:span text:style-name="T80_10"><text:s/></text:span><text:span text:style-name="T80_11">mnie</text:span><text:span text:style-name="T80_12"><text:s/></text:span><text:span text:style-name="T80_13">zaintrygowało</text:span><text:span text:style-name="T80_14">.<text:s/></text:span><text:span text:style-name="T80_15">Dalej</text:span><text:span text:style-name="T80_16"><text:s/></text:span><text:span text:style-name="T80_17">było</text:span><text:span text:style-name="T80_18"><text:s/></text:span><text:span text:style-name="T80_19">tylko</text:span><text:span text:style-name="T80_20"><text:s/></text:span><text:span text:style-name="T80_21">ciekawiej</text:span><text:span text:style-name="T80_22">,<text:s/></text:span><text:span text:style-name="T80_23">bo</text:span><text:span text:style-name="T80_24"><text:s/></text:span><text:span text:style-name="T80_25">początek</text:span><text:span text:style-name="T80_26"><text:s/></text:span><text:span text:style-name="T80_27">wskazywał</text:span><text:span text:style-name="T80_28"><text:s/></text:span><text:span text:style-name="T80_29">na</text:span><text:span text:style-name="T80_30"><text:s/></text:span><text:span text:style-name="T80_31">jakiś</text:span><text:span text:style-name="T80_32"><text:s/></text:span><text:span text:style-name="T80_33">ciekawy</text:span><text:span text:style-name="T80_34"><text:s/></text:span><text:span text:style-name="T80_35">ambient</text:span><text:span text:style-name="T80_36"><text:s/></text:span><text:span text:style-name="T80_37">elektroniczny</text:span><text:span text:style-name="T80_38">.<text:s/></text:span><text:span text:style-name="T80_39">A</text:span><text:span text:style-name="T80_40"><text:s/></text:span><text:span text:style-name="T80_41">potem</text:span><text:span text:style-name="T80_42"><text:s/></text:span><text:span text:style-name="T80_43">wszystko</text:span><text:span text:style-name="T80_44"><text:s/></text:span><text:span text:style-name="T80_45">metaforycznie</text:span><text:span text:style-name="T80_46"><text:s/></text:span><text:span text:style-name="T80_47">się</text:span><text:span text:style-name="T80_48"><text:s/></text:span><text:span text:style-name="T80_49">j</text:span><text:span text:style-name="T80_50">*</text:span><text:span text:style-name="T80_51">bło</text:span><text:span text:style-name="T80_52"><text:s/></text:span><text:span text:style-name="T80_53">wraz</text:span><text:span text:style-name="T80_54"><text:s/></text:span><text:span text:style-name="T80_55">z</text:span><text:span text:style-name="T80_56"><text:s/></text:span><text:span text:style-name="T80_57">basem</text:span><text:span text:style-name="T80_58">,<text:s/></text:span><text:span text:style-name="T80_59">bo</text:span><text:span text:style-name="T80_60"><text:s/></text:span><text:span text:style-name="T80_61">się</text:span><text:span text:style-name="T80_62"><text:s/></text:span><text:span text:style-name="T80_63">okazało</text:span><text:span text:style-name="T80_64">,<text:s/></text:span><text:span text:style-name="T80_65">że</text:span><text:span text:style-name="T80_66"><text:s/></text:span><text:span text:style-name="T80_67">to</text:span><text:span text:style-name="T80_68"><text:s/></text:span><text:span text:style-name="T80_69">dubstep</text:span><text:span text:style-name="T80_70">.<text:s/></text:span><text:span text:style-name="T80_71">Zawiodłem</text:span><text:span text:style-name="T80_72"><text:s/></text:span><text:span text:style-name="T80_73">się</text:span><text:span text:style-name="T80_74"><text:s/></text:span><text:span text:style-name="T80_75">mimo</text:span><text:span text:style-name="T80_76"><text:s/></text:span><text:span text:style-name="T80_77">faktu</text:span><text:span text:style-name="T80_78">,<text:s/></text:span><text:span text:style-name="T80_79">że</text:span><text:span text:style-name="T80_80"><text:s/></text:span><text:span text:style-name="T80_81">to</text:span><text:span text:style-name="T80_82"><text:s/></text:span><text:span text:style-name="T80_83">nie</text:span><text:span text:style-name="T80_84"><text:s/></text:span><text:span text:style-name="T80_85">jest</text:span><text:span text:style-name="T80_86"><text:s/></text:span><text:span text:style-name="T80_87">brzydki</text:span><text:span text:style-name="T80_88"><text:s/></text:span><text:span text:style-name="T80_89">utwór</text:span><text:span text:style-name="T80_90">.</text:span></text:p>
      <text:p text:style-name="P81"/>
      <text:p text:style-name="P82"><text:span text:style-name="T82_1">Archie</text:span><text:span text:style-name="T82_2"><text:s/>–<text:s/>“</text:span><text:span text:style-name="T82_3">Back</text:span><text:span text:style-name="T82_4"><text:s/></text:span><text:span text:style-name="T82_5">Again</text:span><text:span text:style-name="T82_6">”</text:span></text:p>
      <text:p text:style-name="P83"><text:span text:style-name="T83_1"><text:a xlink:type="simple" xlink:href="https://www.youtube.com/watch?v=91wK-WFHAhQ"><text:span text:style-name="T83_2">https</text:span></text:a></text:span><text:span text:style-name="T83_3"><text:a xlink:type="simple" xlink:href="https://www.youtube.com/watch?v=91wK-WFHAhQ"><text:span text:style-name="T83_4">://</text:span></text:a></text:span><text:span text:style-name="T83_5"><text:a xlink:type="simple" xlink:href="https://www.youtube.com/watch?v=91wK-WFHAhQ"><text:span text:style-name="T83_6">www</text:span></text:a></text:span><text:span text:style-name="T83_7"><text:a xlink:type="simple" xlink:href="https://www.youtube.com/watch?v=91wK-WFHAhQ"><text:span text:style-name="T83_8">.</text:span></text:a></text:span><text:span text:style-name="T83_9"><text:a xlink:type="simple" xlink:href="https://www.youtube.com/watch?v=91wK-WFHAhQ"><text:span text:style-name="T83_10">youtube</text:span></text:a></text:span><text:span text:style-name="T83_11"><text:a xlink:type="simple" xlink:href="https://www.youtube.com/watch?v=91wK-WFHAhQ"><text:span text:style-name="T83_12">.</text:span></text:a></text:span><text:span text:style-name="T83_13"><text:a xlink:type="simple" xlink:href="https://www.youtube.com/watch?v=91wK-WFHAhQ"><text:span text:style-name="T83_14">com</text:span></text:a></text:span><text:span text:style-name="T83_15"><text:a xlink:type="simple" xlink:href="https://www.youtube.com/watch?v=91wK-WFHAhQ"><text:span text:style-name="T83_16">/</text:span></text:a></text:span><text:span text:style-name="T83_17"><text:a xlink:type="simple" xlink:href="https://www.youtube.com/watch?v=91wK-WFHAhQ"><text:span text:style-name="T83_18">watch</text:span></text:a></text:span><text:span text:style-name="T83_19"><text:a xlink:type="simple" xlink:href="https://www.youtube.com/watch?v=91wK-WFHAhQ"><text:span text:style-name="T83_20">?</text:span></text:a></text:span><text:span text:style-name="T83_21"><text:a xlink:type="simple" xlink:href="https://www.youtube.com/watch?v=91wK-WFHAhQ"><text:span text:style-name="T83_22">v</text:span></text:a></text:span><text:span text:style-name="T83_23"><text:a xlink:type="simple" xlink:href="https://www.youtube.com/watch?v=91wK-WFHAhQ"><text:span text:style-name="T83_24">=91</text:span></text:a></text:span><text:span text:style-name="T83_25"><text:a xlink:type="simple" xlink:href="https://www.youtube.com/watch?v=91wK-WFHAhQ"><text:span text:style-name="T83_26">wK</text:span></text:a></text:span><text:span text:style-name="T83_27"><text:a xlink:type="simple" xlink:href="https://www.youtube.com/watch?v=91wK-WFHAhQ"><text:span text:style-name="T83_28">-</text:span></text:a></text:span><text:span text:style-name="T83_29"><text:a xlink:type="simple" xlink:href="https://www.youtube.com/watch?v=91wK-WFHAhQ"><text:span text:style-name="T83_30">WFHAhQ</text:span></text:a></text:span><text:span text:style-name="T83_31"><text:s/></text:span></text:p>
      <text:p text:style-name="P84"><text:span text:style-name="T84_1">[</text:span><text:span text:style-name="T84_2">Electropop</text:span><text:span text:style-name="T84_3">]<text:line-break/></text:span><text:span text:style-name="T84_4">Na</text:span><text:span text:style-name="T84_5"><text:s/></text:span><text:span text:style-name="T84_6">koniec</text:span><text:span text:style-name="T84_7"><text:s/></text:span><text:span text:style-name="T84_8">dość</text:span><text:span text:style-name="T84_9"><text:s/></text:span><text:span text:style-name="T84_10">świeży</text:span><text:span text:style-name="T84_11"><text:s/></text:span><text:span text:style-name="T84_12">kawałek</text:span><text:span text:style-name="T84_13"><text:s/></text:span><text:span text:style-name="T84_14">od</text:span><text:span text:style-name="T84_15"><text:s/></text:span><text:span text:style-name="T84_16">kogoś</text:span><text:span text:style-name="T84_17">,<text:s/></text:span><text:span text:style-name="T84_18">kogo</text:span><text:span text:style-name="T84_19"><text:s/></text:span><text:span text:style-name="T84_20">najwyraźniej</text:span><text:span text:style-name="T84_21"><text:s/></text:span><text:span text:style-name="T84_22">do</text:span><text:span text:style-name="T84_23"><text:s/></text:span><text:span text:style-name="T84_24">tej</text:span><text:span text:style-name="T84_25"><text:s/></text:span><text:span text:style-name="T84_26">pory</text:span><text:span text:style-name="T84_27"><text:s/></text:span><text:span text:style-name="T84_28">nie</text:span><text:span text:style-name="T84_29"><text:s/></text:span><text:span text:style-name="T84_30">znałem</text:span><text:span text:style-name="T84_31">.<text:s/></text:span><text:span text:style-name="T84_32">Nic</text:span><text:span text:style-name="T84_33"><text:s/></text:span><text:span text:style-name="T84_34">jednak</text:span><text:span text:style-name="T84_35"><text:s/></text:span><text:span text:style-name="T84_36">dziwnego</text:span><text:span text:style-name="T84_37">,<text:s/></text:span><text:span text:style-name="T84_38">bo</text:span><text:span text:style-name="T84_39"><text:s/></text:span><text:span text:style-name="T84_40">nie</text:span><text:span text:style-name="T84_41"><text:s/></text:span><text:span text:style-name="T84_42">wyróżnia</text:span><text:span text:style-name="T84_43"><text:s/></text:span><text:span text:style-name="T84_44">się</text:span><text:span text:style-name="T84_45"><text:s/></text:span><text:span text:style-name="T84_46">niczym</text:span><text:span text:style-name="T84_47"><text:s/></text:span><text:span text:style-name="T84_48">specjalnym</text:span><text:span text:style-name="T84_49">.<text:s/></text:span><text:span text:style-name="T84_50">Ot</text:span><text:span text:style-name="T84_51">,<text:s/></text:span><text:span text:style-name="T84_52">ponownie</text:span><text:span text:style-name="T84_53"><text:s/></text:span><text:span text:style-name="T84_54">zwykły</text:span><text:span text:style-name="T84_55"><text:s/></text:span><text:span text:style-name="T84_56">elektroniczny</text:span><text:span text:style-name="T84_57"><text:s/></text:span><text:span text:style-name="T84_58">pop</text:span><text:span text:style-name="T84_59">,<text:s/></text:span><text:span text:style-name="T84_60">jakiego</text:span><text:span text:style-name="T84_61"><text:s/></text:span><text:span text:style-name="T84_62">można</text:span><text:span text:style-name="T84_63"><text:s/></text:span><text:span text:style-name="T84_64">znaleźć</text:span><text:span text:style-name="T84_65"><text:s/></text:span><text:span text:style-name="T84_66">na</text:span><text:span text:style-name="T84_67"><text:s/></text:span><text:span text:style-name="T84_68">pęczki</text:span><text:span text:style-name="T84_69"><text:s/></text:span><text:span text:style-name="T84_70">w</text:span><text:span text:style-name="T84_71"><text:s/></text:span><text:span text:style-name="T84_72">radiu</text:span><text:span text:style-name="T84_73"><text:s/></text:span><text:span text:style-name="T84_74">i</text:span><text:span text:style-name="T84_75"><text:s/></text:span><text:span text:style-name="T84_76">nie</text:span><text:span text:style-name="T84_77"><text:s/></text:span><text:span text:style-name="T84_78">tylko</text:span><text:span text:style-name="T84_79">.</text:span></text:p>
      <text:p text:style-name="P85"/>
      <text:p text:style-name="P86"><text:span text:style-name="T86_1">-----------------------------------</text:span></text:p>
      <text:p text:style-name="P87"/>
      <text:p text:style-name="P88"><text:span text:style-name="T88_1">UTWORY</text:span><text:span text:style-name="T88_2"><text:s/></text:span><text:span text:style-name="T88_3">ZAPASOWE</text:span><text:span text:style-name="T88_4"><text:s/>(</text:span><text:span text:style-name="T88_5">NIE</text:span><text:span text:style-name="T88_6"><text:s/></text:span><text:span text:style-name="T88_7">wliczamy</text:span><text:span text:style-name="T88_8"><text:s/></text:span><text:span text:style-name="T88_9">do</text:span><text:span text:style-name="T88_10"><text:s/></text:span><text:span text:style-name="T88_11">przeglądu</text:span><text:span text:style-name="T88_12"><text:s/></text:span><text:span text:style-name="T88_13">na</text:span><text:span text:style-name="T88_14"><text:s/></text:span><text:span text:style-name="T88_15">chwilę</text:span><text:span text:style-name="T88_16"><text:s/></text:span><text:span text:style-name="T88_17">obecną</text:span><text:span text:style-name="T88_18">):</text:span></text:p>
      <text:p text:style-name="P89"/>
      <text:p text:style-name="P90"><text:span text:style-name="T90_1"><text:a xlink:type="simple" xlink:href="https://www.youtube.com/watch?v=HS8KrlRGoxw"><text:span text:style-name="T90_2">https</text:span></text:a></text:span><text:span text:style-name="T90_3"><text:a xlink:type="simple" xlink:href="https://www.youtube.com/watch?v=HS8KrlRGoxw"><text:span text:style-name="T90_4">://</text:span></text:a></text:span><text:span text:style-name="T90_5"><text:a xlink:type="simple" xlink:href="https://www.youtube.com/watch?v=HS8KrlRGoxw"><text:span text:style-name="T90_6">www</text:span></text:a></text:span><text:span text:style-name="T90_7"><text:a xlink:type="simple" xlink:href="https://www.youtube.com/watch?v=HS8KrlRGoxw"><text:span text:style-name="T90_8">.</text:span></text:a></text:span><text:span text:style-name="T90_9"><text:a xlink:type="simple" xlink:href="https://www.youtube.com/watch?v=HS8KrlRGoxw"><text:span text:style-name="T90_10">youtube</text:span></text:a></text:span><text:span text:style-name="T90_11"><text:a xlink:type="simple" xlink:href="https://www.youtube.com/watch?v=HS8KrlRGoxw"><text:span text:style-name="T90_12">.</text:span></text:a></text:span><text:span text:style-name="T90_13"><text:a xlink:type="simple" xlink:href="https://www.youtube.com/watch?v=HS8KrlRGoxw"><text:span text:style-name="T90_14">com</text:span></text:a></text:span><text:span text:style-name="T90_15"><text:a xlink:type="simple" xlink:href="https://www.youtube.com/watch?v=HS8KrlRGoxw"><text:span text:style-name="T90_16">/</text:span></text:a></text:span><text:span text:style-name="T90_17"><text:a xlink:type="simple" xlink:href="https://www.youtube.com/watch?v=HS8KrlRGoxw"><text:span text:style-name="T90_18">watch</text:span></text:a></text:span><text:span text:style-name="T90_19"><text:a xlink:type="simple" xlink:href="https://www.youtube.com/watch?v=HS8KrlRGoxw"><text:span text:style-name="T90_20">?</text:span></text:a></text:span><text:span text:style-name="T90_21"><text:a xlink:type="simple" xlink:href="https://www.youtube.com/watch?v=HS8KrlRGoxw"><text:span text:style-name="T90_22">v</text:span></text:a></text:span><text:span text:style-name="T90_23"><text:a xlink:type="simple" xlink:href="https://www.youtube.com/watch?v=HS8KrlRGoxw"><text:span text:style-name="T90_24">=</text:span></text:a></text:span><text:span text:style-name="T90_25"><text:a xlink:type="simple" xlink:href="https://www.youtube.com/watch?v=HS8KrlRGoxw"><text:span text:style-name="T90_26">HS</text:span></text:a></text:span><text:span text:style-name="T90_27"><text:a xlink:type="simple" xlink:href="https://www.youtube.com/watch?v=HS8KrlRGoxw"><text:span text:style-name="T90_28">8</text:span></text:a></text:span><text:span text:style-name="T90_29"><text:a xlink:type="simple" xlink:href="https://www.youtube.com/watch?v=HS8KrlRGoxw"><text:span text:style-name="T90_30">KrlRGoxw</text:span></text:a></text:span><text:span text:style-name="T90_31"><text:s/></text:span></text:p>
      <text:p text:style-name="P91"><text:span text:style-name="T91_1">StrachAttack</text:span><text:span text:style-name="T91_2"><text:s/>(</text:span><text:span text:style-name="T91_3">kto</text:span><text:span text:style-name="T91_4"><text:s/></text:span><text:span text:style-name="T91_5">to</text:span><text:span text:style-name="T91_6"><text:s/></text:span><text:span text:style-name="T91_7">kurwa</text:span><text:span text:style-name="T91_8"><text:s/></text:span><text:span text:style-name="T91_9">jest</text:span><text:span text:style-name="T91_10"><text:s/></text:span><text:span text:style-name="T91_11">i</text:span><text:span text:style-name="T91_12"><text:s/></text:span><text:span text:style-name="T91_13">czemu</text:span><text:span text:style-name="T91_14"><text:s/></text:span><text:span text:style-name="T91_15">wydaje</text:span><text:span text:style-name="T91_16"><text:s/></text:span><text:span text:style-name="T91_17">mi</text:span><text:span text:style-name="T91_18"><text:s/></text:span><text:span text:style-name="T91_19">się</text:span><text:span text:style-name="T91_20">,<text:s/></text:span><text:span text:style-name="T91_21">że</text:span><text:span text:style-name="T91_22"><text:s/></text:span><text:span text:style-name="T91_23">Polak</text:span><text:span text:style-name="T91_24">)<text:s/>–<text:s/></text:span><text:span text:style-name="T91_25">Filthy</text:span><text:span text:style-name="T91_26"><text:s/>(</text:span><text:span text:style-name="T91_27">Explicit</text:span><text:span text:style-name="T91_28">)</text:span></text:p>
      <text:p text:style-name="P92"><text:span text:style-name="T92_1">Typowe</text:span><text:span text:style-name="T92_2"><text:s/></text:span><text:span text:style-name="T92_3">electro</text:span><text:span text:style-name="T92_4">/</text:span><text:span text:style-name="T92_5">DnB</text:span><text:span text:style-name="T92_6">,<text:s/></text:span><text:span text:style-name="T92_7">śladowe</text:span><text:span text:style-name="T92_8"><text:s/></text:span><text:span text:style-name="T92_9">ilości</text:span><text:span text:style-name="T92_10"><text:s/></text:span><text:span text:style-name="T92_11">explicit</text:span><text:span text:style-name="T92_12"><text:s/></text:span><text:span text:style-name="T92_13">contentu</text:span><text:span text:style-name="T92_14">,<text:s/></text:span><text:span text:style-name="T92_15">nie</text:span><text:span text:style-name="T92_16"><text:s/></text:span><text:span text:style-name="T92_17">mój</text:span><text:span text:style-name="T92_18"><text:s/></text:span><text:span text:style-name="T92_19">typ</text:span><text:span text:style-name="T92_20"><text:s/></text:span><text:span text:style-name="T92_21">muzyki</text:span><text:span text:style-name="T92_22">.</text:span></text:p>
      <text:p text:style-name="P93"/>
      <text:p text:style-name="P94"><text:span text:style-name="T94_1">Aurelleah</text:span><text:span text:style-name="T94_2"><text:s/></text:span><text:span text:style-name="T94_3">feat</text:span><text:span text:style-name="T94_4">.<text:s/></text:span><text:span text:style-name="T94_5">ButteflyIdentity</text:span><text:span text:style-name="T94_6"><text:s/>&amp;<text:s/></text:span><text:span text:style-name="T94_7">Decibelle</text:span><text:span text:style-name="T94_8"><text:s/>–<text:s/>“</text:span><text:span text:style-name="T94_9">Midnight</text:span><text:span text:style-name="T94_10"><text:s/></text:span><text:span text:style-name="T94_11">Lament</text:span><text:span text:style-name="T94_12">”</text:span></text:p>
      <text:p text:style-name="P95"><text:span text:style-name="T95_1"><text:a xlink:type="simple" xlink:href="https://www.youtube.com/watch?v=ubOM_gDCLPQ"><text:span text:style-name="T95_2">https</text:span></text:a></text:span><text:span text:style-name="T95_3"><text:a xlink:type="simple" xlink:href="https://www.youtube.com/watch?v=ubOM_gDCLPQ"><text:span text:style-name="T95_4">://</text:span></text:a></text:span><text:span text:style-name="T95_5"><text:a xlink:type="simple" xlink:href="https://www.youtube.com/watch?v=ubOM_gDCLPQ"><text:span text:style-name="T95_6">www</text:span></text:a></text:span><text:span text:style-name="T95_7"><text:a xlink:type="simple" xlink:href="https://www.youtube.com/watch?v=ubOM_gDCLPQ"><text:span text:style-name="T95_8">.</text:span></text:a></text:span><text:span text:style-name="T95_9"><text:a xlink:type="simple" xlink:href="https://www.youtube.com/watch?v=ubOM_gDCLPQ"><text:span text:style-name="T95_10">youtube</text:span></text:a></text:span><text:span text:style-name="T95_11"><text:a xlink:type="simple" xlink:href="https://www.youtube.com/watch?v=ubOM_gDCLPQ"><text:span text:style-name="T95_12">.</text:span></text:a></text:span><text:span text:style-name="T95_13"><text:a xlink:type="simple" xlink:href="https://www.youtube.com/watch?v=ubOM_gDCLPQ"><text:span text:style-name="T95_14">com</text:span></text:a></text:span><text:span text:style-name="T95_15"><text:a xlink:type="simple" xlink:href="https://www.youtube.com/watch?v=ubOM_gDCLPQ"><text:span text:style-name="T95_16">/</text:span></text:a></text:span><text:span text:style-name="T95_17"><text:a xlink:type="simple" xlink:href="https://www.youtube.com/watch?v=ubOM_gDCLPQ"><text:span text:style-name="T95_18">watch</text:span></text:a></text:span><text:span text:style-name="T95_19"><text:a xlink:type="simple" xlink:href="https://www.youtube.com/watch?v=ubOM_gDCLPQ"><text:span text:style-name="T95_20">?</text:span></text:a></text:span><text:span text:style-name="T95_21"><text:a xlink:type="simple" xlink:href="https://www.youtube.com/watch?v=ubOM_gDCLPQ"><text:span text:style-name="T95_22">v</text:span></text:a></text:span><text:span text:style-name="T95_23"><text:a xlink:type="simple" xlink:href="https://www.youtube.com/watch?v=ubOM_gDCLPQ"><text:span text:style-name="T95_24">=</text:span></text:a></text:span><text:span text:style-name="T95_25"><text:a xlink:type="simple" xlink:href="https://www.youtube.com/watch?v=ubOM_gDCLPQ"><text:span text:style-name="T95_26">ubOM</text:span></text:a></text:span><text:span text:style-name="T95_27"><text:a xlink:type="simple" xlink:href="https://www.youtube.com/watch?v=ubOM_gDCLPQ"><text:span text:style-name="T95_28">_</text:span></text:a></text:span><text:span text:style-name="T95_29"><text:a xlink:type="simple" xlink:href="https://www.youtube.com/watch?v=ubOM_gDCLPQ"><text:span text:style-name="T95_30">gDCLPQ</text:span></text:a></text:span><text:span text:style-name="T95_31"><text:s/></text:span></text:p>
      <text:p text:style-name="P96"><text:span text:style-name="T96_1">[</text:span><text:span text:style-name="T96_2">Aria</text:span><text:span text:style-name="T96_3">]</text:span></text:p>
      <text:p text:style-name="P97"><text:span text:style-name="T97_1">Wokal</text:span><text:span text:style-name="T97_2">,<text:s/></text:span><text:span text:style-name="T97_3">przyjemne</text:span><text:span text:style-name="T97_4"><text:s/></text:span><text:span text:style-name="T97_5">dla</text:span><text:span text:style-name="T97_6"><text:s/></text:span><text:span text:style-name="T97_7">ucha</text:span><text:span text:style-name="T97_8">,<text:s/></text:span><text:span text:style-name="T97_9">powrót</text:span><text:span text:style-name="T97_10"><text:s/></text:span><text:span text:style-name="T97_11">do</text:span><text:span text:style-name="T97_12"><text:s/>1.<text:s/></text:span><text:span text:style-name="T97_13">sezonu</text:span><text:span text:style-name="T97_14"><text:s/>(</text:span><text:span text:style-name="T97_15">tematyka</text:span><text:span text:style-name="T97_16">)</text:span></text:p>
      <text:p text:style-name="P98"/>
      <text:p text:style-name="P99"><text:span text:style-name="T99_1">Jeff</text:span><text:span text:style-name="T99_2"><text:s/></text:span><text:span text:style-name="T99_3">Burgess</text:span><text:span text:style-name="T99_4"><text:s/>–<text:s/>“</text:span><text:span text:style-name="T99_5">Spiderbite</text:span><text:span text:style-name="T99_6">”</text:span></text:p>
      <text:p text:style-name="P100"><text:span text:style-name="T100_1"><text:a xlink:type="simple" xlink:href="https://www.youtube.com/watch?v=xqbG98ebPqk"><text:span text:style-name="T100_2">https</text:span></text:a></text:span><text:span text:style-name="T100_3"><text:a xlink:type="simple" xlink:href="https://www.youtube.com/watch?v=xqbG98ebPqk"><text:span text:style-name="T100_4">://</text:span></text:a></text:span><text:span text:style-name="T100_5"><text:a xlink:type="simple" xlink:href="https://www.youtube.com/watch?v=xqbG98ebPqk"><text:span text:style-name="T100_6">www</text:span></text:a></text:span><text:span text:style-name="T100_7"><text:a xlink:type="simple" xlink:href="https://www.youtube.com/watch?v=xqbG98ebPqk"><text:span text:style-name="T100_8">.</text:span></text:a></text:span><text:span text:style-name="T100_9"><text:a xlink:type="simple" xlink:href="https://www.youtube.com/watch?v=xqbG98ebPqk"><text:span text:style-name="T100_10">youtube</text:span></text:a></text:span><text:span text:style-name="T100_11"><text:a xlink:type="simple" xlink:href="https://www.youtube.com/watch?v=xqbG98ebPqk"><text:span text:style-name="T100_12">.</text:span></text:a></text:span><text:span text:style-name="T100_13"><text:a xlink:type="simple" xlink:href="https://www.youtube.com/watch?v=xqbG98ebPqk"><text:span text:style-name="T100_14">com</text:span></text:a></text:span><text:span text:style-name="T100_15"><text:a xlink:type="simple" xlink:href="https://www.youtube.com/watch?v=xqbG98ebPqk"><text:span text:style-name="T100_16">/</text:span></text:a></text:span><text:span text:style-name="T100_17"><text:a xlink:type="simple" xlink:href="https://www.youtube.com/watch?v=xqbG98ebPqk"><text:span text:style-name="T100_18">watch</text:span></text:a></text:span><text:span text:style-name="T100_19"><text:a xlink:type="simple" xlink:href="https://www.youtube.com/watch?v=xqbG98ebPqk"><text:span text:style-name="T100_20">?</text:span></text:a></text:span><text:span text:style-name="T100_21"><text:a xlink:type="simple" xlink:href="https://www.youtube.com/watch?v=xqbG98ebPqk"><text:span text:style-name="T100_22">v</text:span></text:a></text:span><text:span text:style-name="T100_23"><text:a xlink:type="simple" xlink:href="https://www.youtube.com/watch?v=xqbG98ebPqk"><text:span text:style-name="T100_24">=</text:span></text:a></text:span><text:span text:style-name="T100_25"><text:a xlink:type="simple" xlink:href="https://www.youtube.com/watch?v=xqbG98ebPqk"><text:span text:style-name="T100_26">xqbG</text:span></text:a></text:span><text:span text:style-name="T100_27"><text:a xlink:type="simple" xlink:href="https://www.youtube.com/watch?v=xqbG98ebPqk"><text:span text:style-name="T100_28">98</text:span></text:a></text:span><text:span text:style-name="T100_29"><text:a xlink:type="simple" xlink:href="https://www.youtube.com/watch?v=xqbG98ebPqk"><text:span text:style-name="T100_30">ebPqk</text:span></text:a></text:span><text:span text:style-name="T100_31"><text:s/></text:span></text:p>
      <text:p text:style-name="P101"><text:span text:style-name="T101_1">[</text:span><text:span text:style-name="T101_2">Rock</text:span><text:span text:style-name="T101_3">]</text:span></text:p>
      <text:p text:style-name="P102"><text:span text:style-name="T102_1">Nie</text:span><text:span text:style-name="T102_2"><text:s/></text:span><text:span text:style-name="T102_3">przeraźcie</text:span><text:span text:style-name="T102_4"><text:s/></text:span><text:span text:style-name="T102_5">się</text:span><text:span text:style-name="T102_6"><text:s/></text:span><text:span text:style-name="T102_7">obrazkiem</text:span><text:span text:style-name="T102_8">.<text:s/></text:span><text:span text:style-name="T102_9">Remaster</text:span><text:span text:style-name="T102_10">,<text:s/></text:span><text:span text:style-name="T102_11">nic</text:span><text:span text:style-name="T102_12"><text:s/></text:span><text:span text:style-name="T102_13">specjalnego</text:span><text:span text:style-name="T102_14">.</text:span></text:p>
      <text:p text:style-name="P103"/>
      <text:p text:style-name="P104"><text:span text:style-name="T104_1">Vylet</text:span><text:span text:style-name="T104_2"><text:s/>–<text:s/>“</text:span><text:span text:style-name="T104_3">Her</text:span><text:span text:style-name="T104_4"><text:s/></text:span><text:span text:style-name="T104_5">Majesty</text:span><text:span text:style-name="T104_6">”</text:span></text:p>
      <text:p text:style-name="P105"><text:span text:style-name="T105_1"><text:a xlink:type="simple" xlink:href="https://www.youtube.com/watch?v=YivtIebTetM"><text:span text:style-name="T105_2">https</text:span></text:a></text:span><text:span text:style-name="T105_3"><text:a xlink:type="simple" xlink:href="https://www.youtube.com/watch?v=YivtIebTetM"><text:span text:style-name="T105_4">://</text:span></text:a></text:span><text:span text:style-name="T105_5"><text:a xlink:type="simple" xlink:href="https://www.youtube.com/watch?v=YivtIebTetM"><text:span text:style-name="T105_6">www</text:span></text:a></text:span><text:span text:style-name="T105_7"><text:a xlink:type="simple" xlink:href="https://www.youtube.com/watch?v=YivtIebTetM"><text:span text:style-name="T105_8">.</text:span></text:a></text:span><text:span text:style-name="T105_9"><text:a xlink:type="simple" xlink:href="https://www.youtube.com/watch?v=YivtIebTetM"><text:span text:style-name="T105_10">youtube</text:span></text:a></text:span><text:span text:style-name="T105_11"><text:a xlink:type="simple" xlink:href="https://www.youtube.com/watch?v=YivtIebTetM"><text:span text:style-name="T105_12">.</text:span></text:a></text:span><text:span text:style-name="T105_13"><text:a xlink:type="simple" xlink:href="https://www.youtube.com/watch?v=YivtIebTetM"><text:span text:style-name="T105_14">com</text:span></text:a></text:span><text:span text:style-name="T105_15"><text:a xlink:type="simple" xlink:href="https://www.youtube.com/watch?v=YivtIebTetM"><text:span text:style-name="T105_16">/</text:span></text:a></text:span><text:span text:style-name="T105_17"><text:a xlink:type="simple" xlink:href="https://www.youtube.com/watch?v=YivtIebTetM"><text:span text:style-name="T105_18">watch</text:span></text:a></text:span><text:span text:style-name="T105_19"><text:a xlink:type="simple" xlink:href="https://www.youtube.com/watch?v=YivtIebTetM"><text:span text:style-name="T105_20">?</text:span></text:a></text:span><text:span text:style-name="T105_21"><text:a xlink:type="simple" xlink:href="https://www.youtube.com/watch?v=YivtIebTetM"><text:span text:style-name="T105_22">v</text:span></text:a></text:span><text:span text:style-name="T105_23"><text:a xlink:type="simple" xlink:href="https://www.youtube.com/watch?v=YivtIebTetM"><text:span text:style-name="T105_24">=</text:span></text:a></text:span><text:span text:style-name="T105_25"><text:a xlink:type="simple" xlink:href="https://www.youtube.com/watch?v=YivtIebTetM"><text:span text:style-name="T105_26">YivtIebTetM</text:span></text:a></text:span><text:span text:style-name="T105_27"><text:s/></text:span></text:p>
      <text:p text:style-name="P106"><text:span text:style-name="T106_1">[</text:span><text:span text:style-name="T106_2">Dubstep</text:span><text:span text:style-name="T106_3">/</text:span><text:span text:style-name="T106_4">Elektro</text:span><text:span text:style-name="T106_5">]</text:span></text:p>
      <text:p text:style-name="P107"/>
      <text:p text:style-name="P108"><text:span text:style-name="T108_1">Dodatkowy</text:span><text:span text:style-name="T108_2"><text:s/></text:span><text:span text:style-name="T108_3">news</text:span><text:span text:style-name="T108_4">:</text:span></text:p>
      <text:p text:style-name="P109"><text:span text:style-name="T109_1"><text:a xlink:type="simple" xlink:href="https://www.youtube.com/watch?v=qux1NM5EhbI"><text:span text:style-name="T109_2">https</text:span></text:a></text:span><text:span text:style-name="T109_3"><text:a xlink:type="simple" xlink:href="https://www.youtube.com/watch?v=qux1NM5EhbI"><text:span text:style-name="T109_4">://</text:span></text:a></text:span><text:span text:style-name="T109_5"><text:a xlink:type="simple" xlink:href="https://www.youtube.com/watch?v=qux1NM5EhbI"><text:span text:style-name="T109_6">www</text:span></text:a></text:span><text:span text:style-name="T109_7"><text:a xlink:type="simple" xlink:href="https://www.youtube.com/watch?v=qux1NM5EhbI"><text:span text:style-name="T109_8">.</text:span></text:a></text:span><text:span text:style-name="T109_9"><text:a xlink:type="simple" xlink:href="https://www.youtube.com/watch?v=qux1NM5EhbI"><text:span text:style-name="T109_10">youtube</text:span></text:a></text:span><text:span text:style-name="T109_11"><text:a xlink:type="simple" xlink:href="https://www.youtube.com/watch?v=qux1NM5EhbI"><text:span text:style-name="T109_12">.</text:span></text:a></text:span><text:span text:style-name="T109_13"><text:a xlink:type="simple" xlink:href="https://www.youtube.com/watch?v=qux1NM5EhbI"><text:span text:style-name="T109_14">com</text:span></text:a></text:span><text:span text:style-name="T109_15"><text:a xlink:type="simple" xlink:href="https://www.youtube.com/watch?v=qux1NM5EhbI"><text:span text:style-name="T109_16">/</text:span></text:a></text:span><text:span text:style-name="T109_17"><text:a xlink:type="simple" xlink:href="https://www.youtube.com/watch?v=qux1NM5EhbI"><text:span text:style-name="T109_18">watch</text:span></text:a></text:span><text:span text:style-name="T109_19"><text:a xlink:type="simple" xlink:href="https://www.youtube.com/watch?v=qux1NM5EhbI"><text:span text:style-name="T109_20">?</text:span></text:a></text:span><text:span text:style-name="T109_21"><text:a xlink:type="simple" xlink:href="https://www.youtube.com/watch?v=qux1NM5EhbI"><text:span text:style-name="T109_22">v</text:span></text:a></text:span><text:span text:style-name="T109_23"><text:a xlink:type="simple" xlink:href="https://www.youtube.com/watch?v=qux1NM5EhbI"><text:span text:style-name="T109_24">=</text:span></text:a></text:span><text:span text:style-name="T109_25"><text:a xlink:type="simple" xlink:href="https://www.youtube.com/watch?v=qux1NM5EhbI"><text:span text:style-name="T109_26">qux</text:span></text:a></text:span><text:span text:style-name="T109_27"><text:a xlink:type="simple" xlink:href="https://www.youtube.com/watch?v=qux1NM5EhbI"><text:span text:style-name="T109_28">1</text:span></text:a></text:span><text:span text:style-name="T109_29"><text:a xlink:type="simple" xlink:href="https://www.youtube.com/watch?v=qux1NM5EhbI"><text:span text:style-name="T109_30">NM</text:span></text:a></text:span><text:span text:style-name="T109_31"><text:a xlink:type="simple" xlink:href="https://www.youtube.com/watch?v=qux1NM5EhbI"><text:span text:style-name="T109_32">5</text:span></text:a></text:span><text:span text:style-name="T109_33"><text:a xlink:type="simple" xlink:href="https://www.youtube.com/watch?v=qux1NM5EhbI"><text:span text:style-name="T109_34">EhbI</text:span></text:a></text:span><text:span text:style-name="T109_35"><text:s/></text:span></text:p>
      <text:p text:style-name="P110"><text:span text:style-name="T110_1">Collab</text:span><text:span text:style-name="T110_2"><text:s/>28<text:s/></text:span><text:span text:style-name="T110_3">osób</text:span><text:span text:style-name="T110_4"><text:s/></text:span><text:span text:style-name="T110_5">w</text:span><text:span text:style-name="T110_6"><text:s/></text:span><text:span text:style-name="T110_7">jednym</text:span><text:span text:style-name="T110_8"><text:s/></text:span><text:span text:style-name="T110_9">utworze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